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charset="x-symbol"/>
    <style:font-face style:name="StarSymbol" svg:font-family="StarSymbol"/>
    <style:font-face style:name="arial" svg:font-family="arial, sans-serif"/>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Bitstream Vera Serif" svg:font-family="'Bitstream Vera Serif'" style:font-adornments="Roman"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Bitstream Vera Sans1" svg:font-family="'Bitstream Vera Sans'" style:font-adornments="Fed" style:font-family-generic="swiss" style:font-pitch="variable"/>
    <style:font-face style:name="Bitstream Vera Sans" svg:font-family="'Bitstream Vera Sans'" style:font-adornments="Roman" style:font-family-generic="swiss" style:font-pitch="variable"/>
  </office:font-face-decls>
  <office:automatic-styles>
    <style:style style:name="Tabel2" style:family="table">
      <style:table-properties style:width="17.013cm" fo:margin-left="0cm" fo:margin-right="-0.012cm" table:align="margins"/>
    </style:style>
    <style:style style:name="Tabel2.A" style:family="table-column">
      <style:table-column-properties style:column-width="6.271cm" style:rel-column-width="24155*"/>
    </style:style>
    <style:style style:name="Tabel2.B" style:family="table-column">
      <style:table-column-properties style:column-width="10.742cm" style:rel-column-width="41380*"/>
    </style:style>
    <style:style style:name="Tabel2.A1" style:family="table-cell">
      <style:table-cell-properties fo:padding="0.097cm" fo:border-left="0.05pt solid #000000" fo:border-right="none" fo:border-top="0.05pt solid #000000" fo:border-bottom="0.05pt solid #000000"/>
    </style:style>
    <style:style style:name="Tabel2.B1" style:family="table-cell">
      <style:table-cell-properties fo:padding="0.097cm" fo:border="0.05pt solid #000000"/>
    </style:style>
    <style:style style:name="Tabel2.A2" style:family="table-cell">
      <style:table-cell-properties fo:padding="0.097cm" fo:border-left="0.05pt solid #000000" fo:border-right="none" fo:border-top="none" fo:border-bottom="0.05pt solid #000000"/>
    </style:style>
    <style:style style:name="Tabel2.B2" style:family="table-cell">
      <style:table-cell-properties fo:padding="0.097cm" fo:border-left="0.05pt solid #000000" fo:border-right="0.05pt solid #000000" fo:border-top="none" fo:border-bottom="0.05pt solid #000000"/>
    </style:style>
    <style:style style:name="Tabel3" style:family="table">
      <style:table-properties style:width="17.013cm" fo:margin-left="0cm" fo:margin-right="-0.012cm" table:align="margins"/>
    </style:style>
    <style:style style:name="Tabel3.A" style:family="table-column">
      <style:table-column-properties style:column-width="1.748cm" style:rel-column-width="6735*"/>
    </style:style>
    <style:style style:name="Tabel3.B" style:family="table-column">
      <style:table-column-properties style:column-width="4.5cm" style:rel-column-width="17331*"/>
    </style:style>
    <style:style style:name="Tabel3.C" style:family="table-column">
      <style:table-column-properties style:column-width="10.765cm" style:rel-column-width="41469*"/>
    </style:style>
    <style:style style:name="Tabel3.A1" style:family="table-cell">
      <style:table-cell-properties fo:padding="0.097cm" fo:border-left="0.05pt solid #000000" fo:border-right="none" fo:border-top="0.05pt solid #000000" fo:border-bottom="0.05pt solid #000000"/>
    </style:style>
    <style:style style:name="Tabel3.C1" style:family="table-cell">
      <style:table-cell-properties fo:padding="0.097cm" fo:border="0.05pt solid #000000"/>
    </style:style>
    <style:style style:name="Tabel3.A2" style:family="table-cell">
      <style:table-cell-properties fo:padding="0.097cm" fo:border-left="0.05pt solid #000000" fo:border-right="none" fo:border-top="none" fo:border-bottom="0.05pt solid #000000"/>
    </style:style>
    <style:style style:name="Tabel3.B2.1" style:family="table-column">
      <style:table-column-properties style:column-width="4.5cm" style:rel-column-width="17332*"/>
    </style:style>
    <style:style style:name="Tabel3.B2.2" style:family="table-column">
      <style:table-column-properties style:column-width="10.765cm" style:rel-column-width="41468*"/>
    </style:style>
    <style:style style:name="Tabel3.B2.2.1" style:family="table-cell">
      <style:table-cell-properties fo:padding="0.097cm" fo:border-left="0.05pt solid #000000" fo:border-right="0.05pt solid #000000" fo:border-top="none" fo:border-bottom="0.05pt solid #000000"/>
    </style:style>
    <style:style style:name="Tabel12" style:family="table">
      <style:table-properties style:width="17.013cm" fo:margin-left="0cm" fo:margin-right="-0.012cm" table:align="margins"/>
    </style:style>
    <style:style style:name="Tabel12.A" style:family="table-column">
      <style:table-column-properties style:column-width="3.625cm" style:rel-column-width="13963*"/>
    </style:style>
    <style:style style:name="Tabel12.B" style:family="table-column">
      <style:table-column-properties style:column-width="13.388cm" style:rel-column-width="51572*"/>
    </style:style>
    <style:style style:name="Tabel12.A1" style:family="table-cell">
      <style:table-cell-properties fo:padding="0.097cm" fo:border-left="0.05pt solid #000000" fo:border-right="none" fo:border-top="0.05pt solid #000000" fo:border-bottom="0.05pt solid #000000"/>
    </style:style>
    <style:style style:name="Tabel12.B1" style:family="table-cell">
      <style:table-cell-properties fo:padding="0.097cm" fo:border="0.05pt solid #000000"/>
    </style:style>
    <style:style style:name="Tabel12.A2" style:family="table-cell">
      <style:table-cell-properties fo:padding="0.097cm" fo:border-left="0.05pt solid #000000" fo:border-right="none" fo:border-top="none" fo:border-bottom="0.05pt solid #000000"/>
    </style:style>
    <style:style style:name="Tabel12.B2" style:family="table-cell">
      <style:table-cell-properties fo:padding="0.097cm" fo:border-left="0.05pt solid #000000" fo:border-right="0.05pt solid #000000" fo:border-top="none" fo:border-bottom="0.05pt solid #000000"/>
    </style:style>
    <style:style style:name="Tabel13" style:family="table">
      <style:table-properties style:width="17.013cm" fo:margin-left="0cm" fo:margin-right="-0.012cm" table:align="margins"/>
    </style:style>
    <style:style style:name="Tabel13.A" style:family="table-column">
      <style:table-column-properties style:column-width="6.509cm" style:rel-column-width="25072*"/>
    </style:style>
    <style:style style:name="Tabel13.B" style:family="table-column">
      <style:table-column-properties style:column-width="10.504cm" style:rel-column-width="40463*"/>
    </style:style>
    <style:style style:name="Tabel13.A1" style:family="table-cell">
      <style:table-cell-properties fo:padding="0.097cm" fo:border-left="0.05pt solid #000000" fo:border-right="none" fo:border-top="0.05pt solid #000000" fo:border-bottom="0.05pt solid #000000"/>
    </style:style>
    <style:style style:name="Tabel13.B1" style:family="table-cell">
      <style:table-cell-properties fo:padding="0.097cm" fo:border="0.05pt solid #000000"/>
    </style:style>
    <style:style style:name="Tabel13.A2" style:family="table-cell">
      <style:table-cell-properties fo:padding="0.097cm" fo:border-left="0.05pt solid #000000" fo:border-right="none" fo:border-top="none" fo:border-bottom="0.05pt solid #000000"/>
    </style:style>
    <style:style style:name="Tabel13.B2" style:family="table-cell">
      <style:table-cell-properties fo:padding="0.097cm" fo:border-left="0.05pt solid #000000" fo:border-right="0.05pt solid #000000" fo:border-top="none" fo:border-bottom="0.05pt solid #000000"/>
    </style:style>
    <style:style style:name="Tabel14" style:family="table">
      <style:table-properties style:width="17.013cm" fo:margin-left="0cm" fo:margin-right="-0.012cm" table:align="margins"/>
    </style:style>
    <style:style style:name="Tabel14.A" style:family="table-column">
      <style:table-column-properties style:column-width="5.927cm" style:rel-column-width="22830*"/>
    </style:style>
    <style:style style:name="Tabel14.B" style:family="table-column">
      <style:table-column-properties style:column-width="11.086cm" style:rel-column-width="42705*"/>
    </style:style>
    <style:style style:name="Tabel14.A1" style:family="table-cell">
      <style:table-cell-properties fo:padding="0.097cm" fo:border-left="0.05pt solid #000000" fo:border-right="none" fo:border-top="0.05pt solid #000000" fo:border-bottom="0.05pt solid #000000"/>
    </style:style>
    <style:style style:name="Tabel14.B1" style:family="table-cell">
      <style:table-cell-properties fo:padding="0.097cm" fo:border="0.05pt solid #000000"/>
    </style:style>
    <style:style style:name="Tabel14.A2" style:family="table-cell">
      <style:table-cell-properties fo:padding="0.097cm" fo:border-left="0.05pt solid #000000" fo:border-right="none" fo:border-top="none" fo:border-bottom="0.05pt solid #000000"/>
    </style:style>
    <style:style style:name="Tabel14.B2" style:family="table-cell">
      <style:table-cell-properties fo:padding="0.097cm" fo:border-left="0.05pt solid #000000" fo:border-right="0.05pt solid #000000" fo:border-top="none" fo:border-bottom="0.05pt solid #000000"/>
    </style:style>
    <style:style style:name="Tabel15" style:family="table">
      <style:table-properties style:width="17.013cm" fo:margin-left="0cm" fo:margin-right="-0.012cm" table:align="margins"/>
    </style:style>
    <style:style style:name="Tabel15.A" style:family="table-column">
      <style:table-column-properties style:column-width="2.328cm" style:rel-column-width="8969*"/>
    </style:style>
    <style:style style:name="Tabel15.B" style:family="table-column">
      <style:table-column-properties style:column-width="14.684cm" style:rel-column-width="56566*"/>
    </style:style>
    <style:style style:name="Tabel15.A1" style:family="table-cell">
      <style:table-cell-properties fo:padding="0.097cm" fo:border-left="0.05pt solid #000000" fo:border-right="none" fo:border-top="0.05pt solid #000000" fo:border-bottom="0.05pt solid #000000"/>
    </style:style>
    <style:style style:name="Tabel15.B1" style:family="table-cell">
      <style:table-cell-properties fo:padding="0.097cm" fo:border="0.05pt solid #000000"/>
    </style:style>
    <style:style style:name="Tabel15.A2" style:family="table-cell">
      <style:table-cell-properties fo:padding="0.097cm" fo:border-left="0.05pt solid #000000" fo:border-right="none" fo:border-top="none" fo:border-bottom="0.05pt solid #000000"/>
    </style:style>
    <style:style style:name="Tabel15.B2" style:family="table-cell">
      <style:table-cell-properties fo:padding="0.097cm" fo:border-left="0.05pt solid #000000" fo:border-right="0.05pt solid #000000" fo:border-top="none" fo:border-bottom="0.05pt solid #000000"/>
    </style:style>
    <style:style style:name="Tabel16" style:family="table">
      <style:table-properties style:width="17.013cm" fo:margin-left="0cm" fo:margin-right="-0.012cm" table:align="margins"/>
    </style:style>
    <style:style style:name="Tabel16.A" style:family="table-column">
      <style:table-column-properties style:column-width="5.106cm" style:rel-column-width="19670*"/>
    </style:style>
    <style:style style:name="Tabel16.B" style:family="table-column">
      <style:table-column-properties style:column-width="11.906cm" style:rel-column-width="45865*"/>
    </style:style>
    <style:style style:name="Tabel16.A1" style:family="table-cell">
      <style:table-cell-properties fo:padding="0.097cm" fo:border-left="0.05pt solid #000000" fo:border-right="none" fo:border-top="0.05pt solid #000000" fo:border-bottom="0.05pt solid #000000"/>
    </style:style>
    <style:style style:name="Tabel16.B1" style:family="table-cell">
      <style:table-cell-properties fo:padding="0.097cm" fo:border="0.05pt solid #000000"/>
    </style:style>
    <style:style style:name="Tabel16.A2" style:family="table-cell">
      <style:table-cell-properties fo:padding="0.097cm" fo:border-left="0.05pt solid #000000" fo:border-right="none" fo:border-top="none" fo:border-bottom="0.05pt solid #000000"/>
    </style:style>
    <style:style style:name="Tabel16.B2" style:family="table-cell">
      <style:table-cell-properties fo:padding="0.097cm" fo:border-left="0.05pt solid #000000" fo:border-right="0.05pt solid #000000" fo:border-top="none" fo:border-bottom="0.05pt solid #000000"/>
    </style:style>
    <style:style style:name="Tabel20" style:family="table">
      <style:table-properties style:width="17.013cm" fo:margin-left="0cm" fo:margin-right="-0.012cm" table:align="margins"/>
    </style:style>
    <style:style style:name="Tabel20.A" style:family="table-column">
      <style:table-column-properties style:column-width="5.715cm" style:rel-column-width="22014*"/>
    </style:style>
    <style:style style:name="Tabel20.B" style:family="table-column">
      <style:table-column-properties style:column-width="11.298cm" style:rel-column-width="43521*"/>
    </style:style>
    <style:style style:name="Tabel20.A1" style:family="table-cell">
      <style:table-cell-properties fo:padding="0.097cm" fo:border-left="0.05pt solid #000000" fo:border-right="none" fo:border-top="0.05pt solid #000000" fo:border-bottom="0.05pt solid #000000"/>
    </style:style>
    <style:style style:name="Tabel20.B1" style:family="table-cell">
      <style:table-cell-properties fo:padding="0.097cm" fo:border="0.05pt solid #000000"/>
    </style:style>
    <style:style style:name="Tabel20.A2" style:family="table-cell">
      <style:table-cell-properties fo:padding="0.097cm" fo:border-left="0.05pt solid #000000" fo:border-right="none" fo:border-top="none" fo:border-bottom="0.05pt solid #000000"/>
    </style:style>
    <style:style style:name="Tabel20.B2" style:family="table-cell">
      <style:table-cell-properties fo:padding="0.097cm" fo:border-left="0.05pt solid #000000" fo:border-right="0.05pt solid #000000" fo:border-top="none" fo:border-bottom="0.05pt solid #000000"/>
    </style:style>
    <style:style style:name="Tabel21" style:family="table">
      <style:table-properties style:width="17.013cm" fo:margin-left="0cm" fo:margin-right="-0.012cm" table:align="margins"/>
    </style:style>
    <style:style style:name="Tabel21.A" style:family="table-column">
      <style:table-column-properties style:column-width="6.324cm" style:rel-column-width="24359*"/>
    </style:style>
    <style:style style:name="Tabel21.B" style:family="table-column">
      <style:table-column-properties style:column-width="10.689cm" style:rel-column-width="41176*"/>
    </style:style>
    <style:style style:name="Tabel21.A1" style:family="table-cell">
      <style:table-cell-properties fo:padding="0.097cm" fo:border-left="0.05pt solid #000000" fo:border-right="none" fo:border-top="0.05pt solid #000000" fo:border-bottom="0.05pt solid #000000"/>
    </style:style>
    <style:style style:name="Tabel21.B1" style:family="table-cell">
      <style:table-cell-properties fo:padding="0.097cm" fo:border="0.05pt solid #000000"/>
    </style:style>
    <style:style style:name="Tabel21.A2" style:family="table-cell">
      <style:table-cell-properties fo:padding="0.097cm" fo:border-left="0.05pt solid #000000" fo:border-right="none" fo:border-top="none" fo:border-bottom="0.05pt solid #000000"/>
    </style:style>
    <style:style style:name="Tabel21.B2" style:family="table-cell">
      <style:table-cell-properties fo:padding="0.097cm" fo:border-left="0.05pt solid #000000" fo:border-right="0.05pt solid #000000" fo:border-top="none" fo:border-bottom="0.05pt solid #000000"/>
    </style:style>
    <style:style style:name="Tabel17" style:family="table">
      <style:table-properties style:width="17.013cm" fo:margin-left="0cm" fo:margin-right="-0.012cm" table:align="margins"/>
    </style:style>
    <style:style style:name="Tabel17.A" style:family="table-column">
      <style:table-column-properties style:column-width="5.741cm" style:rel-column-width="22116*"/>
    </style:style>
    <style:style style:name="Tabel17.B" style:family="table-column">
      <style:table-column-properties style:column-width="11.271cm" style:rel-column-width="43419*"/>
    </style:style>
    <style:style style:name="Tabel17.A1" style:family="table-cell">
      <style:table-cell-properties fo:padding="0.097cm" fo:border-left="0.05pt solid #000000" fo:border-right="none" fo:border-top="0.05pt solid #000000" fo:border-bottom="0.05pt solid #000000"/>
    </style:style>
    <style:style style:name="Tabel17.B1" style:family="table-cell">
      <style:table-cell-properties fo:padding="0.097cm" fo:border="0.05pt solid #000000"/>
    </style:style>
    <style:style style:name="Tabel17.A2" style:family="table-cell">
      <style:table-cell-properties fo:padding="0.097cm" fo:border-left="0.05pt solid #000000" fo:border-right="none" fo:border-top="none" fo:border-bottom="0.05pt solid #000000"/>
    </style:style>
    <style:style style:name="Tabel17.B2" style:family="table-cell">
      <style:table-cell-properties fo:padding="0.097cm" fo:border-left="0.05pt solid #000000" fo:border-right="0.05pt solid #000000" fo:border-top="none" fo:border-bottom="0.05pt solid #000000"/>
    </style:style>
    <style:style style:name="Tabel18" style:family="table">
      <style:table-properties style:width="17.013cm" fo:margin-left="0cm" fo:margin-right="-0.012cm" table:align="margins"/>
    </style:style>
    <style:style style:name="Tabel18.A" style:family="table-column">
      <style:table-column-properties style:column-width="4.048cm" style:rel-column-width="15593*"/>
    </style:style>
    <style:style style:name="Tabel18.B" style:family="table-column">
      <style:table-column-properties style:column-width="12.965cm" style:rel-column-width="49942*"/>
    </style:style>
    <style:style style:name="Tabel18.A1" style:family="table-cell">
      <style:table-cell-properties fo:padding="0.097cm" fo:border-left="0.05pt solid #000000" fo:border-right="none" fo:border-top="0.05pt solid #000000" fo:border-bottom="0.05pt solid #000000"/>
    </style:style>
    <style:style style:name="Tabel18.B1" style:family="table-cell">
      <style:table-cell-properties fo:padding="0.097cm" fo:border="0.05pt solid #000000"/>
    </style:style>
    <style:style style:name="Tabel18.A2" style:family="table-cell">
      <style:table-cell-properties fo:padding="0.097cm" fo:border-left="0.05pt solid #000000" fo:border-right="none" fo:border-top="none" fo:border-bottom="0.05pt solid #000000"/>
    </style:style>
    <style:style style:name="Tabel18.B2" style:family="table-cell">
      <style:table-cell-properties fo:padding="0.097cm" fo:border-left="0.05pt solid #000000" fo:border-right="0.05pt solid #000000" fo:border-top="none" fo:border-bottom="0.05pt solid #000000"/>
    </style:style>
    <style:style style:name="Tabel19" style:family="table">
      <style:table-properties style:width="17.013cm" fo:margin-left="0cm" fo:margin-right="-0.012cm" table:align="margins"/>
    </style:style>
    <style:style style:name="Tabel19.A" style:family="table-column">
      <style:table-column-properties style:column-width="3.625cm" style:rel-column-width="13963*"/>
    </style:style>
    <style:style style:name="Tabel19.B" style:family="table-column">
      <style:table-column-properties style:column-width="13.388cm" style:rel-column-width="51572*"/>
    </style:style>
    <style:style style:name="Tabel19.A1" style:family="table-cell">
      <style:table-cell-properties fo:padding="0.097cm" fo:border-left="0.05pt solid #000000" fo:border-right="none" fo:border-top="0.05pt solid #000000" fo:border-bottom="0.05pt solid #000000"/>
    </style:style>
    <style:style style:name="Tabel19.B1" style:family="table-cell">
      <style:table-cell-properties fo:padding="0.097cm" fo:border="0.05pt solid #000000"/>
    </style:style>
    <style:style style:name="Tabel19.A2" style:family="table-cell">
      <style:table-cell-properties fo:padding="0.097cm" fo:border-left="0.05pt solid #000000" fo:border-right="none" fo:border-top="none" fo:border-bottom="0.05pt solid #000000"/>
    </style:style>
    <style:style style:name="Tabel19.B2" style:family="table-cell">
      <style:table-cell-properties fo:padding="0.097cm" fo:border-left="0.05pt solid #000000" fo:border-right="0.05pt solid #000000" fo:border-top="none" fo:border-bottom="0.05pt solid #000000"/>
    </style:style>
    <style:style style:name="Tabel24" style:family="table">
      <style:table-properties style:width="17.013cm" fo:margin-left="0cm" table:align="left"/>
    </style:style>
    <style:style style:name="Tabel24.A" style:family="table-column">
      <style:table-column-properties style:column-width="4.101cm"/>
    </style:style>
    <style:style style:name="Tabel24.B" style:family="table-column">
      <style:table-column-properties style:column-width="12.912cm"/>
    </style:style>
    <style:style style:name="Tabel24.A1" style:family="table-cell">
      <style:table-cell-properties fo:padding="0.097cm" fo:border-left="0.05pt solid #000000" fo:border-right="none" fo:border-top="0.05pt solid #000000" fo:border-bottom="0.05pt solid #000000"/>
    </style:style>
    <style:style style:name="Tabel24.B1" style:family="table-cell">
      <style:table-cell-properties fo:padding="0.097cm" fo:border="0.05pt solid #000000"/>
    </style:style>
    <style:style style:name="Tabel4" style:family="table">
      <style:table-properties style:width="17.013cm" fo:margin-left="0cm" fo:margin-right="-0.012cm" table:align="margins"/>
    </style:style>
    <style:style style:name="Tabel4.A" style:family="table-column">
      <style:table-column-properties style:column-width="5.106cm" style:rel-column-width="19670*"/>
    </style:style>
    <style:style style:name="Tabel4.B" style:family="table-column">
      <style:table-column-properties style:column-width="11.906cm" style:rel-column-width="45865*"/>
    </style:style>
    <style:style style:name="Tabel4.A1" style:family="table-cell">
      <style:table-cell-properties fo:padding="0.097cm" fo:border-left="0.05pt solid #000000" fo:border-right="none" fo:border-top="0.05pt solid #000000" fo:border-bottom="0.05pt solid #000000"/>
    </style:style>
    <style:style style:name="Tabel4.B1" style:family="table-cell">
      <style:table-cell-properties fo:padding="0.097cm" fo:border="0.05pt solid #000000"/>
    </style:style>
    <style:style style:name="Tabel4.A2" style:family="table-cell">
      <style:table-cell-properties fo:padding="0.097cm" fo:border-left="0.05pt solid #000000" fo:border-right="none" fo:border-top="none" fo:border-bottom="0.05pt solid #000000"/>
    </style:style>
    <style:style style:name="Tabel4.B2" style:family="table-cell">
      <style:table-cell-properties fo:padding="0.097cm" fo:border-left="0.05pt solid #000000" fo:border-right="0.05pt solid #000000" fo:border-top="none" fo:border-bottom="0.05pt solid #000000"/>
    </style:style>
    <style:style style:name="Tabel5" style:family="table">
      <style:table-properties style:width="17.013cm" fo:margin-left="0cm" fo:margin-right="-0.012cm" table:align="margins"/>
    </style:style>
    <style:style style:name="Tabel5.A" style:family="table-column">
      <style:table-column-properties style:column-width="5.98cm" style:rel-column-width="23034*"/>
    </style:style>
    <style:style style:name="Tabel5.B" style:family="table-column">
      <style:table-column-properties style:column-width="11.033cm" style:rel-column-width="42501*"/>
    </style:style>
    <style:style style:name="Tabel5.A1" style:family="table-cell">
      <style:table-cell-properties fo:padding="0.097cm" fo:border-left="0.05pt solid #000000" fo:border-right="none" fo:border-top="0.05pt solid #000000" fo:border-bottom="0.05pt solid #000000"/>
    </style:style>
    <style:style style:name="Tabel5.B1" style:family="table-cell">
      <style:table-cell-properties fo:padding="0.097cm" fo:border="0.05pt solid #000000"/>
    </style:style>
    <style:style style:name="Tabel5.A2" style:family="table-cell">
      <style:table-cell-properties fo:padding="0.097cm" fo:border-left="0.05pt solid #000000" fo:border-right="none" fo:border-top="none" fo:border-bottom="0.05pt solid #000000"/>
    </style:style>
    <style:style style:name="Tabel5.B2" style:family="table-cell">
      <style:table-cell-properties fo:padding="0.097cm" fo:border-left="0.05pt solid #000000" fo:border-right="0.05pt solid #000000" fo:border-top="none" fo:border-bottom="0.05pt solid #000000"/>
    </style:style>
    <style:style style:name="Tabel6" style:family="table">
      <style:table-properties style:width="17.013cm" fo:margin-left="0cm" fo:margin-right="-0.012cm" table:align="margins"/>
    </style:style>
    <style:style style:name="Tabel6.A" style:family="table-column">
      <style:table-column-properties style:column-width="4.71cm" style:rel-column-width="18141*"/>
    </style:style>
    <style:style style:name="Tabel6.B" style:family="table-column">
      <style:table-column-properties style:column-width="12.303cm" style:rel-column-width="47394*"/>
    </style:style>
    <style:style style:name="Tabel6.A1" style:family="table-cell">
      <style:table-cell-properties fo:padding="0.097cm" fo:border-left="0.05pt solid #000000" fo:border-right="none" fo:border-top="0.05pt solid #000000" fo:border-bottom="0.05pt solid #000000"/>
    </style:style>
    <style:style style:name="Tabel6.B1" style:family="table-cell">
      <style:table-cell-properties fo:padding="0.097cm" fo:border="0.05pt solid #000000"/>
    </style:style>
    <style:style style:name="Tabel6.A2" style:family="table-cell">
      <style:table-cell-properties fo:padding="0.097cm" fo:border-left="0.05pt solid #000000" fo:border-right="none" fo:border-top="none" fo:border-bottom="0.05pt solid #000000"/>
    </style:style>
    <style:style style:name="Tabel6.B2" style:family="table-cell">
      <style:table-cell-properties fo:padding="0.097cm" fo:border-left="0.05pt solid #000000" fo:border-right="0.05pt solid #000000" fo:border-top="none" fo:border-bottom="0.05pt solid #000000"/>
    </style:style>
    <style:style style:name="Tabel7" style:family="table">
      <style:table-properties style:width="17.013cm" fo:margin-left="0cm" fo:margin-right="-0.012cm" table:align="margins"/>
    </style:style>
    <style:style style:name="Tabel7.A" style:family="table-column">
      <style:table-column-properties style:column-width="5.292cm" style:rel-column-width="20384*"/>
    </style:style>
    <style:style style:name="Tabel7.B" style:family="table-column">
      <style:table-column-properties style:column-width="11.721cm" style:rel-column-width="45151*"/>
    </style:style>
    <style:style style:name="Tabel7.A1" style:family="table-cell">
      <style:table-cell-properties fo:padding="0.097cm" fo:border-left="0.05pt solid #000000" fo:border-right="none" fo:border-top="0.05pt solid #000000" fo:border-bottom="0.05pt solid #000000"/>
    </style:style>
    <style:style style:name="Tabel7.B1" style:family="table-cell">
      <style:table-cell-properties fo:padding="0.097cm" fo:border="0.05pt solid #000000"/>
    </style:style>
    <style:style style:name="Tabel7.A2" style:family="table-cell">
      <style:table-cell-properties fo:padding="0.097cm" fo:border-left="0.05pt solid #000000" fo:border-right="none" fo:border-top="none" fo:border-bottom="0.05pt solid #000000"/>
    </style:style>
    <style:style style:name="Tabel7.B2" style:family="table-cell">
      <style:table-cell-properties fo:padding="0.097cm" fo:border-left="0.05pt solid #000000" fo:border-right="0.05pt solid #000000" fo:border-top="none" fo:border-bottom="0.05pt solid #000000"/>
    </style:style>
    <style:style style:name="Tabel9" style:family="table">
      <style:table-properties style:width="17.013cm" fo:margin-left="0cm" fo:margin-right="-0.012cm" table:align="margins"/>
    </style:style>
    <style:style style:name="Tabel9.A" style:family="table-column">
      <style:table-column-properties style:column-width="5.953cm" style:rel-column-width="22932*"/>
    </style:style>
    <style:style style:name="Tabel9.B" style:family="table-column">
      <style:table-column-properties style:column-width="11.06cm" style:rel-column-width="42603*"/>
    </style:style>
    <style:style style:name="Tabel9.A1" style:family="table-cell">
      <style:table-cell-properties fo:padding="0.097cm" fo:border-left="0.05pt solid #000000" fo:border-right="none" fo:border-top="0.05pt solid #000000" fo:border-bottom="0.05pt solid #000000"/>
    </style:style>
    <style:style style:name="Tabel9.B1" style:family="table-cell">
      <style:table-cell-properties fo:padding="0.097cm" fo:border="0.05pt solid #000000"/>
    </style:style>
    <style:style style:name="Tabel9.A2" style:family="table-cell">
      <style:table-cell-properties fo:padding="0.097cm" fo:border-left="0.05pt solid #000000" fo:border-right="none" fo:border-top="none" fo:border-bottom="0.05pt solid #000000"/>
    </style:style>
    <style:style style:name="Tabel9.B2" style:family="table-cell">
      <style:table-cell-properties fo:padding="0.097cm" fo:border-left="0.05pt solid #000000" fo:border-right="0.05pt solid #000000" fo:border-top="none" fo:border-bottom="0.05pt solid #000000"/>
    </style:style>
    <style:style style:name="Tabel10" style:family="table">
      <style:table-properties style:width="17.013cm" fo:margin-left="0cm" fo:margin-right="-0.012cm" table:align="margins"/>
    </style:style>
    <style:style style:name="Tabel10.A" style:family="table-column">
      <style:table-column-properties style:column-width="5.556cm" style:rel-column-width="21403*"/>
    </style:style>
    <style:style style:name="Tabel10.B" style:family="table-column">
      <style:table-column-properties style:column-width="11.456cm" style:rel-column-width="44132*"/>
    </style:style>
    <style:style style:name="Tabel10.A1" style:family="table-cell">
      <style:table-cell-properties fo:padding="0.097cm" fo:border-left="0.05pt solid #000000" fo:border-right="none" fo:border-top="0.05pt solid #000000" fo:border-bottom="0.05pt solid #000000"/>
    </style:style>
    <style:style style:name="Tabel10.B1" style:family="table-cell">
      <style:table-cell-properties fo:padding="0.097cm" fo:border="0.05pt solid #000000"/>
    </style:style>
    <style:style style:name="Tabel10.A2" style:family="table-cell">
      <style:table-cell-properties fo:padding="0.097cm" fo:border-left="0.05pt solid #000000" fo:border-right="none" fo:border-top="none" fo:border-bottom="0.05pt solid #000000"/>
    </style:style>
    <style:style style:name="Tabel10.B2" style:family="table-cell">
      <style:table-cell-properties fo:padding="0.097cm" fo:border-left="0.05pt solid #000000" fo:border-right="0.05pt solid #000000" fo:border-top="none" fo:border-bottom="0.05pt solid #000000"/>
    </style:style>
    <style:style style:name="Tabel1" style:family="table">
      <style:table-properties style:width="16.999cm" fo:margin-top="0cm" fo:margin-bottom="0.199cm" table:align="left"/>
    </style:style>
    <style:style style:name="Tabel1.A" style:family="table-column">
      <style:table-column-properties style:column-width="5.666cm"/>
    </style:style>
    <style:style style:name="Tabel1.C" style:family="table-column">
      <style:table-column-properties style:column-width="5.667cm"/>
    </style:style>
    <style:style style:name="Tabel1.1" style:family="table-row">
      <style:table-row-properties style:min-row-height="0.681cm"/>
    </style:style>
    <style:style style:name="Tabel1.A1" style:family="table-cell">
      <style:table-cell-properties fo:padding="0.097cm" fo:border-left="0.05pt solid #000000" fo:border-right="none" fo:border-top="0.05pt solid #000000" fo:border-bottom="0.05pt solid #000000"/>
    </style:style>
    <style:style style:name="Tabel1.C1" style:family="table-cell">
      <style:table-cell-properties fo:padding="0.097cm" fo:border="0.05pt solid #000000"/>
    </style:style>
    <style:style style:name="Tabel1.A2" style:family="table-cell">
      <style:table-cell-properties fo:padding="0.097cm" fo:border-left="0.05pt solid #000000" fo:border-right="none" fo:border-top="none" fo:border-bottom="0.05pt solid #000000"/>
    </style:style>
    <style:style style:name="Tabel1.C2" style:family="table-cell">
      <style:table-cell-properties fo:padding="0.097cm" fo:border-left="0.05pt solid #000000" fo:border-right="0.05pt solid #000000" fo:border-top="none" fo:border-bottom="0.05pt solid #000000"/>
    </style:style>
    <style:style style:name="Table1" style:family="table">
      <style:table-properties style:width="17.013cm" fo:margin-left="0cm" fo:margin-right="-0.012cm" table:align="margins"/>
    </style:style>
    <style:style style:name="Table1.A" style:family="table-column">
      <style:table-column-properties style:column-width="6.271cm" style:rel-column-width="24155*"/>
    </style:style>
    <style:style style:name="Table1.B" style:family="table-column">
      <style:table-column-properties style:column-width="10.742cm" style:rel-column-width="41380*"/>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el23" style:family="table">
      <style:table-properties style:width="17.013cm" fo:margin-left="0cm" fo:margin-right="-0.012cm" table:align="margins"/>
    </style:style>
    <style:style style:name="Tabel23.A" style:family="table-column">
      <style:table-column-properties style:column-width="4.657cm" style:rel-column-width="17938*"/>
    </style:style>
    <style:style style:name="Tabel23.B" style:family="table-column">
      <style:table-column-properties style:column-width="12.356cm" style:rel-column-width="47597*"/>
    </style:style>
    <style:style style:name="Tabel23.A1" style:family="table-cell">
      <style:table-cell-properties fo:padding="0.097cm" fo:border-left="0.05pt solid #000000" fo:border-right="none" fo:border-top="0.05pt solid #000000" fo:border-bottom="0.05pt solid #000000"/>
    </style:style>
    <style:style style:name="Tabel23.B1" style:family="table-cell">
      <style:table-cell-properties fo:padding="0.097cm" fo:border="0.05pt solid #000000"/>
    </style:style>
    <style:style style:name="Tabel23.A2" style:family="table-cell">
      <style:table-cell-properties fo:padding="0.097cm" fo:border-left="0.05pt solid #000000" fo:border-right="none" fo:border-top="none" fo:border-bottom="0.05pt solid #000000"/>
    </style:style>
    <style:style style:name="Tabel23.B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center" style:justify-single-word="false"/>
    </style:style>
    <style:style style:name="P2" style:family="paragraph" style:parent-style-name="Text_20_body">
      <style:text-properties officeooo:rsid="0019dbe1" officeooo:paragraph-rsid="001aa70e"/>
    </style:style>
    <style:style style:name="P3" style:family="paragraph" style:parent-style-name="Text_20_body">
      <style:text-properties officeooo:rsid="001a00b3" officeooo:paragraph-rsid="001aa70e"/>
    </style:style>
    <style:style style:name="P4" style:family="paragraph" style:parent-style-name="Text_20_body">
      <style:text-properties officeooo:rsid="001fd834" officeooo:paragraph-rsid="001fd834"/>
    </style:style>
    <style:style style:name="P5" style:family="paragraph" style:parent-style-name="Text_20_body">
      <style:text-properties officeooo:paragraph-rsid="002396cd"/>
    </style:style>
    <style:style style:name="P6" style:family="paragraph" style:parent-style-name="Text_20_body">
      <style:text-properties officeooo:paragraph-rsid="0022e689"/>
    </style:style>
    <style:style style:name="P7" style:family="paragraph" style:parent-style-name="Text_20_body">
      <style:text-properties officeooo:paragraph-rsid="00252912"/>
    </style:style>
    <style:style style:name="P8" style:family="paragraph" style:parent-style-name="Text_20_body">
      <style:text-properties officeooo:rsid="00293676" officeooo:paragraph-rsid="00293676"/>
    </style:style>
    <style:style style:name="P9" style:family="paragraph" style:parent-style-name="Text_20_body">
      <style:text-properties officeooo:rsid="002fab3d" officeooo:paragraph-rsid="002fab3d"/>
    </style:style>
    <style:style style:name="P10" style:family="paragraph" style:parent-style-name="Text_20_body">
      <style:text-properties officeooo:rsid="0032a248" officeooo:paragraph-rsid="0032a248"/>
    </style:style>
    <style:style style:name="P11" style:family="paragraph" style:parent-style-name="Text_20_body">
      <style:text-properties officeooo:rsid="0034514d" officeooo:paragraph-rsid="0034514d"/>
    </style:style>
    <style:style style:name="P12" style:family="paragraph" style:parent-style-name="Text_20_body">
      <style:text-properties officeooo:rsid="003486c6" officeooo:paragraph-rsid="003486c6"/>
    </style:style>
    <style:style style:name="P13" style:family="paragraph" style:parent-style-name="Text_20_body">
      <style:text-properties officeooo:rsid="002b8296" officeooo:paragraph-rsid="0035b0cc"/>
    </style:style>
    <style:style style:name="P14" style:family="paragraph" style:parent-style-name="Text_20_body">
      <style:text-properties officeooo:paragraph-rsid="0035eba3"/>
    </style:style>
    <style:style style:name="P15" style:family="paragraph" style:parent-style-name="Text_20_body">
      <style:text-properties officeooo:rsid="0038144c" officeooo:paragraph-rsid="0038144c"/>
    </style:style>
    <style:style style:name="P16" style:family="paragraph" style:parent-style-name="Standard" style:master-page-name="">
      <style:paragraph-properties fo:margin-top="0.199cm" fo:margin-bottom="0cm" loext:contextual-spacing="false" fo:text-align="center" style:justify-single-word="false" style:page-number="auto" fo:break-after="page"/>
      <style:text-properties style:font-name="Albany" fo:font-size="14pt" fo:font-weight="bold"/>
    </style:style>
    <style:style style:name="P17" style:family="paragraph" style:parent-style-name="Standard">
      <style:paragraph-properties fo:margin-top="0.499cm" fo:margin-bottom="0cm" loext:contextual-spacing="false" fo:text-align="center" style:justify-single-word="false"/>
      <style:text-properties style:font-name="Albany" fo:font-size="14pt" fo:font-weight="bold"/>
    </style:style>
    <style:style style:name="P18" style:family="paragraph" style:parent-style-name="Standard">
      <style:paragraph-properties fo:margin-top="0cm" fo:margin-bottom="0.3cm" loext:contextual-spacing="false" fo:text-align="center" style:justify-single-word="false"/>
      <style:text-properties style:font-name="Albany" fo:font-size="20pt" fo:font-weight="bold"/>
    </style:style>
    <style:style style:name="P19" style:family="paragraph" style:parent-style-name="Standard">
      <style:paragraph-properties fo:margin-top="0cm" fo:margin-bottom="0.3cm" loext:contextual-spacing="false" fo:text-align="center" style:justify-single-word="false"/>
      <style:text-properties style:font-name="Albany" fo:font-size="18pt" fo:font-weight="bold" officeooo:rsid="004fd984" officeooo:paragraph-rsid="004fd984"/>
    </style:style>
    <style:style style:name="P20" style:family="paragraph" style:parent-style-name="Table_20_Contents">
      <style:paragraph-properties style:writing-mode="lr-tb"/>
    </style:style>
    <style:style style:name="P21" style:family="paragraph" style:parent-style-name="Footnote">
      <style:text-properties officeooo:rsid="001ac3b8" officeooo:paragraph-rsid="001ac3b8"/>
    </style:style>
    <style:style style:name="P22" style:family="paragraph" style:parent-style-name="Footnote">
      <style:text-properties officeooo:rsid="003a9d11" officeooo:paragraph-rsid="003a9d11"/>
    </style:style>
    <style:style style:name="P23" style:family="paragraph" style:parent-style-name="Footnote">
      <style:text-properties officeooo:rsid="0054ddad" officeooo:paragraph-rsid="0054ddad"/>
    </style:style>
    <style:style style:name="P24" style:family="paragraph" style:parent-style-name="Preformatted_20_Text">
      <style:text-properties officeooo:rsid="001fd834" officeooo:paragraph-rsid="001fd834"/>
    </style:style>
    <style:style style:name="P25" style:family="paragraph" style:parent-style-name="Preformatted_20_Text">
      <style:text-properties officeooo:paragraph-rsid="001fd834"/>
    </style:style>
    <style:style style:name="P26" style:family="paragraph" style:parent-style-name="Preformatted_20_Text">
      <style:text-properties officeooo:rsid="002fab3d" officeooo:paragraph-rsid="002fab3d"/>
    </style:style>
    <style:style style:name="P27" style:family="paragraph" style:parent-style-name="Preformatted_20_Text">
      <style:text-properties officeooo:rsid="002fab3d" officeooo:paragraph-rsid="0034514d"/>
    </style:style>
    <style:style style:name="P28" style:family="paragraph" style:parent-style-name="Table_20_Contents">
      <style:text-properties officeooo:paragraph-rsid="002b8296"/>
    </style:style>
    <style:style style:name="P29" style:family="paragraph" style:parent-style-name="Table_20_Contents">
      <style:text-properties officeooo:rsid="002d352a" officeooo:paragraph-rsid="002d352a"/>
    </style:style>
    <style:style style:name="P30" style:family="paragraph" style:parent-style-name="Table_20_Contents">
      <style:text-properties officeooo:paragraph-rsid="002fab3d"/>
    </style:style>
    <style:style style:name="P31" style:family="paragraph" style:parent-style-name="Table_20_Contents">
      <style:text-properties officeooo:paragraph-rsid="0035eba3"/>
    </style:style>
    <style:style style:name="P32" style:family="paragraph" style:parent-style-name="Table_20_Contents">
      <style:text-properties officeooo:rsid="0035eba3" officeooo:paragraph-rsid="0035eba3"/>
    </style:style>
    <style:style style:name="P33" style:family="paragraph" style:parent-style-name="Table_20_Contents">
      <style:text-properties officeooo:rsid="0035f7f9" officeooo:paragraph-rsid="0035f7f9"/>
    </style:style>
    <style:style style:name="P34" style:family="paragraph" style:parent-style-name="Table_20_Contents">
      <style:text-properties officeooo:paragraph-rsid="0038144c"/>
    </style:style>
    <style:style style:name="P35" style:family="paragraph" style:parent-style-name="Table_20_Contents">
      <style:text-properties officeooo:paragraph-rsid="005317dc"/>
    </style:style>
    <style:style style:name="P36" style:family="paragraph" style:parent-style-name="Table_20_Contents">
      <style:text-properties officeooo:rsid="005317dc" officeooo:paragraph-rsid="005317dc"/>
    </style:style>
    <style:style style:name="P37" style:family="paragraph" style:parent-style-name="Table_20_Heading">
      <style:text-properties officeooo:paragraph-rsid="002fab3d"/>
    </style:style>
    <style:style style:name="P38" style:family="paragraph" style:parent-style-name="Heading_20_4">
      <style:text-properties officeooo:rsid="00497796"/>
    </style:style>
    <style:style style:name="P39" style:family="paragraph" style:parent-style-name="Contents_20_1">
      <style:paragraph-properties>
        <style:tab-stops>
          <style:tab-stop style:position="17cm" style:type="right" style:leader-style="dotted" style:leader-text="."/>
        </style:tab-stops>
      </style:paragraph-properties>
    </style:style>
    <style:style style:name="P40" style:family="paragraph" style:parent-style-name="Contents_20_2">
      <style:paragraph-properties>
        <style:tab-stops>
          <style:tab-stop style:position="16.501cm" style:type="right" style:leader-style="dotted" style:leader-text="."/>
        </style:tab-stops>
      </style:paragraph-properties>
    </style:style>
    <style:style style:name="P41" style:family="paragraph" style:parent-style-name="Standard" style:master-page-name="First_20_Page">
      <style:paragraph-properties fo:margin-top="0cm" fo:margin-bottom="0.199cm" loext:contextual-spacing="false" fo:text-align="center" style:justify-single-word="false" style:page-number="auto"/>
      <style:text-properties style:font-name="Albany" fo:font-size="18pt" fo:font-weight="bold"/>
    </style:style>
    <style:style style:name="P42" style:family="paragraph" style:parent-style-name="Text_20_body" style:list-style-name="L1"/>
    <style:style style:name="P43" style:family="paragraph" style:parent-style-name="Text_20_body" style:list-style-name="L2"/>
    <style:style style:name="P44" style:family="paragraph" style:parent-style-name="Text_20_body" style:list-style-name="L3"/>
    <style:style style:name="P45" style:family="paragraph" style:parent-style-name="Text_20_body" style:list-style-name="L4"/>
    <style:style style:name="P46" style:family="paragraph" style:parent-style-name="Text_20_body" style:list-style-name="L5"/>
    <style:style style:name="P47" style:family="paragraph" style:parent-style-name="Text_20_body" style:list-style-name="L6"/>
    <style:style style:name="P48" style:family="paragraph" style:parent-style-name="Text_20_body" style:list-style-name="L6">
      <style:text-properties officeooo:paragraph-rsid="001aa70e"/>
    </style:style>
    <style:style style:name="P49" style:family="paragraph" style:parent-style-name="Text_20_body" style:list-style-name="L7"/>
    <style:style style:name="P50" style:family="paragraph" style:parent-style-name="Text_20_body" style:list-style-name="L8"/>
    <style:style style:name="P51" style:family="paragraph" style:parent-style-name="Text_20_body" style:list-style-name="L9"/>
    <style:style style:name="P52" style:family="paragraph" style:parent-style-name="Text_20_body" style:list-style-name="L10"/>
    <style:style style:name="P53" style:family="paragraph" style:parent-style-name="Text_20_body" style:list-style-name="L11"/>
    <style:style style:name="P54" style:family="paragraph" style:parent-style-name="Text_20_body" style:list-style-name="L13"/>
    <style:style style:name="P55" style:family="paragraph" style:parent-style-name="Text_20_body" style:list-style-name="L13">
      <style:text-properties officeooo:rsid="0026b616" officeooo:paragraph-rsid="0026b616"/>
    </style:style>
    <style:style style:name="P56" style:family="paragraph" style:parent-style-name="Text_20_body" style:list-style-name="L14"/>
    <style:style style:name="P57" style:family="paragraph" style:parent-style-name="Text_20_body" style:list-style-name="L15"/>
    <style:style style:name="P58" style:family="paragraph" style:parent-style-name="Text_20_body">
      <style:text-properties officeooo:rsid="00556f70" officeooo:paragraph-rsid="00556f70"/>
    </style:style>
    <style:style style:name="P59" style:family="paragraph" style:parent-style-name="Heading_20_2">
      <style:text-properties officeooo:rsid="002e5590" officeooo:paragraph-rsid="002e5590"/>
    </style:style>
    <style:style style:name="P60" style:family="paragraph" style:parent-style-name="Heading_20_2">
      <style:text-properties officeooo:paragraph-rsid="002fab3d"/>
    </style:style>
    <style:style style:name="P61" style:family="paragraph" style:parent-style-name="Heading_20_3">
      <style:text-properties officeooo:paragraph-rsid="0035eba3"/>
    </style:style>
    <style:style style:name="P62" style:family="paragraph" style:parent-style-name="Table_20_Contents" style:list-style-name="L12"/>
    <style:style style:name="P63" style:family="paragraph" style:parent-style-name="Table_20_Contents">
      <style:text-properties officeooo:rsid="005317dc" officeooo:paragraph-rsid="005317dc"/>
    </style:style>
    <style:style style:name="P64" style:family="paragraph" style:parent-style-name="Table_20_Contents">
      <style:text-properties officeooo:rsid="00556f70" officeooo:paragraph-rsid="00556f70"/>
    </style:style>
    <style:style style:name="P65" style:family="paragraph" style:parent-style-name="Preformatted_20_Text" style:list-style-name="L10"/>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officeooo:rsid="00293676" style:font-style-asian="italic" style:font-style-complex="italic"/>
    </style:style>
    <style:style style:name="T4" style:family="text">
      <style:text-properties fo:font-style="italic" officeooo:rsid="004fd984" style:font-style-asian="italic" style:font-style-complex="italic"/>
    </style:style>
    <style:style style:name="T5" style:family="text">
      <style:text-properties fo:font-style="italic" officeooo:rsid="005317dc" style:font-style-asian="italic" style:font-style-complex="italic"/>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fo:font-weight="bold" officeooo:rsid="001aa70e" style:font-weight-asian="bold" style:font-weight-complex="bold"/>
    </style:style>
    <style:style style:name="T9" style:family="text">
      <style:text-properties fo:font-weight="bold" officeooo:rsid="0024e3e8" style:font-weight-asian="bold" style:font-weight-complex="bold"/>
    </style:style>
    <style:style style:name="T10" style:family="text">
      <style:text-properties fo:font-weight="bold" officeooo:rsid="003ba6ea"/>
    </style:style>
    <style:style style:name="T11" style:family="text">
      <style:text-properties fo:font-style="normal" style:font-style-asian="normal" style:font-style-complex="normal"/>
    </style:style>
    <style:style style:name="T12" style:family="text">
      <style:text-properties fo:font-style="normal" officeooo:rsid="004fd984" style:font-style-asian="normal" style:font-style-complex="normal"/>
    </style:style>
    <style:style style:name="T13" style:family="text">
      <style:text-properties fo:font-size="10pt" style:font-size-asian="10pt" style:font-size-complex="10pt"/>
    </style:style>
    <style:style style:name="T14" style:family="text">
      <style:text-properties fo:font-size="16pt" style:font-size-asian="16pt" style:font-size-complex="16pt"/>
    </style:style>
    <style:style style:name="T15" style:family="text">
      <style:text-properties fo:font-size="16pt" officeooo:rsid="001aa70e" style:font-size-asian="16pt" style:font-size-complex="16pt"/>
    </style:style>
    <style:style style:name="T16" style:family="text">
      <style:text-properties fo:language="fr" fo:country="FR"/>
    </style:style>
    <style:style style:name="T17" style:family="text">
      <style:text-properties officeooo:rsid="001aa70e"/>
    </style:style>
    <style:style style:name="T18" style:family="text">
      <style:text-properties officeooo:rsid="0019dbe1"/>
    </style:style>
    <style:style style:name="T19" style:family="text">
      <style:text-properties officeooo:rsid="001d17d4"/>
    </style:style>
    <style:style style:name="T20" style:family="text">
      <style:text-properties officeooo:rsid="001f25e1"/>
    </style:style>
    <style:style style:name="T21" style:family="text">
      <style:text-properties officeooo:rsid="001fd834"/>
    </style:style>
    <style:style style:name="T22" style:family="text">
      <style:text-properties officeooo:rsid="001fe828"/>
    </style:style>
    <style:style style:name="T23" style:family="text">
      <style:text-properties officeooo:rsid="00210671"/>
    </style:style>
    <style:style style:name="T24" style:family="text">
      <style:text-properties officeooo:rsid="0021a48e"/>
    </style:style>
    <style:style style:name="T25" style:family="text">
      <style:text-properties officeooo:rsid="0022e689"/>
    </style:style>
    <style:style style:name="T26" style:family="text">
      <style:text-properties officeooo:rsid="002396cd"/>
    </style:style>
    <style:style style:name="T27" style:family="text">
      <style:text-properties officeooo:rsid="0024e3e8"/>
    </style:style>
    <style:style style:name="T28" style:family="text">
      <style:text-properties officeooo:rsid="0024e3e8" style:font-weight-asian="normal" style:font-weight-complex="normal"/>
    </style:style>
    <style:style style:name="T29" style:family="text">
      <style:text-properties officeooo:rsid="0025f38f"/>
    </style:style>
    <style:style style:name="T30" style:family="text">
      <style:text-properties officeooo:rsid="00293676"/>
    </style:style>
    <style:style style:name="T31" style:family="text">
      <style:text-properties officeooo:rsid="002b6ba5"/>
    </style:style>
    <style:style style:name="T32" style:family="text">
      <style:text-properties officeooo:rsid="002b8296"/>
    </style:style>
    <style:style style:name="T33" style:family="text">
      <style:text-properties officeooo:rsid="00301c65"/>
    </style:style>
    <style:style style:name="T34" style:family="text">
      <style:text-properties officeooo:rsid="00318180"/>
    </style:style>
    <style:style style:name="T35" style:family="text">
      <style:text-properties officeooo:rsid="002fab3d"/>
    </style:style>
    <style:style style:name="T36" style:family="text">
      <style:text-properties officeooo:rsid="0034514d"/>
    </style:style>
    <style:style style:name="T37" style:family="text">
      <style:text-properties officeooo:rsid="0035b0cc"/>
    </style:style>
    <style:style style:name="T38" style:family="text">
      <style:text-properties officeooo:rsid="0035eba3"/>
    </style:style>
    <style:style style:name="T39" style:family="text">
      <style:text-properties officeooo:rsid="0038144c"/>
    </style:style>
    <style:style style:name="T40" style:family="text">
      <style:text-properties officeooo:rsid="0039e2ed"/>
    </style:style>
    <style:style style:name="T41" style:family="text">
      <style:text-properties officeooo:rsid="003a9d11"/>
    </style:style>
    <style:style style:name="T42" style:family="text">
      <style:text-properties officeooo:rsid="003f3744"/>
    </style:style>
    <style:style style:name="T43" style:family="text">
      <style:text-properties officeooo:rsid="004119ff"/>
    </style:style>
    <style:style style:name="T44" style:family="text">
      <style:text-properties officeooo:rsid="004368ac"/>
    </style:style>
    <style:style style:name="T45" style:family="text">
      <style:text-properties officeooo:rsid="004438e7"/>
    </style:style>
    <style:style style:name="T46" style:family="text">
      <style:text-properties officeooo:rsid="0044769c"/>
    </style:style>
    <style:style style:name="T47" style:family="text">
      <style:text-properties officeooo:rsid="0045f999"/>
    </style:style>
    <style:style style:name="T48" style:family="text">
      <style:text-properties officeooo:rsid="0047c9e0"/>
    </style:style>
    <style:style style:name="T49" style:family="text">
      <style:text-properties officeooo:rsid="004938d6"/>
    </style:style>
    <style:style style:name="T50" style:family="text">
      <style:text-properties officeooo:rsid="004ec080"/>
    </style:style>
    <style:style style:name="T51" style:family="text">
      <style:text-properties officeooo:rsid="004fd984"/>
    </style:style>
    <style:style style:name="T52" style:family="text">
      <style:text-properties officeooo:rsid="005317dc"/>
    </style:style>
    <style:style style:name="T53" style:family="text">
      <style:text-properties officeooo:rsid="0054ddad"/>
    </style:style>
    <style:style style:name="T54" style:family="text">
      <style:text-properties officeooo:rsid="00556f70"/>
    </style:style>
    <style:style style:name="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8">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User's manual for</text:p>
      <text:p text:style-name="P18"><draw:frame draw:style-name="fr1" draw:name="Graphic1" text:anchor-type="as-char" svg:width="10.978cm" svg:height="2.064cm" draw:z-index="0"><draw:image xlink:href="../w2llogo.png" xlink:type="simple" xlink:show="embed" xlink:actuate="onLoad"/></draw:frame></text:p>
      <text:p text:style-name="P19">Converter library and LibreOffice extension supporting LaTeX, BibTeX and HTML5</text:p>
      <text:p text:style-name="P17">version 1.<text:span text:style-name="T42">9.1 alpha</text:span> test release</text:p>
      <text:p text:style-name="P16">© 2002–201<text:span text:style-name="T41">8</text:span> Henrik Just</text:p>
      <text:table-of-content text:style-name="Sect1" text:protected="true" text:name="Indholdsfortegnelse1">
        <text:table-of-content-source text:outline-level="2">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holdsfortegnelse1_Head">
            <text:p text:style-name="Contents_20_Heading">Table of Contents</text:p>
          </text:index-title>
          <text:p text:style-name="P39">1 <text:a xlink:type="simple" xlink:href="#__RefHeading__4539_1948605489" text:style-name="Internet_20_link" text:visited-style-name="Internet_20_link">Introduction</text:a><text:tab/>3</text:p>
          <text:p text:style-name="P40">1.1 <text:a xlink:type="simple" xlink:href="#__RefHeading__4541_1948605489" text:style-name="Internet_20_link" text:visited-style-name="Internet_20_link">What is Writer2LaTeX?</text:a><text:tab/>3</text:p>
          <text:p text:style-name="P40">1.2 <text:a xlink:type="simple" xlink:href="#__RefHeading__4543_1948605489" text:style-name="Internet_20_link" text:visited-style-name="Internet_20_link">More about LaTeX and BibTeX support</text:a><text:tab/>3</text:p>
          <text:p text:style-name="P40">1.3 <text:a xlink:type="simple" xlink:href="#__RefHeading__4545_1948605489" text:style-name="Internet_20_link" text:visited-style-name="Internet_20_link">More about HTML5 support</text:a><text:tab/>4</text:p>
          <text:p text:style-name="P39">2 <text:a xlink:type="simple" xlink:href="#__RefHeading__4547_1948605489" text:style-name="Internet_20_link" text:visited-style-name="Internet_20_link">Using the extensions</text:a><text:tab/>5</text:p>
          <text:p text:style-name="P40">2.1 <text:a xlink:type="simple" xlink:href="#__RefHeading__4549_1948605489" text:style-name="Internet_20_link" text:visited-style-name="Internet_20_link">Installing of the extensions</text:a><text:tab/>5</text:p>
          <text:p text:style-name="P40">2.2 <text:a xlink:type="simple" xlink:href="#__RefHeading__4551_1948605489" text:style-name="Internet_20_link" text:visited-style-name="Internet_20_link">Using the extensions</text:a><text:tab/>5</text:p>
          <text:p text:style-name="P40">2.3 <text:a xlink:type="simple" xlink:href="#__RefHeading__4787_2050738568" text:style-name="Internet_20_link" text:visited-style-name="Internet_20_link">Exporting from the command line</text:a><text:tab/>5</text:p>
          <text:p text:style-name="P40">2.4 <text:a xlink:type="simple" xlink:href="#__RefHeading__4559_1948605489" text:style-name="Internet_20_link" text:visited-style-name="Internet_20_link">Custom configuration</text:a><text:tab/>6</text:p>
          <text:p text:style-name="P40">2.5 <text:a xlink:type="simple" xlink:href="#__RefHeading__4561_1948605489" text:style-name="Internet_20_link" text:visited-style-name="Internet_20_link">Configuration packages</text:a><text:tab/>6</text:p>
          <text:p text:style-name="P39">3 <text:a xlink:type="simple" xlink:href="#__RefHeading__4563_1948605489" text:style-name="Internet_20_link" text:visited-style-name="Internet_20_link">Using the command line utility</text:a><text:tab/>10</text:p>
          <text:p text:style-name="P40">3.1 <text:a xlink:type="simple" xlink:href="#__RefHeading__4565_1948605489" text:style-name="Internet_20_link" text:visited-style-name="Internet_20_link">How to install Writer2LaTeX for command line usage</text:a><text:tab/>10</text:p>
          <text:p text:style-name="P40">3.2 <text:a xlink:type="simple" xlink:href="#__RefHeading__4567_1948605489" text:style-name="Internet_20_link" text:visited-style-name="Internet_20_link">Using the command line utility</text:a><text:tab/>11</text:p>
          <text:p text:style-name="P39">4 <text:a xlink:type="simple" xlink:href="#__RefHeading__4569_1948605489" text:style-name="Internet_20_link" text:visited-style-name="Internet_20_link">Configuration</text:a><text:tab/>13</text:p>
          <text:p text:style-name="P40">4.1 <text:a xlink:type="simple" xlink:href="#__RefHeading__4571_1948605489" text:style-name="Internet_20_link" text:visited-style-name="Internet_20_link">LaTeX configuration</text:a><text:tab/>13</text:p>
          <text:p text:style-name="P40">4.2 <text:a xlink:type="simple" xlink:href="#__RefHeading__4573_1948605489" text:style-name="Internet_20_link" text:visited-style-name="Internet_20_link">HTML5 configuration</text:a><text:tab/>24</text:p>
          <text:p text:style-name="P40">4.3 <text:a xlink:type="simple" xlink:href="#__RefHeading__4575_1948605489" text:style-name="Internet_20_link" text:visited-style-name="Internet_20_link">Using LibreOffice to create HTML5 documents</text:a><text:tab/>33</text:p>
          <text:p text:style-name="P39">5 <text:a xlink:type="simple" xlink:href="#__RefHeading__4583_1948605489" text:style-name="Internet_20_link" text:visited-style-name="Internet_20_link">The LaTeX package ooomath.sty</text:a><text:tab/>35</text:p>
          <text:p text:style-name="P39">6 <text:a xlink:type="simple" xlink:href="#__RefHeading__4585_1948605489" text:style-name="Internet_20_link" text:visited-style-name="Internet_20_link">Using Writer2LaTeX from another application</text:a><text:tab/>36</text:p>
          <text:p text:style-name="P40">6.1 <text:a xlink:type="simple" xlink:href="#__RefHeading__4587_1948605489" text:style-name="Internet_20_link" text:visited-style-name="Internet_20_link">Using Writer2LaTeX from a Java application</text:a><text:tab/>36</text:p>
          <text:p text:style-name="P40">6.2 <text:a xlink:type="simple" xlink:href="#__RefHeading__4589_1948605489" text:style-name="Internet_20_link" text:visited-style-name="Internet_20_link">Using Writer2LaTeX from a Basic macro</text:a><text:tab/>37</text:p>
          <text:p text:style-name="P40">6.3 <text:a xlink:type="simple" xlink:href="#__RefHeading__4593_1948605489" text:style-name="Internet_20_link" text:visited-style-name="Internet_20_link">Converting from StarMath with a Basic macro</text:a><text:tab/>38</text:p>
          <text:p text:style-name="P39">7 <text:a xlink:type="simple" xlink:href="#__RefHeading__4595_1948605489" text:style-name="Internet_20_link" text:visited-style-name="Internet_20_link">Troubleshooting</text:a><text:tab/>39</text:p>
        </text:index-body>
      </text:table-of-content>
      <text:h text:style-name="Heading_20_1" text:outline-level="1"><text:bookmark-start text:name="__RefHeading__4539_1948605489"/>Introduction<text:bookmark-end text:name="__RefHeading__4539_1948605489"/></text:h>
      <text:h text:style-name="Heading_20_2" text:outline-level="2"><text:bookmark-start text:name="__RefHeading__4541_1948605489"/>What is Writer2LaTeX?<text:bookmark-end text:name="__RefHeading__4541_1948605489"/></text:h>
      <text:p text:style-name="Text_20_body">Writer2LaTeX is a utility to convert <text:span text:style-name="T2">OpenDocument</text:span> text documents – in particular documents containing formulas – into other formats. <text:span text:style-name="T51">Three formats are supported:</text:span></text:p>
      <text:list xml:id="list3822639213218850512" text:style-name="L1">
        <text:list-item>
          <text:p text:style-name="P42"><text:span text:style-name="T51">You can convert </text:span>OpenDocument text documents to LaTeX 2e.</text:p>
        </text:list-item>
        <text:list-item>
          <text:p text:style-name="P42"><text:span text:style-name="T51">You can extract</text:span> bibliographic data from an OpenDocument text document and convert it to BibTeX format.</text:p>
        </text:list-item>
        <text:list-item>
          <text:p text:style-name="P42"><text:span text:style-name="T51">You can convert</text:span> OpenDocument text documents to HTML5 using CSS to convert style information.</text:p>
        </text:list-item>
      </text:list>
      <text:p text:style-name="Text_20_body">Although Writer2LaTeX is a general OpenDocument converter, it is primarily designed for use with LibreOffice<text:note text:id="ftn1" text:note-class="footnote"><text:note-citation>1</text:note-citation><text:note-body><text:p text:style-name="P22">It <text:span text:style-name="T44">will probably</text:span> work with Apache OpenOffice <text:span text:style-name="T44">as well.</text:span></text:p></text:note-body></text:note>. You can use Writer2LaTeX</text:p>
      <text:list xml:id="list4123435000366700083" text:style-name="L2">
        <text:list-item>
          <text:p text:style-name="P43">...as an <text:span text:style-name="T2">ex</text:span><text:span text:style-name="T3">tension</text:span> for <text:span text:style-name="T17">LibreOffice providing support for LaTeX, BibTeX and HTML5</text:span></text:p>
        </text:list-item>
        <text:list-item>
          <text:p text:style-name="P43">...as a <text:span text:style-name="T2">command line utility</text:span>, independent of <text:span text:style-name="T17">LibreOffice</text:span>.</text:p>
        </text:list-item>
        <text:list-item>
          <text:p text:style-name="P43">...as a <text:span text:style-name="T2">Java library</text:span> providing conversions from OpenDocument for other Java programs.</text:p>
        </text:list-item>
      </text:list>
      <text:p text:style-name="Text_20_body">Writer2LaTeX is a Java application, and thus should work on any platform that supports Java. You need a Java Runtime environment, <text:span text:style-name="T6">version </text:span><text:span text:style-name="T10">8</text:span> or later. Writer2LaTeX is developed and tested using OpenJDK (<text:a xlink:type="simple" xlink:href="http://openjdk.java.net/" text:style-name="Internet_20_link" text:visited-style-name="Visited_20_Internet_20_Link">http://openjdk.java.net/</text:a>)</text:p>
      <text:p text:style-name="Text_20_body">This user's manual will explain how to install and use Writer2LaTeX.</text:p>
      <text:p text:style-name="Text_20_body"><text:span text:style-name="T1">Note</text:span>: In this manual LO is used as an abbreviation of LibreOffice.<text:span text:style-name="T30">.</text:span></text:p>
      <text:h text:style-name="Heading_20_2" text:outline-level="2"><text:bookmark-start text:name="__RefHeading__4543_1948605489"/>More about <text:span text:style-name="T51">LaTeX and BibTeX support</text:span><text:bookmark-end text:name="__RefHeading__4543_1948605489"/></text:h>
      <text:p text:style-name="Text_20_body">Writer2LaTeX is quite flexible: It can take advantage of several LaTeX packages, such as <text:span text:style-name="Source_20_Text">hyperref</text:span>, <text:span text:style-name="Source_20_Text">pifont</text:span>, <text:span text:style-name="Source_20_Text">ulem</text:span>. It can create customized LaTeX code based on the styles and text in the document. Also it supports more than 25 different languages, latin, greek and cyrillic scripts and 8 input-encodings.</text:p>
      <text:p text:style-name="Text_20_body">The flexibility makes it possible to use Writer2LaTeX from several philosophies:</text:p>
      <text:list xml:id="list3901474791895553706" text:style-name="L3">
        <text:list-item>
          <text:p text:style-name="P44">You can use LaTeX as a typesetting engine for your LO documents: Writer2LaTeX can be configured to create a LaTeX document with as much formatting as possible preserved. Note that the resulting LaTeX source will be readable, but not very clean.</text:p>
          <text:p text:style-name="P44">Be aware that even though Writer2LaTeX tries hard to cope with any document, you will only get good results for well structured documents, ie. documents that are formatted using <text:span text:style-name="T1">styles</text:span>. For other documents you will find that Writer2LaTeX uses the principle <text:span text:style-name="T2">garbage in – garbage out</text:span>!</text:p>
        </text:list-item>
        <text:list-item>
          <text:p text:style-name="P44">If you need to continue the work on your document in LaTeX your primary interest may be the content rather than the formatting. Writer2LaTeX can instructed to produce a LaTeX document which strips most of the formatting and <text:soft-page-break/>hence produces a clean LaTeX source from <text:span text:style-name="T2">any</text:span> source document.</text:p>
        </text:list-item>
        <text:list-item>
          <text:p text:style-name="P44">Traditionally, LaTeX documents are written by hand using a text editor. Using a graphical frontend like LyX provides a more user friendly alternative. <text:span text:style-name="T30">The Writer2LaTeX extension features a toolbar, which provides the basic functionality for using </text:span>LO as a graphical frontend for LaTeX.</text:p>
        </text:list-item>
      </text:list>
      <text:h text:style-name="Heading_20_2" text:outline-level="2"><text:bookmark-start text:name="__RefHeading__4545_1948605489"/>More about <text:span text:style-name="T51">HTML5 support</text:span><text:bookmark-end text:name="__RefHeading__4545_1948605489"/></text:h>
      <text:p text:style-name="Text_20_body">The primary goal for Writer2<text:span text:style-name="T51">LaTeX</text:span> is to provide <text:span text:style-name="T2">standards compliant</text:span> <text:span text:style-name="T46">HTML5</text:span> documents which can be customized to your specific needs.</text:p>
      <text:list xml:id="list761491807813019984" text:style-name="L4">
        <text:list-item>
          <text:p text:style-name="P45">Standards compliance is necessary to ensure consistent results when the document is viewed in different browsers. It is also vital to ensure that the created document can be processed further by other tools. <text:span text:style-name="T51">To facilitate this, Writer2LaTeX creates </text:span><text:span text:style-name="T4">polyglot HTML5</text:span><text:span text:style-name="T12">.</text:span></text:p>
        </text:list-item>
        <text:list-item>
          <text:p text:style-name="P45">Customization means that you can control important aspects about the conversion. In particular you can control the style of the document:</text:p>
          <text:list>
            <text:list-item>
              <text:p text:style-name="P45">You can let Writer<text:span text:style-name="T51">2LaTeX</text:span> convert the style information in the source document and thus get an <text:span text:style-name="T46">HTML5</text:span> document that has the same general appearance as the original, but is adapted to an online environment.</text:p>
            </text:list-item>
            <text:list-item>
              <text:p text:style-name="P45">You can create a document that adapts the style of the document to your own CSS style sheet.</text:p>
            </text:list-item>
          </text:list>
        </text:list-item>
      </text:list>
      <text:h text:style-name="Heading_20_1" text:outline-level="1"><text:bookmark-start text:name="__RefHeading__4547_1948605489"/>Using the <text:span text:style-name="T30">extensions</text:span><text:bookmark-end text:name="__RefHeading__4547_1948605489"/></text:h>
      <text:h text:style-name="Heading_20_2" text:outline-level="2"><text:bookmark-start text:name="__RefHeading__4549_1948605489"/>Installing of the <text:span text:style-name="T30">extensions</text:span><text:bookmark-end text:name="__RefHeading__4549_1948605489"/></text:h>
      <text:p text:style-name="Text_20_body">Writer2LaTeX can work as an e<text:span text:style-name="T30">xtension</text:span> for <text:span text:style-name="T17">LibreOffice Writer.</text:span></text:p>
      <text:p text:style-name="Text_20_body">Two LO extensions are provided:</text:p>
      <text:list xml:id="list7105730683539991096" text:style-name="L5">
        <text:list-item>
          <text:p text:style-name="P46"><text:span text:style-name="T7">writer2latex.oxt</text:span> installs <text:span text:style-name="T30">support for</text:span> LaTeX and BibTeX export in Writer</text:p>
        </text:list-item>
        <text:list-item>
          <text:p text:style-name="P46"><text:span text:style-name="T7">writer2xhtml.oxt</text:span> installs <text:span text:style-name="T30">support for</text:span> HTML<text:span text:style-name="T46">5 </text:span>export in Writer</text:p>
        </text:list-item>
      </text:list>
      <text:p text:style-name="Text_20_body">The two extensions are independent, you can install one or both depending on your needs.</text:p>
      <text:p text:style-name="Text_20_body"><text:span text:style-name="T2">Note</text:span>: Before you install th<text:span text:style-name="T30">e</text:span> extensions, you need to set up LO to use Java. You can configure this in LO under <text:span text:style-name="T7">Tools – Options</text:span>. Of course this requires that you have installed a Java runtime environment on your system.</text:p>
      <text:p text:style-name="Text_20_body">The extensions are installed and uninstalled using the Extension Manager in LO. If you need instructions about using the Extension Manager, see</text:p>
      <text:p text:style-name="P2"><text:a xlink:type="simple" xlink:href="https://help.libreoffice.org/Common/Extension_Manager" text:style-name="Internet_20_link" text:visited-style-name="Visited_20_Internet_20_Link">https://help.libreoffice.org/Common/Extension_Manager</text:a></text:p>
      <text:p text:style-name="Text_20_body">In case of installation troubles, please see the FAQ on Writer2LaTeXs web page:</text:p>
      <text:p text:style-name="Text_20_body"><text:a xlink:type="simple" xlink:href="http://writer2latex.sourceforge.net/" text:style-name="Internet_20_link" text:visited-style-name="Visited_20_Internet_20_Link">http://writer2latex.sourceforge.net</text:a>.</text:p>
      <text:h text:style-name="Heading_20_2" text:outline-level="2"><text:bookmark-start text:name="__RefHeading__4551_1948605489"/>Using the <text:span text:style-name="T30">extensions</text:span><text:bookmark-end text:name="__RefHeading__4551_1948605489"/></text:h>
      <text:p text:style-name="P8">The usage of the extensions is described in the help files: Help – LO Help – Writer2LaTeX/Writer2xhtml.</text:p>
      <text:h text:style-name="P59" text:outline-level="2"><text:bookmark-start text:name="__RefHeading__4787_2050738568"/>Exporting from the command line<text:bookmark-end text:name="__RefHeading__4787_2050738568"/></text:h>
      <text:p text:style-name="P9">You can also use the extensions to export to <text:span text:style-name="T34">LaTeX, </text:span>HTML<text:span text:style-name="T46">5</text:span> from the command line. For example to export to HTML5, use the command line</text:p>
      <text:p text:style-name="P26">soffice --headless --convert-to html:org.openoffice.da.writer2xhtml5 document.odt</text:p>
      <text:p text:style-name="P12">Note that this does not work if LO is already running.</text:p>
      <text:p text:style-name="P10">The paramter is the file extension followed by a colon, followed by a filter name. <text:span text:style-name="T35">The possible </text:span>filter names<text:span text:style-name="T35"> are detailed in the table below.</text:span></text:p>
      <text:p text:style-name="P11">If you are using LO version 4.3.2 or later, you can also pass options to the filter. For example to export to LaTeX with pdfTeX as the backend using latin1 as the input encoding, use the command line</text:p>
      <text:p text:style-name="P27">soffice --headless --convert-to <text:span text:style-name="T36">tex</text:span>:org.openoffice.da.writer2<text:span text:style-name="T36">latex:backend=pdftex,inputencoding=latin1</text:span> document.odt</text:p>
      <text:p text:style-name="P11">The options must be supplied after an additional colon as a comma separated list. Each item should have the form <text:span text:style-name="Source_20_Text">name=value</text:span>. See section <text:bookmark-ref text:reference-format="chapter" text:ref-name="__RefHeading__4569_1948605489">4</text:bookmark-ref> for information about the available options.</text:p>
      <table:table table:name="Tabel2" table:style-name="Tabel2">
        <table:table-column table:style-name="Tabel2.A"/>
        <table:table-column table:style-name="Tabel2.B"/>
        <table:table-row>
          <table:table-cell table:style-name="Tabel2.A1" office:value-type="string">
            <text:p text:style-name="P37">Format</text:p>
          </table:table-cell>
          <table:table-cell table:style-name="Tabel2.B1" office:value-type="string">
            <text:p text:style-name="P37">FilterName</text:p>
          </table:table-cell>
        </table:table-row>
        <table:table-row>
          <table:table-cell table:style-name="Tabel2.A2" office:value-type="string">
            <text:p text:style-name="P30">LaTeX</text:p>
          </table:table-cell>
          <table:table-cell table:style-name="Tabel2.B2" office:value-type="string">
            <text:p text:style-name="P30"><text:span text:style-name="Source_20_Text">org.openoffice.da.writer2latex</text:span></text:p>
          </table:table-cell>
        </table:table-row>
        <text:soft-page-break/>
        <table:table-row>
          <table:table-cell table:style-name="Tabel2.A2" office:value-type="string">
            <text:p text:style-name="P30">BibTeX</text:p>
          </table:table-cell>
          <table:table-cell table:style-name="Tabel2.B2" office:value-type="string">
            <text:p text:style-name="P30"><text:span text:style-name="Source_20_Text">org.openoffice.da.writer2bibtex</text:span></text:p>
          </table:table-cell>
        </table:table-row>
        <table:table-row>
          <table:table-cell table:style-name="Tabel2.A2" office:value-type="string">
            <text:p text:style-name="P30">HTML5</text:p>
          </table:table-cell>
          <table:table-cell table:style-name="Tabel2.B2" office:value-type="string">
            <text:p text:style-name="P30"><text:span text:style-name="Source_20_Text">org.openoffice.da.writer2xhtml5</text:span></text:p>
          </table:table-cell>
        </table:table-row>
      </table:table>
      <text:h text:style-name="P60" text:outline-level="2"><text:bookmark-start text:name="__RefHeading__4559_1948605489"/><text:reference-mark text:name="custom-config"/>Custom configuration<text:bookmark-end text:name="__RefHeading__4559_1948605489"/></text:h>
      <text:p text:style-name="Text_20_body">Each of the exports provides the possibility to use a custom format/style. To edit this, choose <text:span text:style-name="T7">Tools – Options – Writer2LaTeX</text:span> resp. <text:span text:style-name="T7">Writer2xhtml.</text:span> </text:p>
      <text:p text:style-name="Text_20_body">All three exporters uses a configuration file in the user installation folder for LO.</text:p>
      <text:list xml:id="list2344318565579024325" text:style-name="L6">
        <text:list-item>
          <text:p text:style-name="P47">On unix-like systems this folder will usually be something like</text:p>
          <text:p text:style-name="P48"><text:span text:style-name="Source_20_Text">home directory/.</text:span><text:span text:style-name="Source_20_Text"><text:span text:style-name="T18">config/libreoffce/4</text:span></text:span><text:span text:style-name="Source_20_Text">/user</text:span></text:p>
        </text:list-item>
        <text:list-item>
          <text:p text:style-name="P47">On Windows it will usually be something like</text:p>
          <text:p text:style-name="P47"><text:span text:style-name="Source_20_Text">C:\Documents and Settings\username\OpenOffice.org2\user</text:span></text:p>
          <text:p text:style-name="P47">or</text:p>
          <text:p text:style-name="P47"><text:span text:style-name="Source_20_Text">C:\Documents and Settings\username</text:span><text:span text:style-name="Source_20_Text"><text:span text:style-name="T17">\<text:line-break/>Application Data\LibreOffice</text:span></text:span><text:span text:style-name="Source_20_Text">\</text:span><text:span text:style-name="Source_20_Text"><text:span text:style-name="T17">4</text:span></text:span><text:span text:style-name="Source_20_Text">\user</text:span></text:p>
          <text:p text:style-name="P47">(Note that this directory may be hidden.)</text:p>
        </text:list-item>
      </text:list>
      <text:p text:style-name="Text_20_body"><text:span text:style-name="T51">The LaTeX export </text:span>uses a file named <text:span text:style-name="Source_20_Text">writer2latex.xml</text:span>, and <text:span text:style-name="T51">the HTML5 export</text:span> <text:span text:style-name="T44">uses</text:span> a file named <text:span text:style-name="Source_20_Text">writer2xhtml.xml</text:span>. These files are created automatically the first time you use the custom configuration.</text:p>
      <text:p text:style-name="Text_20_body">See section <text:reference-ref text:reference-format="chapter" text:ref-name="latex-config">4</text:reference-ref> for the structure of the configuration file.</text:p>
      <text:h text:style-name="Heading_20_2" text:outline-level="2"><text:bookmark-start text:name="__RefHeading__4561_1948605489"/><text:reference-mark text:name="config-packages"/>Configuration packages<text:bookmark-end text:name="__RefHeading__4561_1948605489"/></text:h>
      <text:p text:style-name="Text_20_body">Advanced users may add further formats/styles to the lists in the export dialog. This is done using <text:span text:style-name="T2">configuration packages</text:span>, which are custom extensions to LO containing further configurations for Writer2LaTeX.</text:p>
      <text:p text:style-name="Text_20_body">A configuration package can contain:</text:p>
      <text:list xml:id="list6491737077983489680" text:style-name="L7">
        <text:list-item>
          <text:p text:style-name="P49">A configuration file for Writer2LaTeX, see section <text:reference-ref text:reference-format="chapter" text:ref-name="latex-config">4</text:reference-ref>.</text:p>
        </text:list-item>
        <text:list-item>
          <text:p text:style-name="P49">An HTML<text:span text:style-name="T46">5</text:span> template.</text:p>
        </text:list-item>
        <text:list-item>
          <text:p text:style-name="P49">An LO template.</text:p>
        </text:list-item>
        <text:list-item>
          <text:p text:style-name="P49">An LO registry file to glue the parts together.</text:p>
        </text:list-item>
      </text:list>
      <text:p text:style-name="Text_20_body">The Writer2LaTeX distribution contains a sample configuration package <text:span text:style-name="T7">xhtml-config-sample.oxt</text:span> that demonstrates this.</text:p>
      <text:p text:style-name="Text_20_body">As a demonstration of the principles of configuration packages, you can install this into LO using the Extension Manager:</text:p>
      <text:list xml:id="list2538726263226457612" text:style-name="L8">
        <text:list-item>
          <text:p text:style-name="P50">If you export to HTML<text:span text:style-name="T46">5</text:span>, the dialog will show an additional entry <text:span text:style-name="T7">Sample custom style</text:span> in the Style list.</text:p>
        </text:list-item>
        <text:list-item>
          <text:p text:style-name="P50">If you open <text:span text:style-name="T7">Templates and Documents</text:span> in LO you will find a new folder <text:span text:style-name="T7">xhtml-sample-config</text:span>. This folder contains a Writer template. If you create a document based on this template, <text:span text:style-name="T7">Sample custom style</text:span> will be preselected when you export to HTML<text:span text:style-name="T46">5</text:span>.</text:p>
        </text:list-item>
      </text:list>
      <text:p text:style-name="Text_20_body">You can create your own configuration package based on this sample. Use a zip utility <text:soft-page-break/>to unpack the extension. The following explains the individual parts of the sample configuration package.</text:p>
      <text:h text:style-name="Heading_20_3" text:outline-level="3">The file description.xml</text:h>
      <text:p text:style-name="Text_20_body">This files identifies the extension in LO. For your own configuration package you should choose a unique name for the identifier and a version number, eg.</text:p>
      <text:p text:style-name="Preformatted_20_Text">&lt;?xml version="1.0" encoding="UTF-8"?&gt;</text:p>
      <text:p text:style-name="Preformatted_20_Text">&lt;description</text:p>
      <text:p text:style-name="Preformatted_20_Text"><text:s text:c="2"/>xmlns="http://openoffice.org/extensions/description/2006"</text:p>
      <text:p text:style-name="Preformatted_20_Text"><text:s text:c="2"/>xmlns:d="http://openoffice.org/extensions/description/2006"&gt;</text:p>
      <text:p text:style-name="Preformatted_20_Text"><text:s text:c="2"/>&lt;identifier value="MyConfigPackage" /&gt;</text:p>
      <text:p text:style-name="Preformatted_20_Text"><text:s text:c="2"/>&lt;version value="1.0" /&gt;</text:p>
      <text:p text:style-name="Preformatted_20_Text">&lt;/description&gt; </text:p>
      <text:h text:style-name="Heading_20_3" text:outline-level="3">The files META-INF/manifest.xml and Paths.xcu</text:h>
      <text:p text:style-name="Text_20_body">These files should be left unchanged.</text:p>
      <text:h text:style-name="Heading_20_3" text:outline-level="3">The folder template</text:h>
      <text:p text:style-name="Text_20_body">Put your LO Writer template in this folder (it is recommended to use a subfolder with a descriptive name). You may add more that one templates, and if you don't want to include a Writer template you may leave it empty (do not delete the folder).</text:p>
      <text:h text:style-name="Heading_20_3" text:outline-level="3">The folder config</text:h>
      <text:p text:style-name="Text_20_body">Put your Writer2LaTeX configuration in this folder. <text:span text:style-name="T51">Y</text:span>ou should also put your HTML<text:span text:style-name="T46">5</text:span> template here.</text:p>
      <text:h text:style-name="Heading_20_3" text:outline-level="3">The file Options.xcu</text:h>
      <text:p text:style-name="Text_20_body">This is the central configuration file that glues together the content of the configuration package. See the following example for an explanation of the structure.</text:p>
      <text:p text:style-name="Preformatted_20_Text">&lt;?xml version='1.0' encoding='UTF-8'?&gt;</text:p>
      <text:p text:style-name="Preformatted_20_Text">&lt;oor:component-data oor:name="Options"</text:p>
      <text:p text:style-name="Text_20_body">For LaTeX, Writer2xhtml should be replaced by Writer2LaTeX here:</text:p>
      <text:p text:style-name="Preformatted_20_Text"><text:s text:c="2"/>oor:package="org.openoffice.da.Writer2xhtml<text:span text:style-name="T45">5</text:span>"</text:p>
      <text:p text:style-name="Preformatted_20_Text"><text:s text:c="2"/>xml:lang="en-US"</text:p>
      <text:p text:style-name="Preformatted_20_Text"><text:s text:c="2"/>xmlns:oor="http://openoffice.org/2001/registry"</text:p>
      <text:p text:style-name="Preformatted_20_Text"><text:s text:c="2"/>xmlns:xs="http://www.w3.org/2001/XMLSchema"&gt;</text:p>
      <text:p text:style-name="Text_20_body">XhtmlOptions may be replaced by LaTeXOptions <text:span text:style-name="T44">here</text:span>:</text:p>
      <text:p text:style-name="Preformatted_20_Text"><text:s text:c="4"/>&lt;node oor:name="XhtmlOptions"&gt;</text:p>
      <text:p text:style-name="Preformatted_20_Text"><text:s text:c="8"/>&lt;node oor:name="Configurations"&gt;</text:p>
      <text:p text:style-name="Text_20_body">The configuration needs a unique name (you may define several configurations in the same package):</text:p>
      <text:p text:style-name="Preformatted_20_Text"><text:s text:c="12"/>&lt;node oor:name="myconfig1" oor:op="replace"&gt;</text:p>
      <text:p text:style-name="Text_20_body">You can define options which are normally set in the filter dialog. In that case you can lock (disable) the corresponding parts of the dialogs. To do so, add a comma sepa<text:soft-page-break/>rated list of options as value here. See below for the options that can be locked for each of the filters.</text:p>
      <text:p text:style-name="Preformatted_20_Text"><text:s text:c="16"/>&lt;prop oor:name="LockedOptions" oor:type="xs:string"&gt;</text:p>
      <text:p text:style-name="Preformatted_20_Text"><text:s text:c="20"/>&lt;value&gt;&lt;/value&gt;</text:p>
      <text:p text:style-name="Preformatted_20_Text"><text:s text:c="16"/>&lt;/prop&gt;</text:p>
      <text:p text:style-name="Text_20_body">The DisplayName is the name displayed in the style/format list in the filter dialog.</text:p>
      <text:p text:style-name="Preformatted_20_Text"><text:s text:c="16"/>&lt;prop oor:name="DisplayName" oor:type="xs:string" oor:localized="true"&gt;</text:p>
      <text:p text:style-name="Preformatted_20_Text"><text:s text:c="20"/>&lt;value&gt;My Config Package&lt;/value&gt;</text:p>
      <text:p text:style-name="Preformatted_20_Text"><text:s text:c="16"/>&lt;/prop&gt;</text:p>
      <text:p text:style-name="Text_20_body">This path points to the configuration within the extension, you want to use:</text:p>
      <text:p text:style-name="Preformatted_20_Text"><text:s text:c="16"/>&lt;prop oor:name="ConfigURL" oor:type="xs:string"&gt;</text:p>
      <text:p text:style-name="Preformatted_20_Text"><text:s text:c="20"/>&lt;value&gt;%origin%/config/myconfig.xml&lt;/value&gt;</text:p>
      <text:p text:style-name="Preformatted_20_Text"><text:s text:c="16"/>&lt;/prop&gt;</text:p>
      <text:p text:style-name="Text_20_body">This property (HTML<text:span text:style-name="T46">5</text:span> only) points to the HTML<text:span text:style-name="T46">5</text:span> template within the extension, you want to use:</text:p>
      <text:p text:style-name="Preformatted_20_Text"><text:s text:c="16"/>&lt;prop oor:name="TargetTemplateURL" oor:type="xs:string"&gt;</text:p>
      <text:p text:style-name="Preformatted_20_Text"><text:s text:c="20"/>&lt;value&gt;%origin%/config/mytemplate.xhtml&lt;/value&gt;</text:p>
      <text:p text:style-name="Preformatted_20_Text"><text:s text:c="16"/>&lt;/prop&gt;</text:p>
      <text:p text:style-name="Preformatted_20_Text"><text:s text:c="12"/>&lt;/node&gt;</text:p>
      <text:p text:style-name="Preformatted_20_Text"><text:s text:c="8"/>&lt;/node&gt;</text:p>
      <text:p text:style-name="Text_20_body">The next section defines the LO template you wish to connect with your configuration:</text:p>
      <text:p text:style-name="Preformatted_20_Text"><text:s text:c="8"/>&lt;node oor:name="Templates"&gt;</text:p>
      <text:p text:style-name="Text_20_body">The entry needs a unique name:</text:p>
      <text:p text:style-name="Preformatted_20_Text"><text:s text:c="12"/>&lt;node oor:name="mytemplate1" oor:op="replace"&gt;</text:p>
      <text:p text:style-name="Preformatted_20_Text"><text:s text:c="16"/>&lt;prop oor:name="TemplateName" oor:type="xs:string"&gt;</text:p>
      <text:p text:style-name="Text_20_body">The name of the LO template is defined here (leave out .odt).</text:p>
      <text:p text:style-name="Preformatted_20_Text"><text:s text:c="20"/>&lt;value&gt;MyWriterTemplate&lt;/value&gt;</text:p>
      <text:p text:style-name="Preformatted_20_Text"><text:s text:c="16"/>&lt;/prop&gt;</text:p>
      <text:p text:style-name="Preformatted_20_Text"><text:s text:c="16"/>&lt;prop oor:name="ConfigName" oor:type="xs:string"&gt;</text:p>
      <text:p text:style-name="Text_20_body">The configuration to link to is defined here.</text:p>
      <text:p text:style-name="Preformatted_20_Text"><text:s text:c="20"/>&lt;value&gt;myconfig1&lt;/value&gt;</text:p>
      <text:p text:style-name="Preformatted_20_Text"><text:s text:c="16"/>&lt;/prop&gt;</text:p>
      <text:p text:style-name="Preformatted_20_Text"><text:s text:c="12"/>&lt;/node&gt;</text:p>
      <text:p text:style-name="Preformatted_20_Text"><text:s text:c="8"/>&lt;/node&gt;</text:p>
      <text:p text:style-name="Preformatted_20_Text"><text:s text:c="4"/>&lt;/node&gt;</text:p>
      <text:p text:style-name="Preformatted_20_Text">&lt;/oor:component-data&gt;</text:p>
      <text:p text:style-name="Preformatted_20_Text"/>
      <text:h text:style-name="Heading_20_3" text:outline-level="3">About locked options</text:h>
      <text:p text:style-name="Text_20_body">The options you can specify for the LockedOptions property depends on the filter. The following list details which options are available to lock for each filter (see section <text:reference-ref text:reference-format="chapter" text:ref-name="latex-config">4</text:reference-ref>).</text:p>
      <text:p text:style-name="P38"><text:soft-page-break/>LaTeX export</text:p>
      <text:p text:style-name="Text_20_body_20_left_20_justified"><text:span text:style-name="Source_20_Text">backend, inputencoding, </text:span><text:span text:style-name="Source_20_Text"><text:span text:style-name="T54">script, </text:span></text:span><text:span text:style-name="Source_20_Text">multilingual, </text:span><text:span text:style-name="Source_20_Text"><text:span text:style-name="T31">font,</text:span></text:span><text:span text:style-name="Source_20_Text"> greek_math, additional_symbols</text:span><text:span text:style-name="Source_20_Text"><text:note text:id="ftn2" text:note-class="footnote"><text:note-citation>2</text:note-citation><text:note-body><text:p text:style-name="Footnote">This is a pseudo-option which locks all the options <text:span text:style-name="source-footnote">use_pifont</text:span>, <text:span text:style-name="source-footnote">use_ifsym</text:span>, <text:span text:style-name="source-footnote">use_wasysym</text:span>, <text:span text:style-name="source-footnote">use_eurosym</text:span> and <text:span text:style-name="source-footnote">use_tipa</text:span>.</text:p></text:note-body></text:note></text:span><text:span text:style-name="Source_20_Text">, use_bibtex, bibtex_style, wrap_lines_after, split_linked_sections, split_toplevel_sections, save_images_in_subdir, notes, metadata, </text:span><text:span text:style-name="Source_20_Text"><text:span text:style-name="T20">display_hidden_text,</text:span></text:span><text:span text:style-name="Source_20_Text"> original_image_size, simple_table_limit, float_tables, float_figures, float_options, ignore_hard_page_breaks, ignore_hard_line_breaks, ignore_empty_paragraphs, ignore_double_spaces</text:span></text:p>
      <text:p text:style-name="P38">HTML5 export</text:p>
      <text:p text:style-name="Text_20_body_20_left_20_justified"><text:span text:style-name="Source_20_Text"><text:span text:style-name="T52">units, </text:span></text:span><text:span text:style-name="Source_20_Text">scaling, column_scaling, image_size, notes, use_dublin_core, ignore_hard_line_breaks, ignore_empty_paragraphs, ignore_double_spaces, split_level, repeat_levels, save_images_in_subdir, </text:span><text:span text:style-name="Source_20_Text"><text:span text:style-name="T50">embed_svg, embed_img, multilingual</text:span></text:span></text:p>
      <text:h text:style-name="Heading_20_1" text:outline-level="1"><text:bookmark-start text:name="__RefHeading__4563_1948605489"/>Using the command line utility<text:bookmark-end text:name="__RefHeading__4563_1948605489"/></text:h>
      <text:h text:style-name="Heading_20_2" text:outline-level="2"><text:bookmark-start text:name="__RefHeading__4565_1948605489"/>How to install Writer2LaTeX for command line usage<text:bookmark-end text:name="__RefHeading__4565_1948605489"/></text:h>
      <text:p text:style-name="Text_20_body">Writer2LaTeX can work as a standalone command line utility (an installation of LO is not required).</text:p>
      <text:p text:style-name="Text_20_body"><text:span text:style-name="T2">Limitation</text:span>: The export filters support conversion of embedded objects and graphics to a suitable format. The command line utility can only handle graphics in the original format.</text:p>
      <text:h text:style-name="Heading_20_3" text:outline-level="3">Installation for Microsoft Windows</text:h>
      <text:p text:style-name="Text_20_body">To install Writer2LaTeX under Microsoft Windows follow these instructions:</text:p>
      <text:list xml:id="list599762491363649154" text:style-name="L9">
        <text:list-item>
          <text:p text:style-name="P51">Unzip <text:span text:style-name="Source_20_Text">writer2latex</text:span><text:span text:style-name="Source_20_Text"><text:span text:style-name="T42">191alpha</text:span></text:span><text:span text:style-name="Source_20_Text">.zip</text:span> into some directory. This will create a subdirectory <text:span text:style-name="Source_20_Text">writer2latex</text:span><text:span text:style-name="Source_20_Text"><text:span text:style-name="T43">19</text:span></text:span>.</text:p>
        </text:list-item>
        <text:list-item>
          <text:p text:style-name="P51">Add this directory to your PATH environment variable (optional but re­com­men­ded).</text:p>
        </text:list-item>
      </text:list>
      <text:p text:style-name="Text_20_body">In some cases you may have to edit <text:span text:style-name="Source_20_Text">w2l.bat</text:span> slightly: The batch file assumes that the java executable is in your path. To verify this, open a command prompt and type <text:span text:style-name="Source_20_Text">java -version</text:span>. <text:s/>If this test fails (or if you have several Java versions installed and want to use a specific version): Open the file <text:span text:style-name="Source_20_Text">w2l.bat</text:span> with a text editor and edit the approriate line to contain the full path to the Java executable, eg.</text:p>
      <text:p text:style-name="Preformatted_20_Text">set JAVAEXE="C:\j2sdk1.<text:span text:style-name="T23">7</text:span>.0_<text:span text:style-name="T23">67</text:span>\bin\java”</text:p>
      <text:h text:style-name="Heading_20_3" text:outline-level="3">Installation for Unix and friends</text:h>
      <text:list xml:id="list8097020306790435782" text:style-name="L10">
        <text:list-item>
          <text:p text:style-name="P52">Unzip <text:span text:style-name="Source_20_Text">writer2latex1</text:span><text:span text:style-name="Source_20_Text"><text:span text:style-name="T42">91alpha</text:span></text:span><text:span text:style-name="Source_20_Text">.zip</text:span> into some directory. This will create a subdirectory <text:span text:style-name="Source_20_Text">writer2latex</text:span><text:span text:style-name="Source_20_Text"><text:span text:style-name="T43">19</text:span></text:span>.</text:p>
        </text:list-item>
        <text:list-item>
          <text:p text:style-name="P52">Add this directory to your PATH environment variable (optional but recommended).</text:p>
        </text:list-item>
        <text:list-item>
          <text:p text:style-name="P52">Add execute permissions to <text:span text:style-name="Source_20_Text">w2l</text:span> as follows:</text:p>
          <text:p text:style-name="P65">chmod +x w2l</text:p>
        </text:list-item>
      </text:list>
      <text:p text:style-name="Text_20_body">In some cases you may have to edit the script slightly:</text:p>
      <text:p text:style-name="Text_20_body">If you place w2l and writer2latex.jar in different directories, or if you choose to create a symbolic link to the script: Open the file <text:span text:style-name="Source_20_Text">w2l</text:span> with a text editor and replace the path at the top of the file with the full path to Writer2LaTeX, eg.</text:p>
      <text:p text:style-name="Preformatted_20_Text"><text:span text:style-name="Source_20_Text">W2LPATH="/home/username/writer2latex</text:span><text:span text:style-name="Source_20_Text"><text:span text:style-name="T29">15</text:span></text:span><text:span text:style-name="Source_20_Text">"</text:span></text:p>
      <text:p text:style-name="Text_20_body">Also, the script assumes that the java executable is in your path, or that the JAVA_HOME variable points to the locations. To verify the former, open a command shell and type <text:span text:style-name="Source_20_Text">java -version</text:span>. To verify the latter, type <text:span text:style-name="Source_20_Text">env.</text:span> If neither is the case or you have several Java versions installed you should edit this line to contain the full path to the Java executable, ie.</text:p>
      <text:p text:style-name="Preformatted_20_Text"><text:span text:style-name="Source_20_Text">set MYJAVAEXE="/path/to/java/executable/”</text:span></text:p>
      <text:h text:style-name="Heading_20_2" text:outline-level="2"><text:bookmark-start text:name="__RefHeading__4567_1948605489"/><text:soft-page-break/>Using the command line utility<text:bookmark-end text:name="__RefHeading__4567_1948605489"/></text:h>
      <text:p text:style-name="Text_20_body">To invoke the command line utility, use the command line</text:p>
      <text:p text:style-name="Preformatted_20_Text">w2l &lt;options&gt; &lt;source document/path&gt; [&lt;target document/path&gt;]</text:p>
      <text:p text:style-name="Text_20_body">The available options are</text:p>
      <table:table table:name="Tabel3" table:style-name="Tabel3">
        <table:table-column table:style-name="Tabel3.A"/>
        <table:table-column table:style-name="Tabel3.B"/>
        <table:table-column table:style-name="Tabel3.C"/>
        <table:table-row>
          <table:table-cell table:style-name="Tabel3.A1" office:value-type="string">
            <text:p text:style-name="Table_20_Heading">Group</text:p>
          </table:table-cell>
          <table:table-cell table:style-name="Tabel3.A1" office:value-type="string">
            <text:p text:style-name="Table_20_Heading">Option</text:p>
          </table:table-cell>
          <table:table-cell table:style-name="Tabel3.C1" office:value-type="string">
            <text:p text:style-name="Table_20_Heading">Explanation</text:p>
          </table:table-cell>
        </table:table-row>
        <table:table-row>
          <table:table-cell table:style-name="Tabel3.A2" office:value-type="string">
            <text:p text:style-name="Table_20_Contents">Format</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latex</text:span></text:p>
                </table:table-cell>
                <table:table-cell table:style-name="Tabel3.B2.2.1" office:value-type="string">
                  <text:p text:style-name="Table_20_Contents">Convert to LaTeX (default)</text:p>
                </table:table-cell>
              </table:table-row>
              <table:table-row>
                <table:table-cell table:style-name="Tabel3.A2" office:value-type="string">
                  <text:p text:style-name="Table_20_Contents"><text:span text:style-name="Source_20_Text">-bibtex</text:span></text:p>
                </table:table-cell>
                <table:table-cell table:style-name="Tabel3.B2.2.1" office:value-type="string">
                  <text:p text:style-name="Table_20_Contents">Convert to BibTeX</text:p>
                </table:table-cell>
              </table:table-row>
              <table:table-row>
                <table:table-cell table:style-name="Tabel3.A2" office:value-type="string">
                  <text:p text:style-name="Table_20_Contents"><text:span text:style-name="Source_20_Text">-html5</text:span></text:p>
                </table:table-cell>
                <table:table-cell table:style-name="Tabel3.B2.2.1" office:value-type="string">
                  <text:p text:style-name="P20">Convert t<text:span text:style-name="T17">o</text:span> HTML5</text:p>
                </table:table-cell>
              </table:table-row>
            </table:table>
          </table:table-cell>
          <table:covered-table-cell/>
        </table:table-row>
        <table:table-row>
          <table:table-cell table:style-name="Tabel3.A2" office:value-type="string">
            <text:p text:style-name="Table_20_Contents">Config</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config &lt;file&gt;</text:span></text:p>
                </table:table-cell>
                <table:table-cell table:style-name="Tabel3.B2.2.1" office:value-type="string">
                  <text:p text:style-name="Table_20_Contents">Load configuration file (see section <text:reference-ref text:reference-format="chapter" text:ref-name="latex-config">4</text:reference-ref>)</text:p>
                </table:table-cell>
              </table:table-row>
              <table:table-row>
                <table:table-cell table:style-name="Tabel3.A2" office:value-type="string">
                  <text:p text:style-name="Table_20_Contents"><text:span text:style-name="Source_20_Text">-ultraclean</text:span></text:p>
                </table:table-cell>
                <table:table-cell table:style-name="Tabel3.B2.2.1" office:value-type="string">
                  <text:p text:style-name="Table_20_Contents">Load the LaTeX format <text:span text:style-name="T2">ultraclean</text:span></text:p>
                </table:table-cell>
              </table:table-row>
              <table:table-row>
                <table:table-cell table:style-name="Tabel3.A2" office:value-type="string">
                  <text:p text:style-name="Table_20_Contents"><text:span text:style-name="Source_20_Text">-clean</text:span></text:p>
                </table:table-cell>
                <table:table-cell table:style-name="Tabel3.B2.2.1" office:value-type="string">
                  <text:p text:style-name="Table_20_Contents">Load the LaTeX format <text:span text:style-name="T2">clean</text:span></text:p>
                </table:table-cell>
              </table:table-row>
              <table:table-row>
                <table:table-cell table:style-name="Tabel3.A2" office:value-type="string">
                  <text:p text:style-name="Table_20_Contents"><text:span text:style-name="Source_20_Text">-pdfprint</text:span></text:p>
                </table:table-cell>
                <table:table-cell table:style-name="Tabel3.B2.2.1" office:value-type="string">
                  <text:p text:style-name="Table_20_Contents">Load the LaTeX format <text:span text:style-name="T2">pdfprint</text:span> </text:p>
                </table:table-cell>
              </table:table-row>
              <table:table-row>
                <table:table-cell table:style-name="Tabel3.A2" office:value-type="string">
                  <text:p text:style-name="Table_20_Contents"><text:span text:style-name="Source_20_Text">-pdfscreen</text:span></text:p>
                </table:table-cell>
                <table:table-cell table:style-name="Tabel3.B2.2.1" office:value-type="string">
                  <text:p text:style-name="Table_20_Contents">Load the LaTeX format <text:span text:style-name="T2">pdfscreen</text:span></text:p>
                </table:table-cell>
              </table:table-row>
              <table:table-row>
                <table:table-cell table:style-name="Tabel3.A2" office:value-type="string">
                  <text:p text:style-name="Table_20_Contents"><text:span text:style-name="Source_20_Text">-cleanxhtml</text:span></text:p>
                </table:table-cell>
                <table:table-cell table:style-name="Tabel3.B2.2.1" office:value-type="string">
                  <text:p text:style-name="Table_20_Contents">Load the HTML<text:span text:style-name="T46">5</text:span> format <text:span text:style-name="T2">cleanxhtml</text:span></text:p>
                </table:table-cell>
              </table:table-row>
            </table:table>
          </table:table-cell>
          <table:covered-table-cell/>
        </table:table-row>
        <table:table-row>
          <table:table-cell table:style-name="Tabel3.A2" office:value-type="string">
            <text:p text:style-name="Table_20_Contents">xhtml</text:p>
          </table:table-cell>
          <table:table-cell table:style-name="Tabel3.A2" office:value-type="string">
            <text:p text:style-name="Table_20_Contents"><text:span text:style-name="Source_20_Text">-template &lt;file&gt;</text:span></text:p>
          </table:table-cell>
          <table:table-cell table:style-name="Tabel3.B2.2.1" office:value-type="string">
            <text:p text:style-name="Table_20_Contents">Load an HTML<text:span text:style-name="T46">5</text:span> template</text:p>
          </table:table-cell>
        </table:table-row>
        <table:table-row>
          <table:table-cell table:style-name="Tabel3.A2" office:value-type="string">
            <text:p text:style-name="Table_20_Contents">Options</text:p>
          </table:table-cell>
          <table:table-cell table:style-name="Tabel3.A2" office:value-type="string">
            <text:p text:style-name="Table_20_Contents"><text:span text:style-name="Source_20_Text">-&lt;option&gt; &lt;value&gt;</text:span></text:p>
          </table:table-cell>
          <table:table-cell table:style-name="Tabel3.B2.2.1" office:value-type="string">
            <text:p text:style-name="Table_20_Contents">Set a configuration options (see section <text:reference-ref text:reference-format="chapter" text:ref-name="latex-config">4</text:reference-ref>)</text:p>
          </table:table-cell>
        </table:table-row>
      </table:table>
      <text:p text:style-name="Text_20_body"/>
      <text:p text:style-name="Text_20_body">Some of the options are explained in more detail in the examples below.</text:p>
      <text:h text:style-name="Heading_20_3" text:outline-level="3">Examples converting to LaTeX</text:h>
      <text:p text:style-name="Text_20_body">The command line</text:p>
      <text:p text:style-name="Preformatted_20_Text">w2l mydocument.odt mypath/myoutputdocument.tex</text:p>
      <text:p text:style-name="Text_20_body">will convert the document <text:span text:style-name="Source_20_Text">mydocument.odt</text:span> in the current directory, and save the result in the subdirectory <text:span text:style-name="Source_20_Text">mypath</text:span> in the document <text:span text:style-name="Source_20_Text">myoutputdocument.tex</text:span>.</text:p>
      <text:p text:style-name="Text_20_body">The command line</text:p>
      <text:p text:style-name="Preformatted_20_Text">w2l -config myconfig.xml mydocument.odt</text:p>
      <text:p text:style-name="Text_20_body">will convert the document using the configuration file <text:span text:style-name="Source_20_Text">myconfig.xml</text:span> (You can read more about configuration in section <text:reference-ref text:reference-format="chapter" text:ref-name="latex-config">4</text:reference-ref>). As no output file is specified, Writer2LaTeX will use the same name as the original document, but change the extension to <text:span text:style-name="Source_20_Text">.tex</text:span>.</text:p>
      <text:p text:style-name="Text_20_body">You can also specify any simple option described in section <text:reference-ref text:reference-format="chapter" text:ref-name="latex-config">4</text:reference-ref> directly on the command line. Eg. to produce a file suitable for processing with pdfLaTeX:</text:p>
      <text:p text:style-name="Preformatted_20_Text">w2l -backend pdftex mydocument.odt</text:p>
      <text:p text:style-name="Text_20_body">Instead of giving your own configuration file, you can use one of the standard configurations. For example to produce a clean LaTeX file (ie. ignoring most of the formatting from the source document):</text:p>
      <text:p text:style-name="Preformatted_20_Text">w2l -clean mydocument.odt</text:p>
      <text:h text:style-name="Heading_20_3" text:outline-level="3">Examples converting to BibTeX from the command line</text:h>
      <text:p text:style-name="Text_20_body">Writer2<text:span text:style-name="T51">LaTeX can extract</text:span> bibliography data to a BibTeX file. For example</text:p>
      <text:p text:style-name="Preformatted_20_Text">w2l -bibtex mydocument.odt</text:p>
      <text:p text:style-name="Text_20_body"><text:soft-page-break/>will extract all bibliographic references from the document and store them in a file named <text:span text:style-name="Source_20_Text">mydocument.bib</text:span>. You can also extract the data as part of the conversion to LaTeX, see section <text:reference-ref text:reference-format="chapter" text:ref-name="latex-config">4</text:reference-ref>.</text:p>
      <text:h text:style-name="Heading_20_3" text:outline-level="3">Examples converting to <text:span text:style-name="T46">HTML5</text:span> from the command line</text:h>
      <text:p text:style-name="Text_20_body">The command line</text:p>
      <text:p text:style-name="Preformatted_20_Text">w2l -<text:span text:style-name="T46">html5</text:span> mydocument.odt</text:p>
      <text:p text:style-name="Text_20_body">will convert the document to HTML<text:span text:style-name="T46">5</text:span>, using the filename <text:span text:style-name="Source_20_Text">mydocument.html</text:span>.</text:p>
      <text:p text:style-name="Text_20_body">Likewise the commandline</text:p>
      <text:p text:style-name="Preformatted_20_Text">w2l -html<text:span text:style-name="T46">5</text:span> -config myconfig.xml mydocument.odt myresult.html</text:p>
      <text:p text:style-name="Text_20_body">will convert into HTML using the specified configuration and file name.</text:p>
      <text:p text:style-name="Text_20_body">To produce a <text:span text:style-name="T2">clean</text:span> xhtml file (see section <text:reference-ref text:reference-format="chapter" text:ref-name="xhtml-frontend">4.3</text:reference-ref>), for example:</text:p>
      <text:p text:style-name="Preformatted_20_Text">w2l -cleanxhtml mydocument.odt mypath/myoutputdoc.html</text:p>
      <text:h text:style-name="Heading_20_1" text:outline-level="1"><text:bookmark-start text:name="__RefHeading__4569_1948605489"/><text:reference-mark text:name="latex-config"/>Configuration<text:bookmark-end text:name="__RefHeading__4569_1948605489"/></text:h>
      <text:h text:style-name="Heading_20_2" text:outline-level="2"><text:bookmark-start text:name="__RefHeading__4571_1948605489"/>LaTeX configuration<text:bookmark-end text:name="__RefHeading__4571_1948605489"/></text:h>
      <text:p text:style-name="Text_20_body">LaTeX export can be configured with a configuration file. The location of the configuration depends on how you use Writer2LaTeX: Please see the sections on the export filter and the command line application.</text:p>
      <text:p text:style-name="Text_20_body">The configuration is a file in xml format. Here is a sample configuration file for producing a document of class <text:span text:style-name="Source_20_Text">book</text:span>, converting only basic formatting and optimizing for pdfTeX.</text:p>
      <text:p text:style-name="Preformatted_20_Text">&lt;?xml version="1.0" encoding="UTF-8" ?&gt;</text:p>
      <text:p text:style-name="Preformatted_20_Text">&lt;config&gt;</text:p>
      <text:p text:style-name="Preformatted_20_Text"><text:s text:c="2"/>&lt;option name="backend" value="pdftex" /&gt;</text:p>
      <text:p text:style-name="Preformatted_20_Text"><text:s text:c="2"/>&lt;option name="documentclass" value="book" /&gt;</text:p>
      <text:p text:style-name="Preformatted_20_Text"><text:s text:c="2"/>&lt;option name="inputencoding" value="latin1" /&gt;</text:p>
      <text:p text:style-name="Preformatted_20_Text"><text:s text:c="2"/>&lt;option name="use_pifont" value="false" /&gt;</text:p>
      <text:p text:style-name="Preformatted_20_Text"><text:s text:c="2"/>&lt;option name="use_bibtex" value="false" /&gt;</text:p>
      <text:p text:style-name="Preformatted_20_Text"><text:s text:c="2"/>&lt;option name="bibtex_style" value="plain" /&gt;</text:p>
      <text:p text:style-name="Preformatted_20_Text"><text:s text:c="2"/>&lt;option name="formatting" value="convert_basic" /&gt;</text:p>
      <text:p text:style-name="Preformatted_20_Text"><text:s text:c="2"/>&lt;option name="page_formatting" value="convert_all" /&gt;</text:p>
      <text:p text:style-name="Preformatted_20_Text"><text:s text:c="2"/>&lt;heading-map max-level="4"&gt;</text:p>
      <text:p text:style-name="Preformatted_20_Text"><text:s text:c="4"/>&lt;heading-level-map writer-level="1" name="chapter" level="0" /&gt;</text:p>
      <text:p text:style-name="Preformatted_20_Text"><text:s text:c="4"/>&lt;heading-level-map writer-level="2" name="section" level="1" /&gt;</text:p>
      <text:p text:style-name="Preformatted_20_Text"><text:s text:c="4"/>&lt;heading-level-map writer-level="3" name="subsection"</text:p>
      <text:p text:style-name="Preformatted_20_Text"><text:s text:c="6"/>level="2" /&gt;</text:p>
      <text:p text:style-name="Preformatted_20_Text"><text:s text:c="4"/>&lt;heading-level-map writer-level="4" name="subsubsection"</text:p>
      <text:p text:style-name="Preformatted_20_Text"><text:s text:c="6"/>level="3" /&gt;</text:p>
      <text:p text:style-name="Preformatted_20_Text"><text:s text:c="2"/>&lt;/heading-map&gt;</text:p>
      <text:p text:style-name="Preformatted_20_Text"><text:s text:c="2"/>&lt;custom-preamble /&gt;</text:p>
      <text:p text:style-name="Preformatted_20_Text"><text:s text:c="2"/>&lt;style-map name="Quotations" family="paragraph"</text:p>
      <text:p text:style-name="Preformatted_20_Text"><text:s text:c="4"/>before="\begin{quote}" after=\end{quote} /&gt;</text:p>
      <text:p text:style-name="Preformatted_20_Text"><text:s text:c="2"/>&lt;string-replace input="LaTeX" latex-code="{\LaTeX}" /&gt;</text:p>
      <text:p text:style-name="Preformatted_20_Text">&lt;/config&gt;</text:p>
      <text:p text:style-name="Text_20_body">Writer2LaTeX comes with five standard configuration files:</text:p>
      <text:list xml:id="list7185976483743156117" text:style-name="L11">
        <text:list-item>
          <text:p text:style-name="P53"><text:span text:style-name="Source_20_Text">ultraclean.xml</text:span> to produce a <text:span text:style-name="T1">clean</text:span> LaTeX file, ie. almost all the formatting is ignored.</text:p>
        </text:list-item>
        <text:list-item>
          <text:p text:style-name="P53"><text:span text:style-name="Source_20_Text">clean.xml</text:span> is a less radical version; preserves hyperlinks, color and some character formatting.</text:p>
        </text:list-item>
        <text:list-item>
          <text:p text:style-name="P53"><text:span text:style-name="Source_20_Text">pdfscreen.xml</text:span> to produce a LaTeX file which is optimized for screen viewing using the package <text:span text:style-name="Source_20_Text">pdfscreen.sty</text:span>.</text:p>
        </text:list-item>
        <text:list-item>
          <text:p text:style-name="P53"><text:span text:style-name="Source_20_Text">pdfprint.xml</text:span> to produce a LaTeX file which is optimized for printing with pdfTeX.</text:p>
        </text:list-item>
      </text:list>
      <text:p text:style-name="Text_20_body">In addition, you can find a sample configuration file suitable for documents originating from Google Docs in the directry <text:span text:style-name="Source_20_Text">samples/config</text:span>.</text:p>
      <text:p text:style-name="Text_20_body"><text:soft-page-break/>The following subsections explains the available options. The options written in italics can be set using the dialog if you use Writer2LaTeX as an export filter.</text:p>
      <text:h text:style-name="Heading_20_3" text:outline-level="3">General options</text:h>
      <text:p text:style-name="Text_20_body">These options are used to control general aspects of the generated LaTeX document.</text:p>
      <table:table table:name="Tabel12" table:style-name="Tabel12">
        <table:table-column table:style-name="Tabel12.A"/>
        <table:table-column table:style-name="Tabel12.B"/>
        <table:table-row>
          <table:table-cell table:style-name="Tabel12.A1" office:value-type="string">
            <text:p text:style-name="Table_20_Contents"><text:span text:style-name="Source_20_Text">documentclass</text:span></text:p>
          </table:table-cell>
          <table:table-cell table:style-name="Tabel12.B1" office:value-type="string">
            <text:p text:style-name="Table_20_Contents">This options defines the name of the LaTeX documentclass to use (default is <text:span text:style-name="Source_20_Text">article</text:span>).</text:p>
          </table:table-cell>
        </table:table-row>
        <table:table-row>
          <table:table-cell table:style-name="Tabel12.A2" office:value-type="string">
            <text:p text:style-name="Table_20_Contents"><text:span text:style-name="Source_20_Text">global_options</text:span></text:p>
          </table:table-cell>
          <table:table-cell table:style-name="Tabel12.B2" office:value-type="string">
            <text:p text:style-name="Table_20_Contents">This option is a list of global options to add to the documentclass (the default value is an empty string).</text:p>
          </table:table-cell>
        </table:table-row>
        <table:table-row>
          <table:table-cell table:style-name="Tabel12.A2" office:value-type="string">
            <text:p text:style-name="Table_20_Contents"><text:span text:style-name="Source_20_Text"><text:span text:style-name="T2">backend</text:span></text:span></text:p>
          </table:table-cell>
          <table:table-cell table:style-name="Tabel12.B2" office:value-type="string">
            <text:p text:style-name="Text_20_body">This option can have any of the values <text:span text:style-name="Source_20_Text">generic</text:span>, <text:span text:style-name="Source_20_Text">dvips</text:span>, <text:span text:style-name="Source_20_Text">pdftex</text:span> (default), <text:span text:style-name="Source_20_Text">xetex</text:span> and <text:span text:style-name="Source_20_Text">unspecified</text:span>. This will create LaTeX files suitable for any backend/dvi driver, dvips, pdfTeX or XeTeX respectively. The last value does not assume any specific backend. This value of the option affects export of graphics: Only file types than can be handled by the backend are included. If you use the filter, other graphics will be converted to a suitable format. If you use the command line application, other types will be commented out. If you use <text:span text:style-name="Source_20_Text">unspecified</text:span>, no graphics will be commented out, nor converted.</text:p>
          </table:table-cell>
        </table:table-row>
        <table:table-row>
          <table:table-cell table:style-name="Tabel12.A2" office:value-type="string">
            <text:p text:style-name="Table_20_Contents"><text:span text:style-name="Source_20_Text"><text:span text:style-name="T2">inputencoding</text:span></text:span></text:p>
          </table:table-cell>
          <table:table-cell table:style-name="Tabel12.B2" office:value-type="string">
            <text:p text:style-name="Text_20_body">The option <text:span text:style-name="Source_20_Text">inputencoding</text:span> can have any of the values <text:span text:style-name="Source_20_Text">ascii</text:span> (default), <text:span text:style-name="Source_20_Text">latin1</text:span>, <text:span text:style-name="Source_20_Text">latin2</text:span>, <text:span text:style-name="Source_20_Text">iso-8859-7</text:span>, <text:span text:style-name="Source_20_Text">cp1250</text:span>, <text:span text:style-name="Source_20_Text">cp1251</text:span>, <text:span text:style-name="Source_20_Text">koi8-r</text:span> or <text:span text:style-name="Source_20_Text">utf8</text:span>. This option has no effect if the backend is XeTeX, in this case the encoding is always utf-8.</text:p>
          </table:table-cell>
        </table:table-row>
        <table:table-row>
          <table:table-cell table:style-name="Tabel12.A2" office:value-type="string">
            <text:p text:style-name="P64"><text:span text:style-name="Source_20_Text">script</text:span></text:p>
          </table:table-cell>
          <table:table-cell table:style-name="Tabel12.B2" office:value-type="string">
            <text:p text:style-name="P58">This option is used to specify the main script used in the document. It can have any of the values <text:span text:style-name="Source_20_Text">western</text:span> (scripts based on the latin, cyrillic, greek and armnian alphabet), <text:span text:style-name="Source_20_Text">ctl</text:span> (scripts with complex text layout) and <text:span text:style-name="Source_20_Text">cjk</text:span> (Chinese, Japanese, Korean). This corresponds to the division in LibreOffice. The first setting supports multilingual texts with western scripts using <text:span text:style-name="Source_20_Text">polyglossia</text:span>. The second setting supports monolingual CTL texts using <text:span text:style-name="Source_20_Text">polyglossia</text:span>. The last setting supports monolingual CJK texts using <text:span text:style-name="Source_20_Text">xeCJK</text:span>. This option has no effect if the backedn is not XeTeX.</text:p>
          </table:table-cell>
        </table:table-row>
        <table:table-row>
          <table:table-cell table:style-name="Tabel12.A2" office:value-type="string">
            <text:p text:style-name="Table_20_Contents"><text:span text:style-name="Source_20_Text"><text:span text:style-name="T2">multilingual</text:span></text:span></text:p>
          </table:table-cell>
          <table:table-cell table:style-name="Tabel12.B2" office:value-type="string">
            <text:p text:style-name="Text_20_body">If this option is set to <text:span text:style-name="Source_20_Text">true</text:span> (default), Writer2LaTeX will export all language information in the document. If <text:span text:style-name="Source_20_Text">backend</text:span> is <text:span text:style-name="Source_20_Text">xetex</text:span>, the package <text:span text:style-name="Source_20_Text">polyglossia.sty</text:span> will be used, otherwise the package <text:span text:style-name="Source_20_Text">babel.sty</text:span>.</text:p>
            <text:p text:style-name="Text_20_body">If the option is set to <text:span text:style-name="Source_20_Text">false</text:span>, Writer2LaTeX will assume that the document is written in one language only. If <text:span text:style-name="Source_20_Text">backend</text:span> is <text:span text:style-name="Source_20_Text">xetex</text:span>, no language information will be exported, otherwise the language used for the majority of the text in the document will be exported using <text:span text:style-name="Source_20_Text">babel.sty</text:span>.</text:p>
          </table:table-cell>
        </table:table-row>
        <text:soft-page-break/>
        <table:table-row>
          <table:table-cell table:style-name="Tabel12.A2" office:value-type="string">
            <text:p text:style-name="P28"><text:span text:style-name="Source_20_Text"><text:span text:style-name="T32">font</text:span></text:span></text:p>
          </table:table-cell>
          <table:table-cell table:style-name="Tabel12.B2" office:value-type="string">
            <text:p text:style-name="P13">This option is used to select a font scheme. Supported values are <text:span text:style-name="Source_20_Text"><text:span text:style-name="T37">default</text:span></text:span><text:span text:style-name="T37">, </text:span><text:span text:style-name="Source_20_Text"><text:span text:style-name="T37">cmbright</text:span></text:span><text:span text:style-name="T37">, </text:span><text:span text:style-name="Source_20_Text"><text:span text:style-name="T37">ccfonts</text:span></text:span><text:span text:style-name="T37">, </text:span><text:span text:style-name="Source_20_Text"><text:span text:style-name="T37">ccfonts-euler</text:span></text:span><text:span text:style-name="T37">, </text:span><text:span text:style-name="Source_20_Text"><text:span text:style-name="T37">iwona</text:span></text:span><text:span text:style-name="T37">, </text:span><text:span text:style-name="Source_20_Text"><text:span text:style-name="T37">kurier</text:span></text:span><text:span text:style-name="T37">, </text:span><text:span text:style-name="Source_20_Text"><text:span text:style-name="T37">anttor</text:span></text:span><text:span text:style-name="T37">, </text:span><text:span text:style-name="Source_20_Text"><text:span text:style-name="T37">kmath-kerkis</text:span></text:span><text:span text:style-name="T37">, </text:span><text:span text:style-name="Source_20_Text"><text:span text:style-name="T37">fouriernc</text:span></text:span><text:span text:style-name="T37">, </text:span><text:span text:style-name="Source_20_Text"><text:span text:style-name="T37">pxfonts</text:span></text:span><text:span text:style-name="T37">, </text:span><text:span text:style-name="Source_20_Text"><text:span text:style-name="T37">mathpazo</text:span></text:span><text:span text:style-name="T37">, </text:span><text:span text:style-name="Source_20_Text"><text:span text:style-name="T37">mathpple</text:span></text:span><text:span text:style-name="T37">, </text:span><text:span text:style-name="Source_20_Text"><text:span text:style-name="T37">txfonts</text:span></text:span><text:span text:style-name="T37">, </text:span><text:span text:style-name="Source_20_Text"><text:span text:style-name="T37">mathptmx</text:span></text:span><text:span text:style-name="T37">, </text:span><text:span text:style-name="Source_20_Text"><text:span text:style-name="T37">arev</text:span></text:span><text:span text:style-name="T37">, </text:span><text:span text:style-name="Source_20_Text"><text:span text:style-name="T37">charter-mathdesign</text:span></text:span><text:span text:style-name="T37">, </text:span><text:span text:style-name="Source_20_Text"><text:span text:style-name="T37">utopia-mathdesign</text:span></text:span><text:span text:style-name="T37">, </text:span><text:span text:style-name="Source_20_Text"><text:span text:style-name="T37">fourier</text:span></text:span>.</text:p>
          </table:table-cell>
        </table:table-row>
        <table:table-row>
          <table:table-cell table:style-name="Tabel12.A2" office:value-type="string">
            <text:p text:style-name="Table_20_Contents"><text:span text:style-name="Source_20_Text"><text:span text:style-name="T2">greek_math</text:span></text:span></text:p>
          </table:table-cell>
          <table:table-cell table:style-name="Tabel12.B2" office:value-type="string">
            <text:p text:style-name="Text_20_body">This option can have the values <text:span text:style-name="Source_20_Text">true</text:span> (default) or <text:span text:style-name="Source_20_Text">false</text:span>. This means that greek letters in latin or cyrillic text are rendered in math mode. This behaviour assumes that greek letters are used as symbols in this context, and has the advantage that greek text fonts are not required. It is <text:span text:style-name="T1">not</text:span> used in greek text, where it would be look awful. This option has no effect if the <text:span text:style-name="Source_20_Text">backend</text:span> is set to <text:span text:style-name="Source_20_Text">xetex</text:span>.</text:p>
          </table:table-cell>
        </table:table-row>
        <table:table-row>
          <table:table-cell table:style-name="Tabel12.A2" office:value-type="string">
            <text:p text:style-name="Table_20_Contents"><text:span text:style-name="Source_20_Text"><text:span text:style-name="T2">use_pifont</text:span></text:span></text:p>
          </table:table-cell>
          <table:table-cell table:style-name="Tabel12.B2" office:value-type="string">
            <text:p text:style-name="Text_20_body">Setting this option to <text:span text:style-name="Source_20_Text">true</text:span> enables the use of <text:span text:style-name="T1">Zapf Dingbats</text:span> using the LaTeX package <text:span text:style-name="Source_20_Text">pifont.sty</text:span>. Default is <text:span text:style-name="Source_20_Text">false</text:span>. <text:s/>This option and the following five font options has no effect if the backend is XeTeX.</text:p>
          </table:table-cell>
        </table:table-row>
        <table:table-row>
          <table:table-cell table:style-name="Tabel12.A2" office:value-type="string">
            <text:p text:style-name="Table_20_Contents"><text:span text:style-name="Source_20_Text"><text:span text:style-name="T2">use_ifsym</text:span></text:span></text:p>
          </table:table-cell>
          <table:table-cell table:style-name="Tabel12.B2" office:value-type="string">
            <text:p text:style-name="Text_20_body">Setting this option to <text:span text:style-name="Source_20_Text">true</text:span> enables the use of the <text:span text:style-name="T2">ifsym</text:span> symbol font using the LaTeX package <text:span text:style-name="Source_20_Text">if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wasysym</text:span></text:span></text:p>
          </table:table-cell>
          <table:table-cell table:style-name="Tabel12.B2" office:value-type="string">
            <text:p text:style-name="Text_20_body">Setting this option to <text:span text:style-name="Source_20_Text">true</text:span> enables the use of the wasy symbol font using the LaTeX package <text:span text:style-name="Source_20_Text">wasy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bbding</text:span></text:span></text:p>
          </table:table-cell>
          <table:table-cell table:style-name="Tabel12.B2" office:value-type="string">
            <text:p text:style-name="Text_20_body">Setting this option to <text:span text:style-name="Source_20_Text">true</text:span> enables the use of the <text:span text:style-name="T1">bbding</text:span> symbol font (a clone of Zapf Dingbats) using the LaTeX package <text:span text:style-name="Source_20_Text">bbding.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eurosym</text:span></text:span></text:p>
          </table:table-cell>
          <table:table-cell table:style-name="Tabel12.B2" office:value-type="string">
            <text:p text:style-name="Text_20_body">Setting this option to <text:span text:style-name="Source_20_Text">true</text:span> enables the use of <text:s/>the <text:span text:style-name="Source_20_Text">eurosym</text:span> font using the LaTeX package <text:span text:style-name="Source_20_Text">euro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tipa</text:span></text:span></text:p>
          </table:table-cell>
          <table:table-cell table:style-name="Tabel12.B2" office:value-type="string">
            <text:p text:style-name="Text_20_body">Setting this option to <text:span text:style-name="Source_20_Text">true</text:span> enables the use of phonetic symbols using the LaTeX packages <text:span text:style-name="Source_20_Text">tipa.sty</text:span> and <text:span text:style-name="Source_20_Text">tipx.sty</text:span>. Default is <text:span text:style-name="Source_20_Text">false</text:span>.</text:p>
          </table:table-cell>
        </table:table-row>
        <table:table-row>
          <table:table-cell table:style-name="Tabel12.A2" office:value-type="string">
            <text:p text:style-name="Table_20_Contents"><text:span text:style-name="Source_20_Text">use_</text:span><text:span text:style-name="Source_20_Text"><text:span text:style-name="T17">ooo</text:span></text:span><text:span text:style-name="Source_20_Text">math</text:span></text:p>
          </table:table-cell>
          <table:table-cell table:style-name="Tabel12.B2" office:value-type="string">
            <text:p text:style-name="Table_20_Contents"><text:span text:style-name="T25">T</text:span>his option can <text:s/>have the values <text:span text:style-name="Source_20_Text">true</text:span> or <text:span text:style-name="Source_20_Text">false</text:span> (default). This enables the use of the LaTeX package <text:span text:style-name="T17">ooo</text:span><text:span text:style-name="Source_20_Text">math.sty</text:span><text:span text:style-name="T25"> (see section </text:span><text:span text:style-name="T25"><text:bookmark-ref text:reference-format="chapter" text:ref-name="__RefHeading__4583_1948605489">5</text:bookmark-ref></text:span><text:span text:style-name="T25">).</text:span> This package defines <text:s/>number of LaTeX macros used to convert formulas from LO to LaTeX. If this package is not used, the necessary definitions will be included in the LaTeX preamble, which may become quite long – so using <text:span text:style-name="T17">ooo</text:span><text:span text:style-name="Source_20_Text">math.sty</text:span> is recommended for documents with formulas.</text:p>
          </table:table-cell>
        </table:table-row>
        <table:table-row>
          <table:table-cell table:style-name="Tabel12.A2" office:value-type="string">
            <text:p text:style-name="Table_20_Contents"><text:span text:style-name="Source_20_Text">use_lastpage</text:span></text:p>
          </table:table-cell>
          <table:table-cell table:style-name="Tabel12.B2" office:value-type="string">
            <text:p text:style-name="Table_20_Contents">This option can have the values <text:span text:style-name="Source_20_Text">true</text:span> or <text:span text:style-name="Source_20_Text">false</text:span> (default). This enables use of the package <text:span text:style-name="Source_20_Text">lastpage.sty</text:span> to represent the page count.</text:p>
          </table:table-cell>
        </table:table-row>
      </table:table>
      <text:h text:style-name="Heading_20_3" text:outline-level="3">Options for bibliography (BibTeX)</text:h>
      <text:p text:style-name="Text_20_body">These options controls the handling of the bibliography.</text:p>
      <table:table table:name="Tabel13" table:style-name="Tabel13">
        <table:table-column table:style-name="Tabel13.A"/>
        <table:table-column table:style-name="Tabel13.B"/>
        <text:soft-page-break/>
        <table:table-row>
          <table:table-cell table:style-name="Tabel13.A1" office:value-type="string">
            <text:p text:style-name="Table_20_Contents"><text:span text:style-name="Source_20_Text"><text:span text:style-name="T2">use_bibtex</text:span></text:span></text:p>
          </table:table-cell>
          <table:table-cell table:style-name="Tabel13.B1" office:value-type="string">
            <text:p text:style-name="Text_20_body">Setting this option to <text:span text:style-name="Source_20_Text">true</text:span> enables the use of BibTeX for bibliography generation. If it is set to <text:span text:style-name="Source_20_Text">false</text:span> (default), the bibliography is included as static text.</text:p>
          </table:table-cell>
        </table:table-row>
        <table:table-row>
          <table:table-cell table:style-name="Tabel13.A2" office:value-type="string">
            <text:p text:style-name="Table_20_Contents"><text:span text:style-name="Source_20_Text"><text:span text:style-name="T2">bibtex_style</text:span></text:span></text:p>
          </table:table-cell>
          <table:table-cell table:style-name="Tabel13.B2" office:value-type="string">
            <text:p text:style-name="Text_20_body">This option can have any BibTeX style as value (default is <text:span text:style-name="Source_20_Text">plain</text:span>). This is the BibTeX style to be used in the LaTeX document.</text:p>
          </table:table-cell>
        </table:table-row>
        <table:table-row>
          <table:table-cell table:style-name="Tabel13.A2" office:value-type="string">
            <text:p text:style-name="Table_20_Contents"><text:span text:style-name="Source_20_Text"><text:span text:style-name="T2">use_natbib</text:span></text:span></text:p>
          </table:table-cell>
          <table:table-cell table:style-name="Tabel13.B2" office:value-type="string">
            <text:p text:style-name="Text_20_body">Setting this option to true loads the LaTeX package <text:span text:style-name="Source_20_Text">natbib.sty</text:span>.</text:p>
          </table:table-cell>
        </table:table-row>
        <table:table-row>
          <table:table-cell table:style-name="Tabel13.A2" office:value-type="string">
            <text:p text:style-name="Table_20_Contents"><text:span text:style-name="Source_20_Text"><text:span text:style-name="T2">natbib_options</text:span></text:span></text:p>
          </table:table-cell>
          <table:table-cell table:style-name="Tabel13.B2" office:value-type="string">
            <text:p text:style-name="Text_20_body">Use this option to provide options to <text:span text:style-name="Source_20_Text">natbib.sty</text:span>.</text:p>
          </table:table-cell>
        </table:table-row>
        <table:table-row>
          <table:table-cell table:style-name="Tabel13.A2" office:value-type="string">
            <text:p text:style-name="Table_20_Contents"><text:span text:style-name="Source_20_Text">external_bibtex_files</text:span></text:p>
          </table:table-cell>
          <table:table-cell table:style-name="Tabel13.B2" office:value-type="string">
            <text:p text:style-name="Text_20_body">Use this option to give a list of external BibTeX files. If the list is non-empty, bibliographic references in the document will be interpreted as keys in these files. If it is empty (default), the bibliographic references will be exported to a BibTeX file (provided <text:span text:style-name="Source_20_Text">use_bibtex</text:span> is set to <text:span text:style-name="Source_20_Text">true</text:span>).</text:p>
          </table:table-cell>
        </table:table-row>
        <table:table-row>
          <table:table-cell table:style-name="Tabel13.A2" office:value-type="string">
            <text:p text:style-name="P34"><text:span text:style-name="Source_20_Text">bibtex_</text:span><text:span text:style-name="Source_20_Text"><text:span text:style-name="T39">encoding</text:span></text:span></text:p>
          </table:table-cell>
          <table:table-cell table:style-name="Tabel13.B2" office:value-type="string">
            <text:p text:style-name="P15">Use this option to define the encoding for the external BibTeX files. The default value is <text:span text:style-name="Source_20_Text">document</text:span>, which means that the BibTeX files use the same encoding as the TeX document. Otherwise the same values as for <text:span text:style-name="Source_20_Text">inputencoding</text:span> are supported. <text:span text:style-name="T40">This setting has no effect if the backend is XeTeX.</text:span></text:p>
          </table:table-cell>
        </table:table-row>
        <table:table-row>
          <table:table-cell table:style-name="Tabel13.A2" office:value-type="string">
            <text:p text:style-name="Table_20_Contents"><text:span text:style-name="Source_20_Text">zotero_bibtex_files</text:span></text:p>
          </table:table-cell>
          <table:table-cell table:style-name="Tabel13.B2" office:value-type="string">
            <text:p text:style-name="Text_20_body">Use this option to give a list of external BibTeX files. If the list is non-empty and <text:span text:style-name="Source_20_Text">use_bibtex</text:span> is set to <text:span text:style-name="Source_20_Text">true</text:span>, Zotero references in the document will be interpreted as keys in these files. Also the Zotero bibliography, if any, will be exported as a LaTeX bibliography. This will take advantage of the LaTeX package <text:span text:style-name="Source_20_Text">natbib.sty</text:span>. If <text:span text:style-name="Source_20_Text">use_natbib</text:span> is set to <text:span text:style-name="Source_20_Text">true</text:span>.<text:line-break/>Otherwise (default), Zotero references and bibliography will be exported as text.</text:p>
          </table:table-cell>
        </table:table-row>
        <table:table-row>
          <table:table-cell table:style-name="Tabel13.A2" office:value-type="string">
            <text:p text:style-name="Table_20_Contents"><text:span text:style-name="Source_20_Text">jabref_bibtex_files</text:span></text:p>
          </table:table-cell>
          <table:table-cell table:style-name="Tabel13.B2" office:value-type="string">
            <text:p text:style-name="Text_20_body">Use this option to give a list of external BibTeX files. If the list is non-empty and <text:span text:style-name="Source_20_Text">use_bibtex</text:span> is set to <text:span text:style-name="Source_20_Text">true</text:span>, JabRef references in the document will be interpreted as keys in these files. Also the JabRef bibliography, if any, will be exported as a LaTeX bibliography. This will take advantage of the LaTeX package <text:span text:style-name="Source_20_Text">natbib.sty</text:span>. If <text:span text:style-name="Source_20_Text">use_natbib</text:span> is set to <text:span text:style-name="Source_20_Text">true</text:span>.<text:line-break/>Otherwise (default), JabRef references and bibliography will be exported as text.</text:p>
          </table:table-cell>
        </table:table-row>
        <text:soft-page-break/>
        <table:table-row>
          <table:table-cell table:style-name="Tabel13.A2" office:value-type="string">
            <text:p text:style-name="Table_20_Contents"><text:span text:style-name="Source_20_Text">include_original_citations</text:span></text:p>
          </table:table-cell>
          <table:table-cell table:style-name="Tabel13.B2" office:value-type="string">
            <text:p text:style-name="Text_20_body">If you convert Zotero or JabRef references, you can set this option to <text:span text:style-name="Source_20_Text">true</text:span> (default is <text:span text:style-name="Source_20_Text">false</text:span>) to include the original citation inserted by Zotero/JabRef as a comment in the LaTeX source.</text:p>
          </table:table-cell>
        </table:table-row>
      </table:table>
      <text:h text:style-name="Heading_20_3" text:outline-level="3">File options</text:h>
      <text:p text:style-name="Text_20_body">These options controls the creation of files associated with the main LaTeX document.</text:p>
      <table:table table:name="Tabel14" table:style-name="Tabel14">
        <table:table-column table:style-name="Tabel14.A"/>
        <table:table-column table:style-name="Tabel14.B"/>
        <table:table-row>
          <table:table-cell table:style-name="Tabel14.A1" office:value-type="string">
            <text:p text:style-name="Table_20_Contents"><text:span text:style-name="Source_20_Text"><text:span text:style-name="T2">wrap_lines_after</text:span></text:span></text:p>
          </table:table-cell>
          <table:table-cell table:style-name="Tabel14.B1" office:value-type="string">
            <text:p text:style-name="Text_20_body">The option specifies that Writer2LaTeX should try to break lines in the LaTeX source as soon as possible after this number of characters. Default is <text:span text:style-name="Source_20_Text">72</text:span>. If you use a text editor which supports wrapping of long lines, you may want to set this option to <text:span text:style-name="Source_20_Text">0</text:span>: In this case Writer2LaTeX will not wrap lines.</text:p>
          </table:table-cell>
        </table:table-row>
        <table:table-row>
          <table:table-cell table:style-name="Tabel14.A2" office:value-type="string">
            <text:p text:style-name="Table_20_Contents"><text:span text:style-name="Source_20_Text"><text:span text:style-name="T2">split_linked_sections</text:span></text:span></text:p>
          </table:table-cell>
          <table:table-cell table:style-name="Tabel14.B2" office:value-type="string">
            <text:p text:style-name="Text_20_body">This option specifies that a linked section should be exported to a separate LaTeX-file. Default is <text:span text:style-name="Source_20_Text">false</text:span>.</text:p>
          </table:table-cell>
        </table:table-row>
        <table:table-row>
          <table:table-cell table:style-name="Tabel14.A2" office:value-type="string">
            <text:p text:style-name="Table_20_Contents"><text:span text:style-name="Source_20_Text"><text:span text:style-name="T2">split_toplevel_sections</text:span></text:span></text:p>
          </table:table-cell>
          <table:table-cell table:style-name="Tabel14.B2" office:value-type="string">
            <text:p text:style-name="Text_20_body">This option specifies that all sections should be exported to a separate LaTeX-file, excluding nested sections. Default is <text:span text:style-name="Source_20_Text">false</text:span>.</text:p>
          </table:table-cell>
        </table:table-row>
        <table:table-row>
          <table:table-cell table:style-name="Tabel14.A2" office:value-type="string">
            <text:p text:style-name="Table_20_Contents"><text:span text:style-name="Source_20_Text"><text:span text:style-name="T2">save_images_in_subdir</text:span></text:span></text:p>
          </table:table-cell>
          <table:table-cell table:style-name="Tabel14.B2" office:value-type="string">
            <text:p text:style-name="Table_20_Contents">Images contained in the document are normally placed in the same directory as the LaTeX document. If the document contains a large number of images, it may be more convenient to put the images in a subdirectory. Set this option to <text:span text:style-name="Source_20_Text">true</text:span> to do this.</text:p>
          </table:table-cell>
        </table:table-row>
      </table:table>
      <text:h text:style-name="Heading_20_3" text:outline-level="3">Options for special content</text:h>
      <table:table table:name="Tabel15" table:style-name="Tabel15">
        <table:table-column table:style-name="Tabel15.A"/>
        <table:table-column table:style-name="Tabel15.B"/>
        <table:table-row>
          <table:table-cell table:style-name="Tabel15.A1" office:value-type="string">
            <text:p text:style-name="Table_20_Contents"><text:span text:style-name="Source_20_Text"><text:span text:style-name="T2">notes</text:span></text:span></text:p>
          </table:table-cell>
          <table:table-cell table:style-name="Tabel15.B1" office:value-type="string">
            <text:p text:style-name="Text_20_body">This option can have any of the values <text:span text:style-name="Source_20_Text">comment</text:span> (default), <text:span text:style-name="Source_20_Text">ignore</text:span>, <text:span text:style-name="Source_20_Text">marginpar</text:span>, <text:span text:style-name="Source_20_Text">pdfannotation</text:span>. This specifies what to do with notes (annotations) in the document: They can be ignored, converted to LaTeX comments, converted to <text:span text:style-name="Source_20_Text">\marginpar</text:span> or converted to pdf annotations (which will default to <text:span text:style-name="Source_20_Text">\marginpar</text:span> if the document is not processed with pdfLaTeX).</text:p>
            <text:p text:style-name="Text_20_body">In addition, you can give any LaTeX command (inluding the backslash), and the notes will be exported as <text:span text:style-name="Source_20_Text">\yourcommand{the note}</text:span>.</text:p>
          </table:table-cell>
        </table:table-row>
        <table:table-row>
          <table:table-cell table:style-name="Tabel15.A2" office:value-type="string">
            <text:p text:style-name="Table_20_Contents"><text:span text:style-name="Source_20_Text"><text:span text:style-name="T2">metadata</text:span></text:span></text:p>
          </table:table-cell>
          <table:table-cell table:style-name="Tabel15.B2" office:value-type="string">
            <text:p text:style-name="Text_20_body">If you set his option to <text:span text:style-name="Source_20_Text">true</text:span> (default), Writer2LaTeX will export the title, author and date of the document as found under <text:span text:style-name="T7">File – Properties</text:span>. Furthermore, if you have chosen pdf as the backend, the title, author, subject and keywords will be exported to the pdf document and will be viewable if the pdf viewer supports it. If the option is <text:span text:style-name="Source_20_Text">false</text:span> , only the title will be exported.</text:p>
          </table:table-cell>
        </table:table-row>
      </table:table>
      <text:h text:style-name="Heading_20_3" text:outline-level="3">Figure and table options</text:h>
      <text:p text:style-name="Text_20_body">The first options are used to control the handling og floating or non-floating figures <text:soft-page-break/>and tables.</text:p>
      <table:table table:name="Tabel16" table:style-name="Tabel16">
        <table:table-column table:style-name="Tabel16.A"/>
        <table:table-column table:style-name="Tabel16.B"/>
        <table:table-row>
          <table:table-cell table:style-name="Tabel16.A1" office:value-type="string">
            <text:p text:style-name="Table_20_Contents"><text:span text:style-name="Source_20_Text"><text:span text:style-name="T2">float_figures</text:span></text:span></text:p>
          </table:table-cell>
          <table:table-cell table:style-name="Tabel16.B1" office:value-type="string">
            <text:p text:style-name="Text_20_body">Use this option to specify that you want to include graphics and text boxes in a floating <text:span text:style-name="Source_20_Text">figure</text:span> environment. Default is <text:span text:style-name="Source_20_Text">false</text:span>.</text:p>
            <text:p text:style-name="Text_20_body">This option has no effect on graphics and text boxes that are anchored <text:span text:style-name="T2">as character</text:span>. These are always considered to be part of the normal text flow. If you want a figure to float, anchor it <text:span text:style-name="T2">to paragraph</text:span> or <text:span text:style-name="T2">to character</text:span>.</text:p>
          </table:table-cell>
        </table:table-row>
        <table:table-row>
          <table:table-cell table:style-name="Tabel16.A2" office:value-type="string">
            <text:p text:style-name="Table_20_Contents"><text:span text:style-name="Source_20_Text"><text:span text:style-name="T2">float_tables</text:span></text:span></text:p>
          </table:table-cell>
          <table:table-cell table:style-name="Tabel16.B2" office:value-type="string">
            <text:p text:style-name="Text_20_body">Use this option to specify that you want to include tables in a floating <text:span text:style-name="Source_20_Text">table</text:span> environment. Default is <text:span text:style-name="Source_20_Text">false</text:span>.</text:p>
          </table:table-cell>
        </table:table-row>
        <table:table-row>
          <table:table-cell table:style-name="Tabel16.A2" office:value-type="string">
            <text:p text:style-name="Table_20_Contents"><text:span text:style-name="Source_20_Text"><text:span text:style-name="T2">float_options</text:span></text:span></text:p>
          </table:table-cell>
          <table:table-cell table:style-name="Tabel16.B2" office:value-type="string">
            <text:p text:style-name="Text_20_body">Use this to give placement options to the figure and table floats, eg. <text:span text:style-name="Source_20_Text">h</text:span> for <text:span text:style-name="T2">here</text:span><text:span text:style-name="T11">. Default is empty (default placement).</text:span></text:p>
          </table:table-cell>
        </table:table-row>
        <table:table-row>
          <table:table-cell table:style-name="Tabel16.A2" office:value-type="string">
            <text:p text:style-name="Table_20_Contents"><text:span text:style-name="Source_20_Text">align_frames</text:span></text:p>
          </table:table-cell>
          <table:table-cell table:style-name="Tabel16.B2" office:value-type="string">
            <text:p text:style-name="Text_20_body"><text:span text:style-name="T11">Use this option to specify, that all graphics and text boxes should be centered. If you don't want that, set this option to </text:span><text:span text:style-name="Source_20_Text"><text:span text:style-name="T11">false</text:span></text:span><text:span text:style-name="T11">. Default is </text:span><text:span text:style-name="Source_20_Text"><text:span text:style-name="T11">true.</text:span></text:span></text:p>
          </table:table-cell>
        </table:table-row>
        <table:table-row>
          <table:table-cell table:style-name="Tabel16.A2" office:value-type="string">
            <text:p text:style-name="Table_20_Contents"><text:span text:style-name="Source_20_Text">use_caption</text:span></text:p>
          </table:table-cell>
          <table:table-cell table:style-name="Tabel16.B2" office:value-type="string">
            <text:p text:style-name="Table_20_Contents">Use this option if you want to take advantage of the LaTeX package <text:span text:style-name="Source_20_Text">caption.sty</text:span>. Currently Writer2LaTeX only uses the support for non-floating captions from this package.</text:p>
          </table:table-cell>
        </table:table-row>
        <table:table-row>
          <table:table-cell table:style-name="Tabel16.A2" office:value-type="string">
            <text:p text:style-name="Table_20_Contents"><text:span text:style-name="Source_20_Text"><text:span text:style-name="T11">figure_sequence_name</text:span></text:span></text:p>
          </table:table-cell>
          <table:table-cell table:style-name="Tabel16.B2" office:value-type="string">
            <text:p text:style-name="Table_20_Contents">This option can be set to a sequence name in the source document. OpenDocument has a very weak sense of figure captions: A figure caption is a paragraph containing a sequence number. If you use LO's defaults, Writer2LaTeX can guess which sequence name to use. If it fails, you can give the name in this option (default is empty).</text:p>
          </table:table-cell>
        </table:table-row>
        <table:table-row>
          <table:table-cell table:style-name="Tabel16.A2" office:value-type="string">
            <text:p text:style-name="Table_20_Contents"><text:span text:style-name="Source_20_Text">table_sequence_name</text:span></text:p>
          </table:table-cell>
          <table:table-cell table:style-name="Tabel16.B2" office:value-type="string">
            <text:p text:style-name="Table_20_Contents">This is a similar option for tables.</text:p>
          </table:table-cell>
        </table:table-row>
      </table:table>
      <text:p text:style-name="Text_20_body">These options controls the export of tables:</text:p>
      <table:table table:name="Tabel20" table:style-name="Tabel20">
        <table:table-column table:style-name="Tabel20.A"/>
        <table:table-column table:style-name="Tabel20.B"/>
        <table:table-row>
          <table:table-cell table:style-name="Tabel20.A1" office:value-type="string">
            <text:p text:style-name="Table_20_Contents"><text:span text:style-name="Source_20_Text"><text:span text:style-name="T2">simple_table_limit</text:span></text:span></text:p>
          </table:table-cell>
          <table:table-cell table:style-name="Tabel20.B1" office:value-type="string">
            <text:p text:style-name="Table_20_Contents">You can set this option to any non-negative integer (default is <text:span text:style-name="Source_20_Text">0</text:span>). Table cells in LO can contain any number of paragraphs, so normally Writer2LaTeX exports tables with <text:span text:style-name="Source_20_Text">p</text:span> columns. For simple tables where all cells only contains a single line it is better to use <text:span text:style-name="Source_20_Text">l</text:span>, <text:span text:style-name="Source_20_Text">c</text:span> and <text:span text:style-name="Source_20_Text">r</text:span> columns. If all cells in a table contains at most one paragraph, and the <text:span text:style-name="T2">total</text:span> width of the table is less than this number of characters, the table will be exported with <text:span text:style-name="Source_20_Text">l</text:span>, <text:span text:style-name="Source_20_Text">c</text:span> and <text:span text:style-name="Source_20_Text">r</text:span> columns. This option has no effect on tables using <text:span text:style-name="Source_20_Text">tabulary</text:span>.</text:p>
          </table:table-cell>
        </table:table-row>
        <table:table-row>
          <table:table-cell table:style-name="Tabel20.A2" office:value-type="string">
            <text:p text:style-name="Table_20_Contents"><text:span text:style-name="Source_20_Text">use_longtable</text:span></text:p>
          </table:table-cell>
          <table:table-cell table:style-name="Tabel20.B2" office:value-type="string">
            <text:p text:style-name="Table_20_Contents">This option is used to specify that <text:span text:style-name="Source_20_Text">longtable.sty</text:span> should be used to export tables which may break across pages. Default is <text:span text:style-name="Source_20_Text">false</text:span>.</text:p>
          </table:table-cell>
        </table:table-row>
        <text:soft-page-break/>
        <table:table-row>
          <table:table-cell table:style-name="Tabel20.A2" office:value-type="string">
            <text:p text:style-name="Table_20_Contents"><text:span text:style-name="Source_20_Text">use_supertabular</text:span></text:p>
          </table:table-cell>
          <table:table-cell table:style-name="Tabel20.B2" office:value-type="string">
            <text:p text:style-name="Table_20_Contents">This option is used to specify that <text:span text:style-name="Source_20_Text">supertabular.sty</text:span> should be used to export tables which may break across pages. Default is <text:span text:style-name="Source_20_Text">true</text:span>. (You should only set one of the options <text:span text:style-name="Source_20_Text">use_longtable</text:span> and <text:span text:style-name="Source_20_Text">use_supertabular</text:span> to <text:span text:style-name="Source_20_Text">true</text:span>).</text:p>
          </table:table-cell>
        </table:table-row>
        <table:table-row>
          <table:table-cell table:style-name="Tabel20.A2" office:value-type="string">
            <text:p text:style-name="Table_20_Contents"><text:span text:style-name="Source_20_Text">use_tabulary</text:span></text:p>
          </table:table-cell>
          <table:table-cell table:style-name="Tabel20.B2" office:value-type="string">
            <text:p text:style-name="Table_20_Contents">This option is used to specify that <text:span text:style-name="Source_20_Text">tabulary.sty</text:span> should be used to export tables. Default is <text:span text:style-name="Source_20_Text">false</text:span>.</text:p>
          </table:table-cell>
        </table:table-row>
        <table:table-row>
          <table:table-cell table:style-name="Tabel20.A2" office:value-type="string">
            <text:p text:style-name="Table_20_Contents"><text:span text:style-name="Source_20_Text">use_colortbl</text:span></text:p>
          </table:table-cell>
          <table:table-cell table:style-name="Tabel20.B2" office:value-type="string">
            <text:p text:style-name="Table_20_Contents">This option is used, if you want to apply background color to tables using the package <text:span text:style-name="Source_20_Text">colortbl.sty</text:span>. The value can be <text:span text:style-name="Source_20_Text">true</text:span> or <text:span text:style-name="Source_20_Text">false</text:span> (default). This option has no effect unless you also set the option <text:span text:style-name="Source_20_Text">use_color</text:span> to <text:span text:style-name="Source_20_Text">true</text:span>.</text:p>
          </table:table-cell>
        </table:table-row>
        <table:table-row>
          <table:table-cell table:style-name="Tabel20.A2" office:value-type="string">
            <text:p text:style-name="Table_20_Contents"><text:span text:style-name="Source_20_Text">table_first_head_style</text:span></text:p>
          </table:table-cell>
          <table:table-cell table:style-name="Tabel20.B2" office:value-type="string">
            <text:p text:style-name="Table_20_Contents">This option is used to produce advanced tables, that are not supported in Writer. You can set this option to the name of a paragraph style. If the first paragraph of the first cell in a row is formatted with this paragraph style, the row in question will be used for the first head in a multipage table.</text:p>
          </table:table-cell>
        </table:table-row>
        <table:table-row>
          <table:table-cell table:style-name="Tabel20.A2" office:value-type="string">
            <text:p text:style-name="Table_20_Contents"><text:span text:style-name="Source_20_Text">table_head_style</text:span></text:p>
          </table:table-cell>
          <table:table-cell table:style-name="Tabel20.B2" office:value-type="string">
            <text:p text:style-name="Table_20_Contents">Likewise this option specifies a paragraph style that identifies a repeating head in a multipage table (like a normal table head in Writer).</text:p>
          </table:table-cell>
        </table:table-row>
        <table:table-row>
          <table:table-cell table:style-name="Tabel20.A2" office:value-type="string">
            <text:p text:style-name="Table_20_Contents"><text:span text:style-name="Source_20_Text">table_foot_style</text:span></text:p>
          </table:table-cell>
          <table:table-cell table:style-name="Tabel20.B2" office:value-type="string">
            <text:p text:style-name="Table_20_Contents">This option specifies a paragraph style that identifies a repeating foot in a multipage table.</text:p>
          </table:table-cell>
        </table:table-row>
        <table:table-row>
          <table:table-cell table:style-name="Tabel20.A2" office:value-type="string">
            <text:p text:style-name="Table_20_Contents"><text:span text:style-name="Source_20_Text">table_last_foot_style</text:span></text:p>
          </table:table-cell>
          <table:table-cell table:style-name="Tabel20.B2" office:value-type="string">
            <text:p text:style-name="Table_20_Contents">This option specifies a paragraph style that identifies the last foot in a multipage table.</text:p>
          </table:table-cell>
        </table:table-row>
      </table:table>
      <text:p text:style-name="Text_20_body">These options controls the export of figures:</text:p>
      <table:table table:name="Tabel21" table:style-name="Tabel21">
        <table:table-column table:style-name="Tabel21.A"/>
        <table:table-column table:style-name="Tabel21.B"/>
        <table:table-row>
          <table:table-cell table:style-name="Tabel21.A1" office:value-type="string">
            <text:p text:style-name="Table_20_Contents"><text:span text:style-name="Source_20_Text"><text:span text:style-name="T2">original_image_size</text:span></text:span></text:p>
          </table:table-cell>
          <table:table-cell table:style-name="Tabel21.B1" office:value-type="string">
            <text:p text:style-name="Text_20_body">Often images in a Writer document are scaled up or down from their original size. Normally the same scaling will be used in the LaTeX document, but if you set this option<text:note text:id="ftn3" text:note-class="footnote"><text:note-citation>3</text:note-citation><text:note-body><text:p text:style-name="Footnote">In previous versions, this option was called <text:span text:style-name="Source_20_Text"><text:span text:style-name="T13">keep_image_size</text:span></text:span>, but has been renamed to avoid confusion (the old name is still supported).</text:p></text:note-body></text:note> to <text:span text:style-name="Source_20_Text">true</text:span>, the original (unscaled) image size will be used. The default value is <text:span text:style-name="Source_20_Text">false</text:span>.</text:p>
          </table:table-cell>
        </table:table-row>
        <table:table-row>
          <table:table-cell table:style-name="Tabel21.A2" office:value-type="string">
            <text:p text:style-name="Table_20_Contents"><text:span text:style-name="Source_20_Text">remove_graphics_extension</text:span></text:p>
          </table:table-cell>
          <table:table-cell table:style-name="Tabel21.B2" office:value-type="string">
            <text:p text:style-name="Table_20_Contents">This option can be used to specify, that the file extension on graphics files should be removed. You will thus get eg. <text:span text:style-name="Source_20_Text">\includegraphics{myimage}</text:span> rather than <text:span text:style-name="Source_20_Text">\includegraphics{myimage.png}</text:span>.</text:p>
          </table:table-cell>
        </table:table-row>
        <table:table-row>
          <table:table-cell table:style-name="Tabel21.A2" office:value-type="string">
            <text:p text:style-name="Table_20_Contents"><text:span text:style-name="Source_20_Text">image_options</text:span></text:p>
          </table:table-cell>
          <table:table-cell table:style-name="Tabel21.B2" office:value-type="string">
            <text:p text:style-name="Table_20_Contents">This option can be used to specify some options that should be applied to all images (ie. all <text:span text:style-name="Source_20_Text">\includegraphics</text:span> commands). For example <text:span text:style-name="Source_20_Text">"width=\linewidth"</text:span>. Default is empty (no options).</text:p>
          </table:table-cell>
        </table:table-row>
      </table:table>
      <text:h text:style-name="Heading_20_3" text:outline-level="3"><text:soft-page-break/>AutoCorrect options</text:h>
      <table:table table:name="Tabel17" table:style-name="Tabel17">
        <table:table-column table:style-name="Tabel17.A"/>
        <table:table-column table:style-name="Tabel17.B"/>
        <table:table-row>
          <table:table-cell table:style-name="Tabel17.A1" office:value-type="string">
            <text:p text:style-name="Table_20_Contents"><text:span text:style-name="Source_20_Text"><text:span text:style-name="T2">ignore_hard_page_breaks</text:span></text:span></text:p>
          </table:table-cell>
          <table:table-cell table:style-name="Tabel17.B1" office:value-type="string">
            <text:p text:style-name="Text_20_body">This option can have the values <text:span text:style-name="Source_20_Text">true</text:span> or <text:span text:style-name="Source_20_Text">false</text:span> (default). <text:s/>Setting the option to <text:span text:style-name="Source_20_Text">true</text:span> will instruct Writer2LaTeX to ignore hard page breaks (but not soft page breaks specified in paragraph styles).</text:p>
          </table:table-cell>
        </table:table-row>
        <table:table-row>
          <table:table-cell table:style-name="Tabel17.A2" office:value-type="string">
            <text:p text:style-name="Table_20_Contents"><text:span text:style-name="Source_20_Text"><text:span text:style-name="T2">ignore_hard_line_breaks</text:span></text:span></text:p>
          </table:table-cell>
          <table:table-cell table:style-name="Tabel17.B2" office:value-type="string">
            <text:p text:style-name="Text_20_body">This option can have the values <text:span text:style-name="Source_20_Text">true</text:span> or <text:span text:style-name="Source_20_Text">false</text:span> (default). Setting the option to <text:span text:style-name="Source_20_Text">true</text:span> will instruct Writer2LaTeX to ignore hard line breaks (shift-Enter).</text:p>
          </table:table-cell>
        </table:table-row>
        <table:table-row>
          <table:table-cell table:style-name="Tabel17.A2" office:value-type="string">
            <text:p text:style-name="Table_20_Contents"><text:span text:style-name="Source_20_Text"><text:span text:style-name="T2">ignore_empty_paragraphs</text:span></text:span></text:p>
          </table:table-cell>
          <table:table-cell table:style-name="Tabel17.B2" office:value-type="string">
            <text:p text:style-name="Text_20_body">This option can have the values <text:span text:style-name="Source_20_Text">true</text:span> (default) or <text:span text:style-name="Source_20_Text">false</text:span>. Setting the option to <text:span text:style-name="Source_20_Text">true</text:span> will instruct Writer2LaTeX to ignore empty paragraphs; otherwise they are converted to a <text:span text:style-name="Source_20_Text">\bigskip</text:span>.</text:p>
          </table:table-cell>
        </table:table-row>
        <table:table-row>
          <table:table-cell table:style-name="Tabel17.A2" office:value-type="string">
            <text:p text:style-name="Table_20_Contents"><text:span text:style-name="Source_20_Text"><text:span text:style-name="T2">ignore_double_spaces</text:span></text:span></text:p>
          </table:table-cell>
          <table:table-cell table:style-name="Tabel17.B2" office:value-type="string">
            <text:p text:style-name="Text_20_body">This option can have the values <text:span text:style-name="Source_20_Text">true</text:span> (default) or <text:span text:style-name="Source_20_Text">false</text:span>. Setting the option to <text:span text:style-name="Source_20_Text">true</text:span> will instruct Writer2LaTeX to ignore double spaces, otherwise they are converted to <text:span text:style-name="Source_20_Text">\ </text:span>.</text:p>
          </table:table-cell>
        </table:table-row>
      </table:table>
      <text:h text:style-name="Heading_20_3" text:outline-level="3" text:is-list-header="true">Formatting options</text:h>
      <text:p text:style-name="Text_20_body">In Writer, formatting is controlled by styles. You can control how much formatting is exported using the following options. Note that these options has a major impact on the structure of the LaTeX document created.</text:p>
      <table:table table:name="Tabel18" table:style-name="Tabel18">
        <table:table-column table:style-name="Tabel18.A"/>
        <table:table-column table:style-name="Tabel18.B"/>
        <table:table-row>
          <table:table-cell table:style-name="Tabel18.A1" office:value-type="string">
            <text:p text:style-name="Table_20_Contents"><text:span text:style-name="Source_20_Text">formatting</text:span></text:p>
          </table:table-cell>
          <table:table-cell table:style-name="Tabel18.B1" office:value-type="string">
            <text:p text:style-name="Table_20_Contents">The option <text:span text:style-name="Source_20_Text">formatting</text:span> can have any of these values:</text:p>
            <text:list xml:id="list101804893327814855" text:style-name="L12">
              <text:list-item>
                <text:p text:style-name="P62"><text:span text:style-name="Source_20_Text">ignore_all</text:span> will instruct Writer2LaTeX to ignore <text:span text:style-name="T2">all</text:span> character, paragraph, heading, list and footnote formatting contained in the document.</text:p>
              </text:list-item>
              <text:list-item>
                <text:p text:style-name="P62"><text:span text:style-name="Source_20_Text">ignore_most</text:span> will preserve basic character formatting.</text:p>
              </text:list-item>
              <text:list-item>
                <text:p text:style-name="P62"><text:span text:style-name="Source_20_Text">convert_basic</text:span> (default) will preserve basic character formatting, paragraph justification and all numberings (lists, headings, footnotes).</text:p>
              </text:list-item>
              <text:list-item>
                <text:p text:style-name="P62"><text:span text:style-name="Source_20_Text">convert_most</text:span> will convert all supported formatting, except that paragraph formatting and font size is only converted if it is set by a style. To be able to preserve formatting, an environment is created for all paragraph styles, custom lists are used for listings, headings are reformatted using the <text:span text:style-name="Source_20_Text">\@startsection</text:span> command etc.</text:p>
              </text:list-item>
              <text:list-item>
                <text:p text:style-name="P62"><text:span text:style-name="Source_20_Text">convert_all</text:span> will preserve <text:span text:style-name="T2">all</text:span> supported formatting.</text:p>
              </text:list-item>
            </text:list>
          </table:table-cell>
        </table:table-row>
        <table:table-row>
          <table:table-cell table:style-name="Tabel18.A2" office:value-type="string">
            <text:p text:style-name="Table_20_Contents"><text:span text:style-name="Source_20_Text">page_formatting</text:span></text:p>
          </table:table-cell>
          <table:table-cell table:style-name="Tabel18.B2" office:value-type="string">
            <text:p text:style-name="Table_20_Contents">This option can have any of the values</text:p>
            <text:p text:style-name="Table_20_Contents"><text:span text:style-name="Source_20_Text">ignore_all</text:span>, <text:span text:style-name="Source_20_Text">convert_header_footer</text:span>, <text:span text:style-name="Source_20_Text">convert_all</text:span></text:p>
            <text:p text:style-name="Table_20_Contents">This will ignore all page formatting, convert the header and footer (using custom page styles) or convert all supported formatting, including page geometry and footnote rule.</text:p>
          </table:table-cell>
        </table:table-row>
        <text:soft-page-break/>
        <table:table-row>
          <table:table-cell table:style-name="Tabel18.A2" office:value-type="string">
            <text:p text:style-name="Table_20_Contents"><text:span text:style-name="Source_20_Text">use_geometry</text:span></text:p>
          </table:table-cell>
          <table:table-cell table:style-name="Tabel18.B2" office:value-type="string">
            <text:p text:style-name="Table_20_Contents">Setting this option to <text:span text:style-name="Source_20_Text">true</text:span> specifies that the package <text:span text:style-name="Source_20_Text">geometry.sty</text:span> should be used to export the geometry of the page (page size, margins etc.). Default is <text:span text:style-name="Source_20_Text">false</text:span>, which will export the geometry using the low level LaTeX commands.</text:p>
          </table:table-cell>
        </table:table-row>
        <table:table-row>
          <table:table-cell table:style-name="Tabel18.A2" office:value-type="string">
            <text:p text:style-name="Table_20_Contents"><text:span text:style-name="Source_20_Text">use_fancyhdr</text:span></text:p>
          </table:table-cell>
          <table:table-cell table:style-name="Tabel18.B2" office:value-type="string">
            <text:p text:style-name="Table_20_Contents">Setting this option to <text:span text:style-name="Source_20_Text">true</text:span> specifies that the package <text:span text:style-name="Source_20_Text">fancyhdr.sty</text:span> should be used to export the header and footer of the page. Default is <text:span text:style-name="Source_20_Text">false</text:span>, which will export the header and footer using the low level LaTeX page style commands.</text:p>
          </table:table-cell>
        </table:table-row>
        <table:table-row>
          <table:table-cell table:style-name="Tabel18.A2" office:value-type="string">
            <text:p text:style-name="Table_20_Contents"><text:span text:style-name="Source_20_Text">use_color</text:span></text:p>
          </table:table-cell>
          <table:table-cell table:style-name="Tabel18.B2" office:value-type="string">
            <text:p text:style-name="Table_20_Contents">This option can have the values <text:span text:style-name="Source_20_Text">true</text:span> (default) or <text:span text:style-name="Source_20_Text">false</text:span>. This enables use of the package <text:span text:style-name="Source_20_Text">color.sty</text:span> to apply color in the LaTeX document.</text:p>
          </table:table-cell>
        </table:table-row>
        <table:table-row>
          <table:table-cell table:style-name="Tabel18.A2" office:value-type="string">
            <text:p text:style-name="Table_20_Contents"><text:span text:style-name="Source_20_Text">use_ulem</text:span></text:p>
          </table:table-cell>
          <table:table-cell table:style-name="Tabel18.B2" office:value-type="string">
            <text:p text:style-name="Table_20_Contents">This option can have the values <text:span text:style-name="Source_20_Text">true</text:span> or <text:span text:style-name="Source_20_Text">false</text:span> (default). This enables use of the package <text:span text:style-name="Source_20_Text">ulem.sty</text:span> to support underlining and crossing out in the LaTeX document.</text:p>
          </table:table-cell>
        </table:table-row>
        <table:table-row>
          <table:table-cell table:style-name="Tabel18.A2" office:value-type="string">
            <text:p text:style-name="Table_20_Contents"><text:span text:style-name="Source_20_Text">use_hyperref</text:span></text:p>
          </table:table-cell>
          <table:table-cell table:style-name="Tabel18.B2" office:value-type="string">
            <text:p text:style-name="Table_20_Contents">This option can have the values <text:span text:style-name="Source_20_Text">true</text:span> (default) or <text:span text:style-name="Source_20_Text">false</text:span>. This enables use of the package <text:span text:style-name="Source_20_Text">hyperref.sty</text:span> to include hyperlinks in the LaTeX document.</text:p>
          </table:table-cell>
        </table:table-row>
        <table:table-row>
          <table:table-cell table:style-name="Tabel18.A2" office:value-type="string">
            <text:p text:style-name="Table_20_Contents"><text:span text:style-name="Source_20_Text">tabstop</text:span></text:p>
          </table:table-cell>
          <table:table-cell table:style-name="Tabel18.B2" office:value-type="string">
            <text:p text:style-name="Table_20_Contents">This option is used to specify what to do with tabulator stops in the document. Normally these are converted to spaces, but with this option you can specify any LaTeX code, that should be used instead. For example "<text:span text:style-name="Source_20_Text">\quad{}</text:span>" or "<text:span text:style-name="Source_20_Text">\hspace{2em}</text:span>"</text:p>
          </table:table-cell>
        </table:table-row>
        <table:table-row>
          <table:table-cell table:style-name="Tabel18.A2" office:value-type="string">
            <text:p text:style-name="Table_20_Contents"><text:span text:style-name="Source_20_Text">use_endnotes</text:span></text:p>
          </table:table-cell>
          <table:table-cell table:style-name="Tabel18.B2" office:value-type="string">
            <text:p text:style-name="Table_20_Contents">This option can have the values <text:span text:style-name="Source_20_Text">true</text:span> or <text:span text:style-name="Source_20_Text">false</text:span> (default). This enables use of the package <text:span text:style-name="Source_20_Text">endnotes.sty</text:span> to format the endnotes in the LaTeX document. If set to <text:span text:style-name="Source_20_Text">false</text:span>, endnotes will be converted to footnotes.</text:p>
          </table:table-cell>
        </table:table-row>
      </table:table>
      <text:h text:style-name="Heading_20_3" text:outline-level="3">Options for including or excluding content</text:h>
      <text:p text:style-name="Text_20_body">The following options can be used to control which content to export.</text:p>
      <table:table table:name="Tabel19" table:style-name="Tabel19">
        <table:table-column table:style-name="Tabel19.A"/>
        <table:table-column table:style-name="Tabel19.B"/>
        <table:table-row>
          <table:table-cell table:style-name="Tabel19.A1" office:value-type="string">
            <text:p text:style-name="Table_20_Contents"><text:span text:style-name="Source_20_Text">no_preamble</text:span></text:p>
          </table:table-cell>
          <table:table-cell table:style-name="Tabel19.B1" office:value-type="string">
            <text:p text:style-name="Table_20_Contents">If this option is set to <text:span text:style-name="Source_20_Text">true</text:span>, (default is <text:span text:style-name="Source_20_Text">false</text:span>), Writer2LaTeX will not create the a LaTeX preamble, nor include <text:span text:style-name="Source_20_Text">\begin{document}</text:span> and <text:span text:style-name="Source_20_Text">\end{document}</text:span>. This is useful if the document is to be included in another LaTeX document. Note that in this case you will have to make sure that all packages/definitions needed are available in the master LaTeX document.</text:p>
          </table:table-cell>
        </table:table-row>
        <table:table-row>
          <table:table-cell table:style-name="Tabel19.A2" office:value-type="string">
            <text:p text:style-name="Table_20_Contents"><text:span text:style-name="Source_20_Text">no_index</text:span></text:p>
          </table:table-cell>
          <table:table-cell table:style-name="Tabel19.B2" office:value-type="string">
            <text:p text:style-name="Table_20_Contents">If this option is set to <text:span text:style-name="Source_20_Text">true</text:span>, (default is <text:span text:style-name="Source_20_Text">false</text:span>), Writer2LaTeX will not export indexes (e.g. table of contents, bibliopgrahy). This option is also intended for the case that the document is to be part of a larger LaTeX document, which may contain global indexes.</text:p>
          </table:table-cell>
        </table:table-row>
        <text:soft-page-break/>
        <table:table-row>
          <table:table-cell table:style-name="Tabel19.A2" office:value-type="string">
            <text:p text:style-name="Table_20_Contents"><text:span text:style-name="Source_20_Text">other_styles</text:span></text:p>
          </table:table-cell>
          <table:table-cell table:style-name="Tabel19.B2" office:value-type="string">
            <text:p text:style-name="Table_20_Contents">This option can all have the values <text:span text:style-name="Source_20_Text">accept</text:span> (default), <text:span text:style-name="Source_20_Text">ignore</text:span>, <text:span text:style-name="Source_20_Text">warning</text:span> and <text:span text:style-name="Source_20_Text">error</text:span>. This controls how to export paragraph and text content, for which there is no style map (see below).</text:p>
            <text:p text:style-name="Table_20_Contents">If the value of this option is <text:span text:style-name="Source_20_Text">accept</text:span>, the content is handled as normal. If the value is <text:span text:style-name="Source_20_Text">ignore</text:span>, the content is ignored silently. The values <text:span text:style-name="Source_20_Text">warning</text:span> and <text:span text:style-name="Source_20_Text">error</text:span> issues a message on the terminal resp. in the generated LaTeX code. This option thus lets you control that only content with accepted styles is exported.</text:p>
          </table:table-cell>
        </table:table-row>
        <table:table-row>
          <table:table-cell table:style-name="Tabel19.A2" office:value-type="string">
            <text:p text:style-name="Table_20_Contents"><text:span text:style-name="Source_20_Text">image_content</text:span></text:p>
          </table:table-cell>
          <table:table-cell table:style-name="Tabel19.B2" office:value-type="string">
            <text:p text:style-name="Table_20_Contents">This option has the same values, and is used to exclude image content.</text:p>
          </table:table-cell>
        </table:table-row>
        <table:table-row>
          <table:table-cell table:style-name="Tabel19.A2" office:value-type="string">
            <text:p text:style-name="Table_20_Contents"><text:span text:style-name="Source_20_Text">table_content</text:span></text:p>
          </table:table-cell>
          <table:table-cell table:style-name="Tabel19.B2" office:value-type="string">
            <text:p text:style-name="Table_20_Contents">This option also has the same values and is used to exclude table content.</text:p>
          </table:table-cell>
        </table:table-row>
        <table:table-row>
          <table:table-cell table:style-name="Tabel19.A2" office:value-type="string">
            <text:p text:style-name="Table_20_Contents"><text:span text:style-name="Source_20_Text">display_hidden_text</text:span></text:p>
          </table:table-cell>
          <table:table-cell table:style-name="Tabel19.B2" office:value-type="string">
            <text:p text:style-name="Table_20_Contents">If this option is set to <text:span text:style-name="Source_20_Text">true</text:span> (default is <text:span text:style-name="Source_20_Text">false</text:span>), paragraphs and text portions marked as hidden will be exported. Otherwise they will be ignored.</text:p>
          </table:table-cell>
        </table:table-row>
      </table:table>
      <text:h text:style-name="P61" text:outline-level="3">Compatibility options</text:h>
      <table:table table:name="Tabel24" table:style-name="Tabel24">
        <table:table-column table:style-name="Tabel24.A"/>
        <table:table-column table:style-name="Tabel24.B"/>
        <table:table-row>
          <table:table-cell table:style-name="Tabel24.A1" office:value-type="string">
            <text:p text:style-name="P31"><text:span text:style-name="Source_20_Text"><text:span text:style-name="T38">old_math_colors</text:span></text:span></text:p>
          </table:table-cell>
          <table:table-cell table:style-name="Tabel24.B1" office:value-type="string">
            <text:p text:style-name="P32">This option (default <text:span text:style-name="Source_20_Text">false</text:span>) can be set to <text:span text:style-name="Source_20_Text">true</text:span> if you are converting documents created with LO 4.3 or earlier. This enables the use of the old color scheme for formulas (using dark variants of red, blue, cyan and magenta).</text:p>
          </table:table-cell>
        </table:table-row>
      </table:table>
      <text:p text:style-name="P14"/>
      <text:h text:style-name="P61" text:outline-level="3">Headings</text:h>
      <text:p text:style-name="Text_20_body">The <text:span text:style-name="Source_20_Text">heading_map</text:span> section specifies how headings in LO should map to LaTeX. Eg. the first line in the sample above specifies that the toplevel heading (<text:span text:style-name="T6">Heading 1</text:span>) should map to <text:span text:style-name="Source_20_Text">\chapter</text:span>, which is of level 0 in LaTeX. Up to 10 levels are supported (the same number as in LO).</text:p>
      <text:h text:style-name="Heading_20_3" text:outline-level="3">Style maps</text:h>
      <text:p text:style-name="Text_20_body">In addition you can specify maps from styles in Writer to your own LaTeX styles in the configuration. Currently this is possible for text styles, paragraph styles and list styles. In addition a few direct formatting attributes can be mapped to LaTeX code. The following examples are from the standard configuration file <text:span text:style-name="Source_20_Text">article.xml</text:span>.</text:p>
      <text:p text:style-name="Text_20_body">This is a simple rule, that maps text formatted with the text style <text:span text:style-name="T6">Emphasis</text:span> to the LaTeX code <text:span text:style-name="Source_20_Text">\emph{...}</text:span>:</text:p>
      <text:p text:style-name="Preformatted_20_Text">&lt;style-map name="Emphasis" family="text" before="\emph{" after="}" /&gt;</text:p>
      <text:p text:style-name="Text_20_body">This is another simple rule, that maps paragraphs formatted with the paragraph style <text:span text:style-name="T6">part</text:span> to the LaTeX code <text:span text:style-name="Source_20_Text">\part{...}</text:span>. The attribute <text:span text:style-name="Source_20_Text">line-break</text:span> ensures that no line breaks are inserted between the code and the text.</text:p>
      <text:p text:style-name="Preformatted_20_Text">&lt;style-map name="part" family="paragraph" before="\part{" after="}" line-break="false" /&gt;</text:p>
      <text:p text:style-name="Text_20_body"><text:soft-page-break/>This is a rule, that maps paragraphs formatted with style <text:span text:style-name="T6">Preformatted Text</text:span> to the LaTeX environment <text:span text:style-name="Source_20_Text">verbatim</text:span>. The attribute <text:span text:style-name="Source_20_Text">verbatim</text:span> ensures that the content of the paragraph is exported verbatim (this implies that characters not available in the <text:span text:style-name="Source_20_Text">inputenc</text:span> are converted to question marks and that other content is discarded, eg. footnotes). The <text:span text:style-name="Source_20_Text">paragraph-block</text:span> entry specifies code to go before and after an entire block of paragraphs. The <text:span text:style-name="Source_20_Text">name</text:span> attribute specifies the style of the first paragraph; the <text:span text:style-name="Source_20_Text">next</text:span> attribute specifies the style(s) of subsequent paragraphs in the block.</text:p>
      <text:p text:style-name="Preformatted_20_Text"><text:s text:c="2"/>&lt;style-map name="Preformatted Text" family="paragraph-block" next="Preformatted Text" before="\begin{verbatim}" after="\end{verbatim}" /&gt;</text:p>
      <text:p text:style-name="Preformatted_20_Text">&lt;style-map name="Preformatted Text" family="paragraph" before="" after="" verbatim="true" /&gt;</text:p>
      <text:p text:style-name="Text_20_body">This is a more elaborate set of rules, that maps paragraphs formatted with styles <text:span text:style-name="T6">Title</text:span>, <text:span text:style-name="T6">author</text:span> and <text:span text:style-name="T6">date</text:span> (in any order) to <text:span text:style-name="Source_20_Text">\maketitle</text:span> in LaTeX.</text:p>
      <text:p text:style-name="Preformatted_20_Text">&lt;style-map name="Title" family="paragraph" before="\title{" after="}" line-break="false" /&gt;<text:line-break/> <text:s/>&lt;style-map name="author" family="paragraph" before="\author{" after="}" line-break="false" /&gt;<text:line-break/> <text:s/>&lt;style-map name="date" family="paragraph" before="\date{" after="}" line-break="false" /&gt;<text:line-break/> <text:s/>&lt;style-map name="Title" family="paragraph-block" next="author;date" before="" after="\maketitle" /&gt;<text:line-break/> <text:s/>&lt;style-map name="author" family="paragraph-block" next="Title;date" before="" after="\maketitle" /&gt;<text:line-break/> <text:s/>&lt;style-map name="date" family="paragraph-block" next="Title;author" before="" after="\maketitle" /&gt;</text:p>
      <text:p text:style-name="Text_20_body">This will produce code like this:</text:p>
      <text:p text:style-name="Preformatted_20_Text">\title{Configuration}</text:p>
      <text:p text:style-name="Preformatted_20_Text">\author{Henrik Just}</text:p>
      <text:p text:style-name="Preformatted_20_Text">\date{2006}</text:p>
      <text:p text:style-name="Preformatted_20_Text">\maketitle</text:p>
      <text:p text:style-name="Text_20_body">The next example maps a paragraph formatted with the <text:span text:style-name="T6">theorem</text:span> list style to a LaTeX environment named <text:span text:style-name="Source_20_Text">theorem</text:span>. Note that there are two entries for a list style: The first one to specify the LaTeX code to put before and after the entire list. The second one to specify the LaTeX code to put before and after each list item.</text:p>
      <text:p text:style-name="Preformatted_20_Text">&lt;style-map name="theorem" family="paragraph" before="" after="" /&gt;<text:line-break/> &lt;style-map name="theorem" family="list" before="" after="" /&gt;<text:line-break/> &lt;style-map name="theorem" family="listitem" before="\begin{theorem}" after="\end{theorem}" /&gt;</text:p>
      <text:p text:style-name="Text_20_body">When you override a style, all formatting specified in the original document will be igored.</text:p>
      <text:p text:style-name="Text_20_body">Finally an example using direct formatting attributes:</text:p>
      <text:p text:style-name="Preformatted_20_Text">&lt;style-map name="italic" family="text-attribute" before="\emph{" after="}" /&gt;</text:p>
      <text:p text:style-name="Text_20_body">Currently the only supported names are <text:span text:style-name="Source_20_Text">italic</text:span>, <text:span text:style-name="Source_20_Text">bold</text:span>, <text:span text:style-name="Source_20_Text">small-caps</text:span>, <text:span text:style-name="Source_20_Text">superscript</text:span> and <text:span text:style-name="Source_20_Text">subscript</text:span>. </text:p>
      <text:h text:style-name="Heading_20_3" text:outline-level="3"><text:soft-page-break/>String replace</text:h>
      <text:p text:style-name="Text_20_body">Often LaTeX requires special care to typeset certain constructions. For example according to German typographical rules, an abbreviation like z.B. should be typeset with a small space before the B. You can specify this in the configuration:</text:p>
      <text:p text:style-name="Preformatted_20_Text">&lt;string-replace input="z.B." latex-code="z.\,B." /&gt;</text:p>
      <text:p text:style-name="Text_20_body">The <text:span text:style-name="Source_20_Text">input</text:span> is the text in the LO document, the <text:span text:style-name="Source_20_Text">latex-code</text:span> is the LaTeX code to export for this text.</text:p>
      <text:p text:style-name="Text_20_body">Another example is French quotations marks (« <text:span text:style-name="T16">Je parle français</text:span> ») which should be converted to the LaTeX macros \fg and \og. This can be achieved using this rule:</text:p>
      <text:p text:style-name="Preformatted_20_Text">&lt;string-replace input="&amp;#xAB;&amp;#xA0;" latex-code="\fg " /&gt;</text:p>
      <text:p text:style-name="Preformatted_20_Text">&lt;string-replace input="&amp;#xA0;&amp;#xBB;" latex-code="\og " /&gt;</text:p>
      <text:p text:style-name="Text_20_body">The final example ensures that the LaTeX logo is typeset correctly</text:p>
      <text:p text:style-name="Preformatted_20_Text">&lt;string-replace input="LaTeX" latex-code="{\LaTeX}" /&gt;</text:p>
      <text:h text:style-name="Heading_20_3" text:outline-level="3">Math symbols</text:h>
      <text:p text:style-name="Text_20_body">In LO Math you can add user-defined symbols. Writer2LaTeX already understands the predefined symbols such as <text:span text:style-name="Source_20_Text">%alpha</text:span>. If you define your own symbols, you can add an entry in the configuration that specifies LaTeX code to use. The <text:span text:style-name="Source_20_Text">math-symbol-map</text:span> element is used for this:</text:p>
      <text:p text:style-name="Preformatted_20_Text">&lt;math-symbol-map name=”ddarrow” latex=”\Downarrow” /&gt;</text:p>
      <text:p text:style-name="Text_20_body">This example will map the symbol<text:span text:style-name="Source_20_Text"> %ddarrow</text:span> to the LaTeX code <text:span text:style-name="Source_20_Text">\Downarrow</text:span>.</text:p>
      <text:h text:style-name="Heading_20_3" text:outline-level="3">Custom preamble</text:h>
      <text:p text:style-name="Text_20_body">The text you specify in the element <text:span text:style-name="Source_20_Text">custom-preamble</text:span> will be copied verbatim into the LaTeX preamble. For example:</text:p>
      <text:p text:style-name="Preformatted_20_Text">&lt;custom-preamble&gt;\usepackage{palatino}&lt;/custom-preamble&gt;</text:p>
      <text:p text:style-name="Text_20_body">to typeset your document using the postscript font palatino.</text:p>
      <text:h text:style-name="Heading_20_2" text:outline-level="2"><text:bookmark-start text:name="__RefHeading__4573_1948605489"/><text:span text:style-name="T51">HTML5</text:span> configuration<text:bookmark-end text:name="__RefHeading__4573_1948605489"/></text:h>
      <text:p text:style-name="Text_20_body">Also the HTML<text:span text:style-name="T46">5</text:span> export can be configured with a configuration file in xml format. This is a sample configuration file:</text:p>
      <text:p text:style-name="Preformatted_20_Text">&lt;?xml version="1.0" encoding="UTF-8"?&gt;</text:p>
      <text:p text:style-name="Preformatted_20_Text">&lt;config&gt;</text:p>
      <text:p text:style-name="Preformatted_20_Text"><text:s text:c="2"/>&lt;option name="custom_stylesheet" value="/mystyle.css" /&gt;</text:p>
      <text:p text:style-name="Preformatted_20_Text"><text:s text:c="2"/>&lt;option name="ignore_styles" value="false" /&gt;</text:p>
      <text:p text:style-name="Preformatted_20_Text"><text:s text:c="2"/>&lt;option name="use_dublin_core" value="true" /&gt;</text:p>
      <text:p text:style-name="Preformatted_20_Text"><text:s text:c="2"/>&lt;option name="<text:span text:style-name="T52">units</text:span>" value="<text:span text:style-name="T52">rem</text:span>" /&gt;</text:p>
      <text:p text:style-name="Preformatted_20_Text"><text:s text:c="2"/>&lt;option name="split_level" value="1" /&gt;</text:p>
      <text:p text:style-name="Preformatted_20_Text"><text:s text:c="2"/>&lt;xhtml-style-map name="mystyle" family="paragraph" element="p" css="mycssclass" /&gt;</text:p>
      <text:p text:style-name="Preformatted_20_Text">&lt;/config&gt;</text:p>
      <text:p text:style-name="Text_20_body">The following subsections explains the available options. The options written in italics can be set using the dialog if you use Writer2<text:span text:style-name="T51">LaTeX</text:span> as an export filter.</text:p>
      <text:h text:style-name="Heading_20_3" text:outline-level="3"><text:soft-page-break/>Style options</text:h>
      <text:p text:style-name="Text_20_body">You can control some general aspects of the generated <text:span text:style-name="T46">HTML5</text:span> documents using these technical options.</text:p>
      <table:table table:name="Tabel4" table:style-name="Tabel4">
        <table:table-column table:style-name="Tabel4.A"/>
        <table:table-column table:style-name="Tabel4.B"/>
        <table:table-row>
          <table:table-cell table:style-name="Tabel4.A1" office:value-type="string">
            <text:p text:style-name="Table_20_Contents"><text:span text:style-name="Source_20_Text">template_ids</text:span></text:p>
          </table:table-cell>
          <table:table-cell table:style-name="Tabel4.B1" office:value-type="string">
            <text:p text:style-name="Table_20_Contents">This option is used to specifiy the id's used for HTML<text:span text:style-name="T46">5</text:span> templates. These should be provided as a comma separated list defining the id for content,header,footer and panel in that order. The list can be truncated if you don't need them all.</text:p>
            <text:p text:style-name="Table_20_Contents">The default is empty, which is equivalent to <text:span text:style-name="Source_20_Text">content,header,footer,panel</text:span>.</text:p>
          </table:table-cell>
        </table:table-row>
        <table:table-row>
          <table:table-cell table:style-name="Tabel4.A2" office:value-type="string">
            <text:p text:style-name="Table_20_Contents"><text:span text:style-name="Source_20_Text">pretty_print</text:span></text:p>
          </table:table-cell>
          <table:table-cell table:style-name="Tabel4.B2" office:value-type="string">
            <text:p text:style-name="Table_20_Contents">Set this option to <text:span text:style-name="Source_20_Text">false</text:span> (default is <text:span text:style-name="Source_20_Text">true</text:span>) if you don't want “pretty print” (using indentations and line breaks) in the HTML<text:span text:style-name="T46">5</text:span> output.</text:p>
          </table:table-cell>
        </table:table-row>
        <table:table-row>
          <table:table-cell table:style-name="Tabel4.A2" office:value-type="string">
            <text:p text:style-name="Table_20_Contents"><text:span text:style-name="Source_20_Text">no_doctype</text:span></text:p>
          </table:table-cell>
          <table:table-cell table:style-name="Tabel4.B2" office:value-type="string">
            <text:p text:style-name="Table_20_Contents">If you set this options to <text:span text:style-name="Source_20_Text">true</text:span> (default is <text:span text:style-name="Source_20_Text">false</text:span>), Writer<text:span text:style-name="T51">2LaTeX</text:span> will not include the <text:span text:style-name="Source_20_Text">!DOCTYPE</text:span> declaration in the converted document. This option should only be used if you need to process the document further.</text:p>
          </table:table-cell>
        </table:table-row>
        <table:table-row>
          <table:table-cell table:style-name="Tabel4.A2" office:value-type="string">
            <text:p text:style-name="Table_20_Contents"><text:span text:style-name="Source_20_Text">encoding </text:span></text:p>
          </table:table-cell>
          <table:table-cell table:style-name="Tabel4.B2" office:value-type="string">
            <text:p text:style-name="Table_20_Contents">This option is used to specify the character encoding to use for the HTML document. Currently supported encodings are <text:span text:style-name="Source_20_Text">UTF-8</text:span> (default), <text:span text:style-name="Source_20_Text">UTF-16</text:span>, <text:span text:style-name="Source_20_Text">ISO-8859-1</text:span> and <text:span text:style-name="Source_20_Text">US-ASCII</text:span>. Characters not supported by the encoding are exported as numeric character entities.</text:p>
          </table:table-cell>
        </table:table-row>
        <table:table-row>
          <table:table-cell table:style-name="Tabel4.A2" office:value-type="string">
            <text:p text:style-name="Table_20_Contents"><text:span text:style-name="Source_20_Text">hexadecimal_entities</text:span></text:p>
          </table:table-cell>
          <table:table-cell table:style-name="Tabel4.B2" office:value-type="string">
            <text:p text:style-name="Table_20_Contents">When this option is set to <text:span text:style-name="Source_20_Text">true</text:span> (default) numeric character entities are exported using hexadecimal numbers, otherwise decimal numbers are used</text:p>
          </table:table-cell>
        </table:table-row>
        <table:table-row>
          <table:table-cell table:style-name="Tabel4.A2" office:value-type="string">
            <text:p text:style-name="Table_20_Contents"><text:span text:style-name="Source_20_Text">use_named_entities</text:span></text:p>
          </table:table-cell>
          <table:table-cell table:style-name="Tabel4.B2" office:value-type="string">
            <text:p text:style-name="Table_20_Contents">If you set this options to <text:span text:style-name="Source_20_Text">true</text:span> (default is <text:span text:style-name="Source_20_Text">false</text:span>), Writer2<text:span text:style-name="T51">LaTeX</text:span> will use named character entities as defined by HTML<text:span text:style-name="T46">5</text:span>. <text:span text:style-name="T46">A</text:span>lso named MathML entities will be used.</text:p>
          </table:table-cell>
        </table:table-row>
        <table:table-row>
          <table:table-cell table:style-name="Tabel4.A2" office:value-type="string">
            <text:p text:style-name="Table_20_Contents"><text:span text:style-name="Source_20_Text">add_bom</text:span></text:p>
          </table:table-cell>
          <table:table-cell table:style-name="Tabel4.B2" office:value-type="string">
            <text:p text:style-name="Table_20_Contents">In rare cases, it may be required to ad a BOM (Byte Order Mark) to the HTML<text:span text:style-name="T46">5</text:span> document. Most applications will not need this, but you can set this options to <text:span text:style-name="Source_20_Text">true</text:span> to enable this (default is <text:span text:style-name="Source_20_Text">false</text:span>).</text:p>
          </table:table-cell>
        </table:table-row>
        <table:table-row>
          <table:table-cell table:style-name="Tabel4.A2" office:value-type="string">
            <text:p text:style-name="Table_20_Contents"><text:span text:style-name="Source_20_Text">multilingual</text:span></text:p>
          </table:table-cell>
          <table:table-cell table:style-name="Tabel4.B2" office:value-type="string">
            <text:p text:style-name="Table_20_Contents">Set this to <text:span text:style-name="Source_20_Text">false</text:span> (default is <text:span text:style-name="Source_20_Text">true</text:span>) to remove language information from the file (except on the root element)</text:p>
          </table:table-cell>
        </table:table-row>
        <table:table-row>
          <table:table-cell table:style-name="Tabel4.A2" office:value-type="string">
            <text:p text:style-name="Table_20_Contents"><text:span text:style-name="Source_20_Text">separate_stylesheet</text:span></text:p>
          </table:table-cell>
          <table:table-cell table:style-name="Tabel4.B2" office:value-type="string">
            <text:p text:style-name="Table_20_Contents">Set this to true (default is false) to generate a separate CSS file if the HTML<text:span text:style-name="T46">5</text:span> document is split over several files (thus avoiding repeating the style information in every file).</text:p>
          </table:table-cell>
        </table:table-row>
        <text:soft-page-break/>
        <table:table-row>
          <table:table-cell table:style-name="Tabel4.A2" office:value-type="string">
            <text:p text:style-name="Table_20_Contents"><text:span text:style-name="Source_20_Text">custom_stylesheet</text:span></text:p>
          </table:table-cell>
          <table:table-cell table:style-name="Tabel4.B2" office:value-type="string">
            <text:p text:style-name="Table_20_Contents">Use this option to give an URL to your own, external CSS stylesheet. If the value is empty or the option is not specified, no external stylesheet will be used.</text:p>
            <text:p text:style-name="Table_20_Contents">For more advanced solutions (eg. different style sheets for screen viewing and printing) you can use an HTML<text:span text:style-name="T46">5</text:span> template – see below.</text:p>
          </table:table-cell>
        </table:table-row>
      </table:table>
      <text:p text:style-name="Text_20_body">The following options are used to control the conversion of the formatting in the source document. If you use an external CSS style sheet, this is important to define.</text:p>
      <table:table table:name="Tabel5" table:style-name="Tabel5">
        <table:table-column table:style-name="Tabel5.A"/>
        <table:table-column table:style-name="Tabel5.B"/>
        <table:table-row>
          <table:table-cell table:style-name="Tabel5.A1" office:value-type="string">
            <text:p text:style-name="Table_20_Contents"><text:span text:style-name="Source_20_Text">formatting</text:span></text:p>
          </table:table-cell>
          <table:table-cell table:style-name="Tabel5.B1" office:value-type="string">
            <text:p text:style-name="Table_20_Contents">The option <text:span text:style-name="Source_20_Text">formatting</text:span> is used to specify how much text formatting (character, paragraph and list formatting) to export<text:note text:id="ftn4" text:note-class="footnote"><text:note-citation>4</text:note-citation><text:note-body><text:p text:style-name="Footnote">This and the following options replaces the former option <text:span text:style-name="Source_20_Text">ignore_styles</text:span>.</text:p></text:note-body></text:note>. Possible values are</text:p>
            <text:p text:style-name="Table_20_Contents"><text:span text:style-name="Source_20_Text">convert_all</text:span> (default): Convert all formatting to CSS.</text:p>
            <text:p text:style-name="Table_20_Contents"><text:span text:style-name="Source_20_Text">ignore_styles</text:span>: Convert hard formatting but not formatting by styles. Use this value if you use a custom stylesheet, but still want to be able to add some hard formatting (eg. a centered paragraph, some bold text etc.)</text:p>
            <text:p text:style-name="Table_20_Contents"><text:span text:style-name="Source_20_Text">ignore_hard</text:span>: Convert formatting by styles, but no hard formatting (except as given by attribute style maps, see below). Use this if the document is well structured using styles, so that any hard formatting should be considered an error.</text:p>
            <text:p text:style-name="Table_20_Contents"><text:span text:style-name="Source_20_Text">ignore_all</text:span>: Convert no formatting at all. Use this value if you use a custom stylesheet <text:span text:style-name="T2">and</text:span> the document is well structured using styles, so that any hard formatting should be considered an error.</text:p>
          </table:table-cell>
        </table:table-row>
        <table:table-row>
          <table:table-cell table:style-name="Tabel5.A2" office:value-type="string">
            <text:p text:style-name="Table_20_Contents"><text:span text:style-name="Source_20_Text">frame_formatting</text:span></text:p>
          </table:table-cell>
          <table:table-cell table:style-name="Tabel5.B2" office:value-type="string">
            <text:p text:style-name="Table_20_Contents">Used for the same purpose for frame formatting.</text:p>
          </table:table-cell>
        </table:table-row>
        <table:table-row>
          <table:table-cell table:style-name="Tabel5.A2" office:value-type="string">
            <text:p text:style-name="Table_20_Contents"><text:span text:style-name="Source_20_Text">section_formatting</text:span></text:p>
          </table:table-cell>
          <table:table-cell table:style-name="Tabel5.B2" office:value-type="string">
            <text:p text:style-name="Table_20_Contents">Used for the same purpose for section formatting. (But note that LO does not offer section styles currently).</text:p>
          </table:table-cell>
        </table:table-row>
        <table:table-row>
          <table:table-cell table:style-name="Tabel5.A2" office:value-type="string">
            <text:p text:style-name="Table_20_Contents"><text:span text:style-name="Source_20_Text">table_formatting</text:span></text:p>
          </table:table-cell>
          <table:table-cell table:style-name="Tabel5.B2" office:value-type="string">
            <text:p text:style-name="Table_20_Contents">Used for the same purpose for table formatting. (But note that LO does not offer table styles currently).</text:p>
          </table:table-cell>
        </table:table-row>
        <text:soft-page-break/>
        <table:table-row>
          <table:table-cell table:style-name="Tabel5.A2" office:value-type="string">
            <text:p text:style-name="Table_20_Contents"><text:span text:style-name="Source_20_Text">table_size</text:span><text:span text:style-name="Source_20_Text"><text:note text:id="ftn5" text:note-class="footnote"><text:note-citation>5</text:note-citation><text:note-body><text:p text:style-name="Footnote">This option replaces the former option <text:span text:style-name="source-footnote">ignore_table_dimensions</text:span>. (The former values correspond to the values <text:span text:style-name="source-footnote">none</text:span> and <text:span text:style-name="source-footnote">auto</text:span>).</text:p></text:note-body></text:note></text:span></text:p>
          </table:table-cell>
          <table:table-cell table:style-name="Tabel5.B2" office:value-type="string">
            <text:p text:style-name="Table_20_Contents">This option defines how to export table dimension. The possible values are:</text:p>
            <text:p text:style-name="Table_20_Contents"><text:span text:style-name="Source_20_Text">none</text:span>: Do not export table dimensions (table width, column width and row height), leaving the layout of the tables to the browser.</text:p>
            <text:p text:style-name="Table_20_Contents"><text:span text:style-name="Source_20_Text">auto</text:span> (default): Convert the dimensions in the source document using relative or absolute values as defined.</text:p>
            <text:p text:style-name="Table_20_Contents"><text:span text:style-name="Source_20_Text">relative</text:span>: Convert the dimensions in the source document, but always using relative values for table width and column width.</text:p>
          </table:table-cell>
        </table:table-row>
        <table:table-row>
          <table:table-cell table:style-name="Tabel5.A2" office:value-type="string">
            <text:p text:style-name="Table_20_Contents"><text:span text:style-name="Source_20_Text">list_formatting</text:span></text:p>
          </table:table-cell>
          <table:table-cell table:style-name="Tabel5.B2" office:value-type="string">
            <text:p text:style-name="Table_20_Contents">This option determines how list formatting is exported. Possible values are<text:note text:id="ftn6" text:note-class="footnote"><text:note-citation>6</text:note-citation><text:note-body><text:p text:style-name="Footnote">In previous versions, this option was called <text:span text:style-name="source-footnote">list_hack</text:span>, but was renamed to support the new value <text:span text:style-name="source-footnote">hard_labels</text:span>. (The old name is still supported.)</text:p></text:note-body></text:note>:</text:p>
            <text:p text:style-name="Table_20_Contents"><text:span text:style-name="Source_20_Text">css1</text:span>: List formatting is exported using CSS1. This only provides basic support for list labels, and currently the browsers default indentations are used.</text:p>
            <text:p text:style-name="Table_20_Contents"><text:span text:style-name="Source_20_Text">css1_hack</text:span>: This value is used to fix a problem with continued lists. Writer2<text:span text:style-name="T51">LaTeX</text:span> will export a list that continues on level 2 or below like</text:p>
            <text:p text:style-name="Table_20_Contents"><text:span text:style-name="Source_20_Text">&lt;ol&gt;&lt;ol&gt;&lt;li&gt;...&lt;/li&gt;&lt;/ol&gt;&lt;/ol&gt;</text:span></text:p>
            <text:p text:style-name="Table_20_Contents">This is <text:span text:style-name="T2">not</text:span> valid in HTML<text:span text:style-name="T46">5</text:span>, but works in browsers. Also two deprecated attributes are used to continue numbering.</text:p>
            <text:p text:style-name="Table_20_Contents"><text:span text:style-name="Source_20_Text">hard_labels</text:span>: If you use this value, list labels are exported as part of the text. This adds full support for list labels (e.g. labels of the form 1.2.3). Unlike the other values indentations of the list are exported as well.</text:p>
          </table:table-cell>
        </table:table-row>
        <table:table-row>
          <table:table-cell table:style-name="Tabel5.A2" office:value-type="string">
            <text:p text:style-name="Text_20_body"><text:span text:style-name="Source_20_Text">max_width</text:span></text:p>
          </table:table-cell>
          <table:table-cell table:style-name="Tabel5.B2" office:value-type="string">
            <text:p text:style-name="P33">This option is used to specifiy the maximum width of the text (HTML<text:span text:style-name="T46">5</text:span> and text documents only). The default value is <text:span text:style-name="Source_20_Text">800px</text:span>. An empty value means that a maximum width is not set.</text:p>
          </table:table-cell>
        </table:table-row>
        <table:table-row>
          <table:table-cell table:style-name="Tabel5.A2" office:value-type="string">
            <text:p text:style-name="Table_20_Contents"><text:span text:style-name="Source_20_Text">tabstop_style</text:span></text:p>
          </table:table-cell>
          <table:table-cell table:style-name="Tabel5.B2" office:value-type="string">
            <text:p text:style-name="Table_20_Contents">Used this option to specify a style used for tabstops. Normally tabstops are exported as spaces, but with this option the space will be contained in a <text:span text:style-name="Source_20_Text">span</text:span> element, eg.</text:p>
            <text:p text:style-name="Table_20_Contents"><text:span text:style-name="Source_20_Text">&lt;span class="tabstop"&gt; &lt;/span&gt;</text:span></text:p>
            <text:p text:style-name="Table_20_Contents">You can then define a CSS rule like eg.</text:p>
            <text:p text:style-name="Table_20_Contents"><text:span text:style-name="Source_20_Text">tabstop { width: 2em; }</text:span></text:p>
          </table:table-cell>
        </table:table-row>
        <text:soft-page-break/>
        <table:table-row>
          <table:table-cell table:style-name="Tabel5.A2" office:value-type="string">
            <text:p text:style-name="Table_20_Contents"><text:span text:style-name="Source_20_Text">use_default_font</text:span></text:p>
          </table:table-cell>
          <table:table-cell table:style-name="Tabel5.B2" office:value-type="string">
            <text:p text:style-name="Table_20_Contents">Set this option to <text:span text:style-name="Source_20_Text">true</text:span> (default is <text:span text:style-name="Source_20_Text">false</text:span>) to ignore all font information in the document and use a default font for the entire exported document.</text:p>
          </table:table-cell>
        </table:table-row>
        <table:table-row>
          <table:table-cell table:style-name="Tabel5.A2" office:value-type="string">
            <text:p text:style-name="Table_20_Contents"><text:span text:style-name="Source_20_Text">default_font_name</text:span></text:p>
          </table:table-cell>
          <table:table-cell table:style-name="Tabel5.B2" office:value-type="string">
            <text:p text:style-name="Table_20_Contents">Use this option to supply a font name to use if the option <text:span text:style-name="Source_20_Text">use_default_font</text:span> is set to <text:span text:style-name="Source_20_Text">true.</text:span> A blank value will not insert an<text:span text:style-name="T48">y</text:span> font information.</text:p>
          </table:table-cell>
        </table:table-row>
      </table:table>
      <text:p text:style-name="Text_20_body">In addition, a number of options defines how dimensions in the source document should be handled.</text:p>
      <table:table table:name="Tabel6" table:style-name="Tabel6">
        <table:table-column table:style-name="Tabel6.A"/>
        <table:table-column table:style-name="Tabel6.B"/>
        <table:table-row>
          <table:table-cell table:style-name="Tabel6.A1" office:value-type="string">
            <text:p text:style-name="P35"><text:span text:style-name="Source_20_Text"><text:span text:style-name="T5">units</text:span></text:span><text:span text:style-name="Source_20_Text"><text:span text:style-name="T5"><text:note text:id="ftn7" text:note-class="footnote"><text:note-citation>7</text:note-citation><text:note-body><text:p text:style-name="P23">This option replaces the option convert_to_px (the old option is still supported).</text:p></text:note-body></text:note></text:span></text:span></text:p>
          </table:table-cell>
          <table:table-cell table:style-name="Tabel6.B1" office:value-type="string">
            <text:p text:style-name="P36">This option can have the value <text:span text:style-name="Source_20_Text">original</text:span>,(use the original units in the source document), <text:span text:style-name="Source_20_Text">px</text:span> (convert to pixels) or <text:span text:style-name="Source_20_Text">rem</text:span> (default, convert to rem units).</text:p>
            <text:p text:style-name="P36">Unit conversion assumes 1 in=96 px and 1 em=16 px.</text:p>
            <text:p text:style-name="P35"><text:span text:style-name="T52">You can change this with the </text:span><text:span text:style-name="Source_20_Text"><text:span text:style-name="T52">scaling</text:span></text:span><text:span text:style-name="T52"> option. </text:span>Eg. a scaling of <text:span text:style-name="Source_20_Text">75%</text:span> will change the resolution <text:span text:style-name="T52">from 96ppi </text:span>to 72ppi.</text:p>
          </table:table-cell>
        </table:table-row>
        <table:table-row>
          <table:table-cell table:style-name="Tabel6.A2" office:value-type="string">
            <text:p text:style-name="Table_20_Contents"><text:span text:style-name="Source_20_Text"><text:span text:style-name="T2">scaling</text:span></text:span></text:p>
          </table:table-cell>
          <table:table-cell table:style-name="Tabel6.B2" office:value-type="string">
            <text:p text:style-name="Table_20_Contents">Use this option to specify a scaling of all formatting, ie. to get a different text size than the original document. The value must be a percentage, default is <text:span text:style-name="Source_20_Text">100%</text:span>.</text:p>
          </table:table-cell>
        </table:table-row>
        <table:table-row>
          <table:table-cell table:style-name="Tabel6.A2" office:value-type="string">
            <text:p text:style-name="Table_20_Contents"><text:span text:style-name="Source_20_Text"><text:span text:style-name="T2">column_scaling</text:span></text:span></text:p>
          </table:table-cell>
          <table:table-cell table:style-name="Tabel6.B2" office:value-type="string">
            <text:p text:style-name="Table_20_Contents">Use this option to specify an additional scaling for table colums. The value must be a percentage, default is <text:span text:style-name="Source_20_Text">100%</text:span>.</text:p>
          </table:table-cell>
        </table:table-row>
        <table:table-row>
          <table:table-cell table:style-name="Tabel6.A2" office:value-type="string">
            <text:p text:style-name="Table_20_Contents"><text:span text:style-name="Source_20_Text"><text:span text:style-name="T2">image_size</text:span></text:span><text:span text:style-name="Source_20_Text"><text:note text:id="ftn8" text:note-class="footnote"><text:note-citation>8</text:note-citation><text:note-body><text:p text:style-name="Footnote">This option replaces <text:span text:style-name="T53">the </text:span>old options <text:span text:style-name="Source_20_Text"><text:span text:style-name="T13">keep_image_size</text:span></text:span> and <text:span text:style-name="source-footnote">original_image_size</text:span> (the old names are still supported).</text:p></text:note-body></text:note></text:span></text:p>
          </table:table-cell>
          <table:table-cell table:style-name="Tabel6.B2" office:value-type="string">
            <text:p text:style-name="Table_20_Contents">Use this option to specify how to export the size of images and text boxes: Possible values are <text:span text:style-name="Source_20_Text">absolute</text:span> or <text:span text:style-name="Source_20_Text">auto</text:span> (default, export absolute size), <text:span text:style-name="Source_20_Text">relative</text:span> (export the size as a percentage of the current text width) and <text:span text:style-name="Source_20_Text">none</text:span> or <text:span text:style-name="Source_20_Text">original_image_size</text:span> (do not export size information; hence the browser or reader will use the original (unscaled) image size).</text:p>
          </table:table-cell>
        </table:table-row>
      </table:table>
      <text:h text:style-name="Heading_20_3" text:outline-level="3">Options for special content</text:h>
      <table:table table:name="Tabel7" table:style-name="Tabel7">
        <table:table-column table:style-name="Tabel7.A"/>
        <table:table-column table:style-name="Tabel7.B"/>
        <table:table-row>
          <table:table-cell table:style-name="Tabel7.A1" office:value-type="string">
            <text:p text:style-name="Table_20_Contents"><text:span text:style-name="Source_20_Text">use_mathjax</text:span></text:p>
          </table:table-cell>
          <table:table-cell table:style-name="Tabel7.B1" office:value-type="string">
            <text:p text:style-name="Table_20_Contents"><text:span text:style-name="T46">Y</text:span>ou can set this option to <text:span text:style-name="Source_20_Text">true</text:span> (default is <text:span text:style-name="Source_20_Text">false</text:span>) to load the <text:a xlink:type="simple" xlink:href="http://www.mathjax.org/" text:style-name="Internet_20_link" text:visited-style-name="Visited_20_Internet_20_Link">MathJax</text:a> library on pages with fomulas. This will ensure that formulas are viewable on all modern browsers, even if they do not support MathML natively<text:note text:id="ftn9" text:note-class="footnote"><text:note-citation>9</text:note-citation><text:note-body><text:p text:style-name="P21">This replaces the output format (available until Writer2LaTeX 1.2) using an XSLT style sheet for the same purpose.</text:p></text:note-body></text:note>.</text:p>
          </table:table-cell>
        </table:table-row>
        <table:table-row>
          <table:table-cell table:style-name="Tabel7.A2" office:value-type="string">
            <text:p text:style-name="Table_20_Contents"><text:span text:style-name="Source_20_Text"><text:span text:style-name="T22">embed</text:span></text:span><text:span text:style-name="Source_20_Text">_svg</text:span></text:p>
          </table:table-cell>
          <table:table-cell table:style-name="Tabel7.B2" office:value-type="string">
            <text:p text:style-name="Table_20_Contents"><text:span text:style-name="T46">Yo</text:span>u can set this option to <text:span text:style-name="Source_20_Text">true</text:span> <text:span text:style-name="T22">t</text:span>o export vector graphics <text:span text:style-name="T22">embedded in the HTML5 documents as </text:span>SVG (scalable vector graphics). <text:span text:style-name="T19">If set to </text:span><text:span text:style-name="Source_20_Text"><text:span text:style-name="T19">false</text:span></text:span><text:span text:style-name="T19"> (default), external SVG image files will be used.</text:span></text:p>
          </table:table-cell>
        </table:table-row>
        <text:soft-page-break/>
        <table:table-row>
          <table:table-cell table:style-name="Tabel7.A2" office:value-type="string">
            <text:p text:style-name="P29"><text:span text:style-name="Source_20_Text">embed_img</text:span></text:p>
          </table:table-cell>
          <table:table-cell table:style-name="Tabel7.B2" office:value-type="string">
            <text:p text:style-name="P29">If you set this option to <text:span text:style-name="Source_20_Text">true</text:span> (default is <text:span text:style-name="Source_20_Text">false</text:span>), all images will be embedded directly in the HTML<text:span text:style-name="T46">5</text:span> document (base64 encoded). This is not recommended for documents with large images.</text:p>
          </table:table-cell>
        </table:table-row>
        <table:table-row>
          <table:table-cell table:style-name="Tabel7.A2" office:value-type="string">
            <text:p text:style-name="Table_20_Contents"><text:span text:style-name="Source_20_Text">endnotes_heading</text:span></text:p>
          </table:table-cell>
          <table:table-cell table:style-name="Tabel7.B2" office:value-type="string">
            <text:p text:style-name="Table_20_Contents">In LO the endnotes are set on a separate page at the end of the document. It is not possible to give this page a heading, but you can use this option to add a heading. Default is empty (no heading).</text:p>
          </table:table-cell>
        </table:table-row>
        <table:table-row>
          <table:table-cell table:style-name="Tabel7.A2" office:value-type="string">
            <text:p text:style-name="Table_20_Contents"><text:span text:style-name="Source_20_Text">footnotes_heading</text:span></text:p>
          </table:table-cell>
          <table:table-cell table:style-name="Tabel7.B2" office:value-type="string">
            <text:p text:style-name="Table_20_Contents">In LO the footnotes may be set on a separate page at the end of the document (if configured to do so). It is not possible to give this page a heading, but you can use this option to add a heading. Default is empty (no heading).</text:p>
          </table:table-cell>
        </table:table-row>
        <table:table-row>
          <table:table-cell table:style-name="Tabel7.A2" office:value-type="string">
            <text:p text:style-name="Table_20_Contents"><text:span text:style-name="Source_20_Text"><text:span text:style-name="T2">use_dublin_core</text:span></text:span></text:p>
          </table:table-cell>
          <table:table-cell table:style-name="Tabel7.B2" office:value-type="string">
            <text:p text:style-name="Table_20_Contents">Use this option to specify if Dublin Core Meta data should be exported.</text:p>
            <text:p text:style-name="Table_20_Contents">For the <text:span text:style-name="T46">HTML5</text:span> export, the format will be as specified in <text:a xlink:type="simple" xlink:href="http://dublincore.org/documents/dcq-html/" text:style-name="Internet_20_link" text:visited-style-name="Visited_20_Internet_20_Link">http://dublincore.org/documents/dcq-html/</text:a>).</text:p>
            <text:p text:style-name="Table_20_Contents">If the value is <text:span text:style-name="Source_20_Text">false</text:span>, it will not be exported (default is <text:span text:style-name="Source_20_Text">true</text:span>).</text:p>
          </table:table-cell>
        </table:table-row>
        <table:table-row>
          <table:table-cell table:style-name="Tabel7.A2" office:value-type="string">
            <text:p text:style-name="Table_20_Contents"><text:span text:style-name="Source_20_Text"><text:span text:style-name="T2">notes</text:span></text:span></text:p>
          </table:table-cell>
          <table:table-cell table:style-name="Tabel7.B2" office:value-type="string">
            <text:p text:style-name="Table_20_Contents">If this option is set to <text:span text:style-name="Source_20_Text">true</text:span> (default), notes in the document will be exported as <text:span text:style-name="T46">HTML5</text:span> comments. These are not directly visible in the browser. If you don't want to include notes, set this option to <text:span text:style-name="Source_20_Text">false.</text:span></text:p>
          </table:table-cell>
        </table:table-row>
        <table:table-row>
          <table:table-cell table:style-name="Tabel7.A2" office:value-type="string">
            <text:p text:style-name="Table_20_Contents"><text:span text:style-name="Source_20_Text">display_hidden_text</text:span></text:p>
          </table:table-cell>
          <table:table-cell table:style-name="Tabel7.B2" office:value-type="string">
            <text:p text:style-name="Table_20_Contents">If this option is set to <text:span text:style-name="Source_20_Text">true</text:span> (default is <text:span text:style-name="Source_20_Text">false</text:span>), paragraphs and text portions marked as hidden will be exported. Otherwise they will be ignored.</text:p>
          </table:table-cell>
        </table:table-row>
        <table:table-row>
          <table:table-cell table:style-name="Tabel7.A2" office:value-type="string">
            <text:p text:style-name="Table_20_Contents"><text:span text:style-name="Source_20_Text">inclu</text:span><text:span text:style-name="Source_20_Text"><text:span text:style-name="T33">d</text:span></text:span><text:span text:style-name="Source_20_Text">e_toc</text:span></text:p>
          </table:table-cell>
          <table:table-cell table:style-name="Tabel7.B2" office:value-type="string">
            <text:p text:style-name="Table_20_Contents">If this option is set to <text:span text:style-name="Source_20_Text">true</text:span> (default), the table of contents is exported. If it is set to <text:span text:style-name="Source_20_Text">false</text:span>, the table of contents is ignored. The latter possibility <text:span text:style-name="T49">is mainly intended in combination with file split, which will produce an external table of contents.</text:span></text:p>
          </table:table-cell>
        </table:table-row>
      </table:table>
      <text:h text:style-name="Heading_20_3" text:outline-level="3">AutoCorrect options</text:h>
      <table:table table:name="Tabel9" table:style-name="Tabel9">
        <table:table-column table:style-name="Tabel9.A"/>
        <table:table-column table:style-name="Tabel9.B"/>
        <table:table-row>
          <table:table-cell table:style-name="Tabel9.A1" office:value-type="string">
            <text:p text:style-name="Table_20_Contents"><text:span text:style-name="Source_20_Text"><text:span text:style-name="T2">ignore_double_spaces</text:span></text:span></text:p>
          </table:table-cell>
          <table:table-cell table:style-name="Tabel9.B1" office:value-type="string">
            <text:p text:style-name="Table_20_Contents">This options can have the values <text:span text:style-name="Source_20_Text">true</text:span> (default) or <text:span text:style-name="Source_20_Text">false</text:span>. Setting the option to <text:span text:style-name="Source_20_Text">true</text:span> will instruct Writer2<text:span text:style-name="T51">LaTeX</text:span> to ignore double spaces, otherwise they are converted to non-breaking spaces.</text:p>
          </table:table-cell>
        </table:table-row>
        <table:table-row>
          <table:table-cell table:style-name="Tabel9.A2" office:value-type="string">
            <text:p text:style-name="Table_20_Contents"><text:span text:style-name="Source_20_Text"><text:span text:style-name="T2">ignore_empty_paragraphs</text:span></text:span></text:p>
          </table:table-cell>
          <table:table-cell table:style-name="Tabel9.B2" office:value-type="string">
            <text:p text:style-name="Table_20_Contents">This option can have the values <text:span text:style-name="Source_20_Text">true</text:span> (default) or <text:span text:style-name="Source_20_Text">false</text:span>. Setting the option to <text:span text:style-name="Source_20_Text">true</text:span> will instruct Writer2<text:span text:style-name="T51">LaTeX</text:span> to ignore empty paragraphs..</text:p>
          </table:table-cell>
        </table:table-row>
        <text:soft-page-break/>
        <table:table-row>
          <table:table-cell table:style-name="Tabel9.A2" office:value-type="string">
            <text:p text:style-name="Table_20_Contents"><text:span text:style-name="Source_20_Text"><text:span text:style-name="T2">ignore_hard_line_breaks</text:span></text:span></text:p>
          </table:table-cell>
          <table:table-cell table:style-name="Tabel9.B2" office:value-type="string">
            <text:p text:style-name="Table_20_Contents">This option can have the values <text:span text:style-name="Source_20_Text">true</text:span> or <text:span text:style-name="Source_20_Text">false</text:span> (default). Setting the option to <text:span text:style-name="Source_20_Text">true</text:span> will instruct Writer2<text:span text:style-name="T51">LaTeX</text:span> to ignore hard line breaks (Shift-Enter in LO).</text:p>
          </table:table-cell>
        </table:table-row>
      </table:table>
      <text:h text:style-name="Heading_20_3" text:outline-level="3">File options</text:h>
      <table:table table:name="Tabel10" table:style-name="Tabel10">
        <table:table-column table:style-name="Tabel10.A"/>
        <table:table-column table:style-name="Tabel10.B"/>
        <table:table-row>
          <table:table-cell table:style-name="Tabel10.A1" office:value-type="string">
            <text:p text:style-name="Table_20_Contents"><text:span text:style-name="Source_20_Text"><text:span text:style-name="T2">split_level</text:span></text:span></text:p>
          </table:table-cell>
          <table:table-cell table:style-name="Tabel10.B1" office:value-type="string">
            <text:p text:style-name="Table_20_Contents">This option is used to specify that the Writer documents should be split in several documents and the outline level at which the splitting should happen (the default <text:span text:style-name="Source_20_Text">0</text:span> means no split). This is convenient for long documents. Each output document will get a simple navigation panel in the header and the footer (with labels in the same language as the document).</text:p>
          </table:table-cell>
        </table:table-row>
        <table:table-row>
          <table:table-cell table:style-name="Tabel10.A2" office:value-type="string">
            <text:p text:style-name="Table_20_Contents"><text:span text:style-name="Source_20_Text"><text:span text:style-name="T2">repeat_levels</text:span></text:span></text:p>
          </table:table-cell>
          <table:table-cell table:style-name="Tabel10.B2" office:value-type="string">
            <text:p text:style-name="Table_20_Contents">If you split the document, you can use this option to specify that headings of higher levels should be repeated on page breaks. This may help the user to identify the current position in the document. Default is <text:span text:style-name="Source_20_Text">5</text:span> (all levels are repeated).</text:p>
          </table:table-cell>
        </table:table-row>
        <table:table-row>
          <table:table-cell table:style-name="Tabel10.A2" office:value-type="string">
            <text:p text:style-name="Table_20_Contents"><text:span text:style-name="Source_20_Text"><text:span text:style-name="T11">page_break_split</text:span></text:span></text:p>
          </table:table-cell>
          <table:table-cell table:style-name="Tabel10.B2" office:value-type="string">
            <text:p text:style-name="Table_20_Contents">An alternative method to split the document is to use the original page breaks. Possible values are</text:p>
            <text:p text:style-name="Table_20_Contents"><text:span text:style-name="Source_20_Text">none</text:span> (default): Do not split at page breaks.</text:p>
            <text:p text:style-name="Table_20_Contents"><text:span text:style-name="Source_20_Text">styles</text:span>: Split at page breaks which are defined in styles.</text:p>
            <text:p text:style-name="Table_20_Contents"><text:span text:style-name="Source_20_Text">explicit</text:span>: Split at all explicit page breaks (page breaks defined in styles and manual page breaks)</text:p>
            <text:p text:style-name="Table_20_Contents"><text:span text:style-name="Source_20_Text">all</text:span>: Split at all page breaks. Automatic page breaks may occur within a paragraph, list or table, but Writer<text:span text:style-name="T51">2LaTeX</text:span> will not split until this structure has ended.</text:p>
            <text:p text:style-name="Table_20_Contents">Also in this case, each output document will get a simple navigation panel in the header and the footer.</text:p>
          </table:table-cell>
        </table:table-row>
        <table:table-row>
          <table:table-cell table:style-name="Tabel10.A2" office:value-type="string">
            <text:p text:style-name="Table_20_Contents"><text:span text:style-name="Source_20_Text"><text:span text:style-name="T2">save_images_in_subdir</text:span></text:span></text:p>
          </table:table-cell>
          <table:table-cell table:style-name="Tabel10.B2" office:value-type="string">
            <text:p text:style-name="Table_20_Contents">Images contained in the document are normally placed in the same directory as the <text:span text:style-name="T46">HTML5</text:span> document. If the document contains a large number of images, it may be more convenient to put the images in a subdirectory. Set this option to <text:span text:style-name="Source_20_Text">true</text:span> to do this.</text:p>
          </table:table-cell>
        </table:table-row>
        <table:table-row>
          <table:table-cell table:style-name="Tabel10.A2" office:value-type="string">
            <text:p text:style-name="Table_20_Contents"><text:span text:style-name="Source_20_Text">uplink</text:span></text:p>
          </table:table-cell>
          <table:table-cell table:style-name="Tabel10.B2" office:value-type="string">
            <text:p text:style-name="Table_20_Contents">This option is used to specify a link which brings the user up in a page hierarchy. For example <text:span text:style-name="Source_20_Text">"../index.html"</text:span>.</text:p>
          </table:table-cell>
        </table:table-row>
      </table:table>
      <text:h text:style-name="Heading_20_3" text:outline-level="3">Style maps</text:h>
      <text:p text:style-name="Text_20_body">In addition to the options, you can specify that certain styles in Writer should be mapped to specific <text:span text:style-name="T46">HTML5</text:span> elements and CSS style classes. Here are some examples showing how to use some of the built-in Writer styles to create HTML<text:span text:style-name="T46">5</text:span> elements:</text:p>
      <text:p text:style-name="Preformatted_20_Text"><text:soft-page-break/>&lt;?xml version="1.0" encoding="UTF-8"?&gt;</text:p>
      <text:p text:style-name="Preformatted_20_Text">&lt;config&gt;</text:p>
      <text:p text:style-name="Preformatted_20_Text"><text:s text:c="2"/>&lt;!-- map LO paragraph styles to xhtml elements --&gt;</text:p>
      <text:p text:style-name="Preformatted_20_Text"><text:s text:c="2"/>&lt;xhtml-style-map name="Text body" family="paragraph" <text:s text:c="2"/></text:p>
      <text:p text:style-name="Preformatted_20_Text"><text:s text:c="11"/>element="p" css="(none)" /&gt; <text:s/></text:p>
      <text:p text:style-name="Preformatted_20_Text"><text:s text:c="2"/>&lt;xhtml-style-map name="Sender" family="paragraph"</text:p>
      <text:p text:style-name="Preformatted_20_Text"><text:s text:c="11"/>element="address" css="(none)" /&gt;</text:p>
      <text:p text:style-name="Preformatted_20_Text"><text:s text:c="2"/>&lt;xhtml-style-map name="Quotations" family="paragraph"</text:p>
      <text:p text:style-name="Preformatted_20_Text"><text:s text:c="11"/>block-element="blockquote" block-css="(none)"</text:p>
      <text:p text:style-name="Preformatted_20_Text"><text:s text:c="11"/>element="p" css="(none)" /&gt;</text:p>
      <text:p text:style-name="Preformatted_20_Text"/>
      <text:p text:style-name="Preformatted_20_Text"><text:s text:c="2"/>&lt;!-- map LO text styles to xhtml elements --&gt;</text:p>
      <text:p text:style-name="Preformatted_20_Text"><text:s text:c="2"/>&lt;xhtml-style-map name="Citation" family="text"</text:p>
      <text:p text:style-name="Preformatted_20_Text"><text:s text:c="11"/>element="cite" css="(none)" /&gt;</text:p>
      <text:p text:style-name="Preformatted_20_Text"><text:s text:c="2"/>&lt;xhtml-style-map name="Emphasis" family="text"</text:p>
      <text:p text:style-name="Preformatted_20_Text"><text:s text:c="11"/>element="em" css="(none)" /&gt;</text:p>
      <text:p text:style-name="Preformatted_20_Text"><text:s text:c="2"/></text:p>
      <text:p text:style-name="Preformatted_20_Text"><text:s text:c="2"/>&lt;!-- map hard formatting attributes to xhtml elements --&gt;</text:p>
      <text:p text:style-name="Preformatted_20_Text"><text:s text:c="2"/>&lt;xhtml-style-map name="bold" family="attribute"</text:p>
      <text:p text:style-name="Preformatted_20_Text"><text:s text:c="11"/>element="b" css="(none)" /&gt;</text:p>
      <text:p text:style-name="Preformatted_20_Text"><text:s text:c="2"/>&lt;xhtml-style-map name="italics" family="attribute"</text:p>
      <text:p text:style-name="Preformatted_20_Text"><text:s text:c="11"/>element="i" css="(none)" /&gt;</text:p>
      <text:p text:style-name="Preformatted_20_Text">&lt;/config&gt;</text:p>
      <text:p text:style-name="Text_20_body">An extended version of this is distributed with Writer2LaTeX, please see the file <text:span text:style-name="Source_20_Text">cleanxhtml.xml</text:span>.</text:p>
      <text:p text:style-name="Text_20_body">The attributes of the <text:span text:style-name="Source_20_Text">xhtml-style-map</text:span> element are used as follows:</text:p>
      <text:list xml:id="list9049547289167111125" text:style-name="L13">
        <text:list-item>
          <text:p text:style-name="P54"><text:span text:style-name="Source_20_Text">name</text:span> specifies the name of the Writer style.</text:p>
        </text:list-item>
        <text:list-item>
          <text:p text:style-name="P54"><text:span text:style-name="Source_20_Text">family</text:span><text:note text:id="ftn10" text:note-class="footnote"><text:note-citation>10</text:note-citation><text:note-body><text:p text:style-name="Footnote">Previously this attribute was called class.</text:p></text:note-body></text:note> specifies the style family in Writer; this can either be <text:span text:style-name="Source_20_Text">text</text:span>, <text:span text:style-name="Source_20_Text">paragraph</text:span>, <text:span text:style-name="Source_20_Text">heading</text:span>, <text:span text:style-name="Source_20_Text">frame</text:span>, <text:span text:style-name="Source_20_Text">list</text:span> or <text:span text:style-name="Source_20_Text">attribute</text:span>. The last value does not specify a real style, but refers to hard formatting attributes. The possible names in this case are <text:span text:style-name="Source_20_Text">bold</text:span>, <text:span text:style-name="Source_20_Text">italics</text:span>, <text:span text:style-name="Source_20_Text">fixed</text:span> (for fixed pitch fonts), <text:span text:style-name="Source_20_Text">superscript</text:span>, <text:span text:style-name="Source_20_Text">subscript</text:span>, <text:span text:style-name="source-footnote">underline</text:span> and <text:span text:style-name="Source_20_Text">overstrike</text:span>.</text:p>
        </text:list-item>
        <text:list-item>
          <text:p text:style-name="P54"><text:span text:style-name="Source_20_Text">element</text:span> specifies the HTML<text:span text:style-name="T46">5</text:span> element to use when converting this style. This is not used for frame and list styles.</text:p>
        </text:list-item>
        <text:list-item>
          <text:p text:style-name="P54"><text:span text:style-name="Source_20_Text">css</text:span> specifies the CSS style class to use when converting this style. If it is not specified or the value is <text:span text:style-name="Source_20_Text">“(none)”</text:span>, no CSS class will be used.</text:p>
        </text:list-item>
        <text:list-item>
          <text:p text:style-name="P54"><text:span text:style-name="Source_20_Text">block-element</text:span> only has effect for paragraph and heading styles. For paragraphs it is used to specify a block HTML<text:span text:style-name="T46">5</text:span> element, that should surround several exported paragraphs with this style. For headings it is used to specify the element containing the entire heading (the <text:span text:style-name="Source_20_Text">element</text:span> is used for the text content only, excluding the label).</text:p>
        </text:list-item>
        <text:list-item>
          <text:p text:style-name="P54"><text:span text:style-name="Source_20_Text">block-css</text:span> specifies the CSS style class to be used for this block element. If it <text:soft-page-break/>is not specified or the value is <text:span text:style-name="Source_20_Text">“(none)”</text:span>, no CSS class will be used.</text:p>
        </text:list-item>
        <text:list-item>
          <text:p text:style-name="P55"><text:span text:style-name="Source_20_Text">before</text:span> and <text:span text:style-name="Source_20_Text">after</text:span> only has effect for paragraph and heading styles. This attribute defines a fixed text to add before/after the text of all paragraphs formatted with this style. This is similar to the pseudo-elements <text:span text:style-name="Source_20_Text">::before</text:span> and <text:span text:style-name="Source_20_Text">::after</text:span> in CSS.</text:p>
        </text:list-item>
      </text:list>
      <text:p text:style-name="Text_20_body">For example the rules above produces code like this:</text:p>
      <text:p text:style-name="Preformatted_20_Text">&lt;p&gt;This paragraph is Text body&lt;/p&gt;</text:p>
      <text:p text:style-name="Preformatted_20_Text">&lt;address&gt;This paragraph is Sender&lt;/address&gt;</text:p>
      <text:p text:style-name="Preformatted_20_Text">&lt;blockquote&gt;</text:p>
      <text:p text:style-name="Preformatted_20_Text"><text:s text:c="2"/>&lt;p&gt;This paragraph is Quotations&lt;/p&gt;</text:p>
      <text:p text:style-name="Preformatted_20_Text"><text:s text:c="2"/>&lt;p&gt;This paragraph is also Quotations&lt;/p&gt;</text:p>
      <text:p text:style-name="Preformatted_20_Text">&lt;/blockquote&gt;</text:p>
      <text:p text:style-name="Preformatted_20_Text">&lt;p&gt;This paragraph is also Text body and has some &lt;em&gt;text with emphasis style&lt;/em&gt; and uses some &lt;b&gt;hard formatting&lt;/b&gt;.&lt;/p&gt;</text:p>
      <text:p text:style-name="Text_20_body">You can use your own Writer styles together with your own CSS style sheet to create further style mappings, for example:</text:p>
      <text:p text:style-name="Preformatted_20_Text">&lt;xhtml-style-map name="Some LO style" family="paragraph"</text:p>
      <text:p text:style-name="Preformatted_20_Text"><text:s text:c="11"/>block-element="div" block-css="block_style"</text:p>
      <text:p text:style-name="Preformatted_20_Text"><text:s text:c="11"/>element="p" css="par_style" /&gt;</text:p>
      <text:p text:style-name="Text_20_body">to produce output like this:</text:p>
      <text:p text:style-name="Preformatted_20_Text">&lt;div class=”block_style”&gt;</text:p>
      <text:p text:style-name="Preformatted_20_Text"><text:s text:c="2"/>&lt;p class=”par_style”&gt;Paragraph with Some LO style&lt;/p&gt;</text:p>
      <text:p text:style-name="Preformatted_20_Text"><text:s text:c="2"/>&lt;p class=”par_style”&gt;Yet another&lt;/p&gt;</text:p>
      <text:p text:style-name="Preformatted_20_Text">&lt;/div&gt;</text:p>
      <text:p text:style-name="Text_20_body">Note that the rules for hard formatting are only used when <text:span text:style-name="Source_20_Text"><text:span text:style-name="T11">formatting</text:span></text:span> is set to <text:span text:style-name="Source_20_Text">ignore_hard</text:span> or <text:span text:style-name="Source_20_Text">ignore_all</text:span>. It is not recommended to rely on these rules, using real text styles is preferable. They are included because the use of hard character formatting is very common even in otherwise well-structured documents.</text:p>
      <text:p text:style-name="Heading_20_4"><text:span text:style-name="T46">HTML5</text:span> templates</text:p>
      <text:p text:style-name="Text_20_body">You can use your own HTML<text:span text:style-name="T46">5</text:span> document as a template for the generated HTML<text:span text:style-name="T46">5</text:span> documents. This should be an ordinary HTML<text:span text:style-name="T46">5</text:span> file (do not include DOCTYPE declaration) with some special elements:</text:p>
      <text:list xml:id="list4126649308265904590" text:style-name="L14">
        <text:list-item>
          <text:p text:style-name="P56">A<text:span text:style-name="T21">n </text:span>element with the id <text:span text:style-name="Source_20_Text">content</text:span> is used to fill the text content. If no such element exists, the <text:span text:style-name="Source_20_Text">&lt;body&gt;</text:span> element is used. If there is no <text:span text:style-name="Source_20_Text">&lt;body&gt;</text:span> element in the template, the root element is used.</text:p>
        </text:list-item>
        <text:list-item>
          <text:p text:style-name="P56"><text:span text:style-name="T21">E</text:span>lements with the id <text:span text:style-name="Source_20_Text">header</text:span> or <text:span text:style-name="Source_20_Text">footer</text:span> (optional) will be filled with a simple navigation panel using a first/previous/next/last scheme.</text:p>
        </text:list-item>
        <text:list-item>
          <text:p text:style-name="P56"><text:span text:style-name="T21">An e</text:span>lement with the id <text:span text:style-name="Source_20_Text">panel</text:span> (optional) will be filled with a simple navigation panel using a table of contens-like scheme.</text:p>
        </text:list-item>
      </text:list>
      <text:p text:style-name="Text_20_body">You can change the names of the id attributes using the <text:span text:style-name="Source_20_Text">template_ids</text:span> option.</text:p>
      <text:p text:style-name="Text_20_body">A simple template including a header might look like this:</text:p>
      <text:p text:style-name="Preformatted_20_Text"><text:soft-page-break/>&lt;html&gt;</text:p>
      <text:p text:style-name="Preformatted_20_Text"><text:s text:c="2"/>&lt;head&gt;</text:p>
      <text:p text:style-name="Preformatted_20_Text"><text:s text:c="4"/>&lt;title/&gt;</text:p>
      <text:p text:style-name="Preformatted_20_Text"><text:s text:c="2"/>&lt;/head&gt;</text:p>
      <text:p text:style-name="Preformatted_20_Text"><text:s text:c="2"/>&lt;body&gt;</text:p>
      <text:p text:style-name="Preformatted_20_Text"><text:s text:c="4"/>&lt;div id='header' /&gt;</text:p>
      <text:p text:style-name="Preformatted_20_Text"><text:s text:c="4"/>&lt;div id='content' /&gt;</text:p>
      <text:p text:style-name="Preformatted_20_Text"><text:s text:c="2"/>&lt;/body&gt;</text:p>
      <text:p text:style-name="Preformatted_20_Text">&lt;/html&gt;</text:p>
      <text:p text:style-name="Text_20_body">As the template does not include footer and panel nodes, these elements will not be included.</text:p>
      <text:p text:style-name="P4">A template with all the elements might look like this:</text:p>
      <text:p text:style-name="P25">&lt;html&gt;</text:p>
      <text:p text:style-name="P25"><text:s text:c="2"/>&lt;head&gt;</text:p>
      <text:p text:style-name="P25"><text:s text:c="4"/>&lt;title/&gt;</text:p>
      <text:p text:style-name="P25"><text:s text:c="2"/>&lt;/head&gt;</text:p>
      <text:p text:style-name="P25"><text:s text:c="2"/>&lt;body&gt;</text:p>
      <text:p text:style-name="P25"><text:s text:c="4"/><text:span text:style-name="T21">&lt;header&gt;</text:span>&lt;<text:span text:style-name="T21">nav</text:span> id='header' /&gt;<text:span text:style-name="T21">&lt;/header&gt;</text:span></text:p>
      <text:p text:style-name="P25"><text:s text:c="4"/><text:span text:style-name="T21">&lt;aside&gt;</text:span>&lt;<text:span text:style-name="T21">nav</text:span> id='<text:span text:style-name="T21">panel</text:span>' /&gt;<text:span text:style-name="T21">&lt;/aside&gt;</text:span></text:p>
      <text:p text:style-name="P25"><text:s text:c="4"/>&lt;div id='content' /&gt;</text:p>
      <text:p text:style-name="P25"><text:s text:c="4"/><text:span text:style-name="T21">&lt;footer&gt;</text:span>&lt;<text:span text:style-name="T21">nav</text:span> id='<text:span text:style-name="T21">footer</text:span>' /&gt;<text:span text:style-name="T21">&lt;/footer&gt;</text:span></text:p>
      <text:p text:style-name="P25"><text:s text:c="2"/>&lt;/body&gt;</text:p>
      <text:p text:style-name="P24">&lt;/html&gt;</text:p>
      <text:p text:style-name="Text_20_body">The absolute mininal template is this:</text:p>
      <text:p text:style-name="Preformatted_20_Text">&lt;div/&gt;</text:p>
      <text:p text:style-name="Text_20_body">The <text:span text:style-name="Source_20_Text">div</text:span>-element will be used as the content container. The generated document will not be a complete HTML<text:span text:style-name="T46">5</text:span> document (no <text:span text:style-name="Source_20_Text">&lt;html&gt;</text:span>, <text:span text:style-name="Source_20_Text">&lt;head&gt;</text:span> and <text:span text:style-name="Source_20_Text">&lt;body&gt;</text:span> nodes). It will however still be a well-formed XML file that can be handled with standard tools. The use case for this is that you can produce HTML<text:span text:style-name="T46">5</text:span> fragments suitable for inclusion in e.g. a CMS.</text:p>
      <text:p text:style-name="Text_20_body"><text:span text:style-name="T2">Note</text:span>: Make sure to set the option <text:span text:style-name="Source_20_Text">no_doctype</text:span> to <text:span text:style-name="Source_20_Text">true</text:span> in this case!</text:p>
      <text:h text:style-name="Heading_20_2" text:outline-level="2"><text:bookmark-start text:name="__RefHeading__4575_1948605489"/><text:reference-mark text:name="xhtml-frontend"/>Using <text:span text:style-name="T17">LibreOffice</text:span> to create HTML<text:span text:style-name="T46">5</text:span> documents<text:bookmark-end text:name="__RefHeading__4575_1948605489"/></text:h>
      <text:p text:style-name="Text_20_body">The configuration file <text:span text:style-name="Source_20_Text">cleanxhtml.xml</text:span> that is distributed with Writer2LaTeX, can be used to create semantically rich HTML<text:span text:style-name="T46">5</text:span> content, which can be formatted with your own stylesheet (you should edit the file to add the URL to the stylesheet you want to use).</text:p>
      <text:p text:style-name="Text_20_body">A subset of the built-in styles in Writer are mapped to HTML<text:span text:style-name="T46">5</text:span> elements (note that the style names are localized, so this is for the english version of <text:span text:style-name="T17">LibreOffice</text:span>):</text:p>
      <table:table table:name="Tabel1" table:style-name="Tabel1">
        <table:table-column table:style-name="Tabel1.A" table:number-columns-repeated="2"/>
        <table:table-column table:style-name="Tabel1.C"/>
        <table:table-header-rows>
          <table:table-row table:style-name="Tabel1.1">
            <table:table-cell table:style-name="Tabel1.A1" office:value-type="string">
              <text:p text:style-name="Table_20_Heading">LO Writer style</text:p>
            </table:table-cell>
            <table:table-cell table:style-name="Tabel1.A1" office:value-type="string">
              <text:p text:style-name="Table_20_Heading">LO Writer style family</text:p>
            </table:table-cell>
            <table:table-cell table:style-name="Tabel1.C1" office:value-type="string">
              <text:p text:style-name="Table_20_Heading">XHTML element</text:p>
            </table:table-cell>
          </table:table-row>
        </table:table-header-rows>
        <table:table-row table:style-name="Tabel1.1">
          <table:table-cell table:style-name="Tabel1.A2" office:value-type="string">
            <text:p text:style-name="Table_20_Contents">Text body</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p</text:span></text:p>
          </table:table-cell>
        </table:table-row>
        <table:table-row table:style-name="Tabel1.1">
          <table:table-cell table:style-name="Tabel1.A2" office:value-type="string">
            <text:p text:style-name="Table_20_Contents">Sender</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address</text:span></text:p>
          </table:table-cell>
        </table:table-row>
        <text:soft-page-break/>
        <table:table-row table:style-name="Tabel1.1">
          <table:table-cell table:style-name="Tabel1.A2" office:value-type="string">
            <text:p text:style-name="Table_20_Contents">Quotations</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blockquote</text:span></text:p>
          </table:table-cell>
        </table:table-row>
        <table:table-row table:style-name="Tabel1.1">
          <table:table-cell table:style-name="Tabel1.A2" office:value-type="string">
            <text:p text:style-name="Table_20_Contents">Preformatted Text</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pre</text:span></text:p>
          </table:table-cell>
        </table:table-row>
        <table:table-row table:style-name="Tabel1.1">
          <table:table-cell table:style-name="Tabel1.A2" office:value-type="string">
            <text:p text:style-name="Table_20_Contents">List Heading</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dt</text:span> (in <text:span text:style-name="Source_20_Text">dl</text:span>)</text:p>
          </table:table-cell>
        </table:table-row>
        <table:table-row table:style-name="Tabel1.1">
          <table:table-cell table:style-name="Tabel1.A2" office:value-type="string">
            <text:p text:style-name="Table_20_Contents">List Contents</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dd</text:span> (in <text:span text:style-name="Source_20_Text">dl</text:span>)</text:p>
          </table:table-cell>
        </table:table-row>
        <table:table-row table:style-name="Tabel1.1">
          <table:table-cell table:style-name="Tabel1.A2" office:value-type="string">
            <text:p text:style-name="Table_20_Contents">Horizontal Rule</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hr</text:span></text:p>
          </table:table-cell>
        </table:table-row>
        <table:table-row table:style-name="Tabel1.1">
          <table:table-cell table:style-name="Tabel1.A2" office:value-type="string">
            <text:p text:style-name="Table_20_Contents">Citation</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cite</text:span></text:p>
          </table:table-cell>
        </table:table-row>
        <table:table-row table:style-name="Tabel1.1">
          <table:table-cell table:style-name="Tabel1.A2" office:value-type="string">
            <text:p text:style-name="Table_20_Contents">Definition</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dfn</text:span></text:p>
          </table:table-cell>
        </table:table-row>
        <table:table-row table:style-name="Tabel1.1">
          <table:table-cell table:style-name="Tabel1.A2" office:value-type="string">
            <text:p text:style-name="Table_20_Contents">Emphasis</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em</text:span></text:p>
          </table:table-cell>
        </table:table-row>
        <table:table-row table:style-name="Tabel1.1">
          <table:table-cell table:style-name="Tabel1.A2" office:value-type="string">
            <text:p text:style-name="Table_20_Contents">Exampl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samp</text:span></text:p>
          </table:table-cell>
        </table:table-row>
        <table:table-row table:style-name="Tabel1.1">
          <table:table-cell table:style-name="Tabel1.A2" office:value-type="string">
            <text:p text:style-name="Table_20_Contents">Source Text</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code</text:span></text:p>
          </table:table-cell>
        </table:table-row>
        <table:table-row table:style-name="Tabel1.1">
          <table:table-cell table:style-name="Tabel1.A2" office:value-type="string">
            <text:p text:style-name="Table_20_Contents">Strong Emphasis</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strong</text:span></text:p>
          </table:table-cell>
        </table:table-row>
        <table:table-row table:style-name="Tabel1.1">
          <table:table-cell table:style-name="Tabel1.A2" office:value-type="string">
            <text:p text:style-name="Table_20_Contents">Teletyp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tt</text:span></text:p>
          </table:table-cell>
        </table:table-row>
        <table:table-row table:style-name="Tabel1.1">
          <table:table-cell table:style-name="Tabel1.A2" office:value-type="string">
            <text:p text:style-name="Table_20_Contents">User entry</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kbd</text:span></text:p>
          </table:table-cell>
        </table:table-row>
        <table:table-row table:style-name="Tabel1.1">
          <table:table-cell table:style-name="Tabel1.A2" office:value-type="string">
            <text:p text:style-name="Table_20_Contents">Variabl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var</text:span></text:p>
          </table:table-cell>
        </table:table-row>
        <table:table-row table:style-name="Tabel1.1">
          <table:table-cell table:style-name="Tabel1.A2" office:value-type="string">
            <text:p text:style-name="Table_20_Contents">bold</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b</text:span></text:p>
          </table:table-cell>
        </table:table-row>
        <table:table-row table:style-name="Tabel1.1">
          <table:table-cell table:style-name="Tabel1.A2" office:value-type="string">
            <text:p text:style-name="Table_20_Contents">italics</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i</text:span></text:p>
          </table:table-cell>
        </table:table-row>
        <table:table-row table:style-name="Tabel1.1">
          <table:table-cell table:style-name="Tabel1.A2" office:value-type="string">
            <text:p text:style-name="Table_20_Contents">fixed pitch fon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tt</text:span></text:p>
          </table:table-cell>
        </table:table-row>
        <table:table-row table:style-name="Tabel1.1">
          <table:table-cell table:style-name="Tabel1.A2" office:value-type="string">
            <text:p text:style-name="Table_20_Contents">superscrip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sup</text:span></text:p>
          </table:table-cell>
        </table:table-row>
        <table:table-row table:style-name="Tabel1.1">
          <table:table-cell table:style-name="Tabel1.A2" office:value-type="string">
            <text:p text:style-name="Table_20_Contents">subscrip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sub</text:span></text:p>
          </table:table-cell>
        </table:table-row>
      </table:table>
      <text:p text:style-name="Text_20_body">So by using these styles only, you will create well-structured HTML<text:span text:style-name="T46">5</text:span> documents. See the document <text:span text:style-name="Source_20_Text">sample-xhtml.</text:span><text:span text:style-name="Source_20_Text"><text:span text:style-name="T47">odt</text:span></text:span> for an example of how to use this.</text:p>
      <text:h text:style-name="Heading_20_3" text:outline-level="3">Links</text:h>
      <text:p text:style-name="Text_20_body">LO does not support all kind of HTML<text:span text:style-name="T46">5</text:span> link attributes, for example you cannot set <text:span text:style-name="Source_20_Text">title</text:span> or <text:span text:style-name="Source_20_Text">rel</text:span>. Writer2<text:span text:style-name="T51">LaTeX</text:span> provides a solution for thus using the <text:span text:style-name="Source_20_Text">name</text:span> attribute: You can define values for all attributes by providing a semicolon separated list of names and values, eg.</text:p>
      <text:p text:style-name="Preformatted_20_Text">title=My title;rel=next</text:p>
      <text:p text:style-name="Text_20_body">will create an HTML<text:span text:style-name="T46">5</text:span> link like</text:p>
      <text:p text:style-name="Preformatted_20_Text">&lt;a href="..." title="My title" rel="next"&gt;</text:p>
      <text:p text:style-name="Text_20_body">If the name attributes does not contain such a list, the value is used for the name and title attribute:</text:p>
      <text:p text:style-name="Preformatted_20_Text">My name</text:p>
      <text:p text:style-name="Text_20_body">will create an HTML<text:span text:style-name="T46">5</text:span> link like</text:p>
      <text:p text:style-name="Preformatted_20_Text">&lt;a href="..." name="My name" title="My name"&gt;</text:p>
      <text:h text:style-name="Heading_20_1" text:outline-level="1"><text:bookmark-start text:name="__RefHeading__4583_1948605489"/><text:reference-mark text:name="writer.sty"/>The LaTeX package <text:span text:style-name="Source_20_Text"><text:span text:style-name="T15">ooom</text:span></text:span><text:span text:style-name="Source_20_Text"><text:span text:style-name="T14">ath.sty</text:span></text:span><text:bookmark-end text:name="__RefHeading__4583_1948605489"/></text:h>
      <text:p text:style-name="Text_20_body">LO/<text:span text:style-name="T24">AOO</text:span> Math has a few features that are not available in standard LaTeX packages. <text:span text:style-name="T24">To support those features, </text:span>Writer2LaTeX will insert <text:span text:style-name="T24">d</text:span>efinitions in the LaTeX preamble. <text:span text:style-name="T24">As an alternative, </text:span>Writer2LaTeX <text:span text:style-name="T24">provides an</text:span> optional package <text:span text:style-name="Source_20_Text"><text:span text:style-name="T17">ooom</text:span></text:span><text:span text:style-name="Source_20_Text">ath.sty</text:span> which implements these constructions. This packages is only needed for documents containing formulas. <text:span text:style-name="T25">Setting the option </text:span><text:span text:style-name="Source_20_Text"><text:span text:style-name="T24">use_ooomath</text:span></text:span> <text:span text:style-name="T25">to true enables the use of this package (see section </text:span><text:span text:style-name="T25"><text:bookmark-ref text:reference-format="chapter" text:ref-name="__RefHeading__4571_1948605489">4.1</text:bookmark-ref></text:span><text:span text:style-name="T25">)</text:span></text:p>
      <text:p text:style-name="Text_20_body">It is sufficient to p<text:span text:style-name="T25">ut</text:span> <text:span text:style-name="Source_20_Text"><text:span text:style-name="T17">ooom</text:span></text:span><text:span text:style-name="Source_20_Text">ath.sty</text:span> in the same directory as the converted LaTeX document. It will however be more convenient if you install it in your TeX distribution. The proper place will usually be the “local texmf tree”, please see the documentation of your TeX distribution. Below are specific instructions for TeX <text:span text:style-name="T25">Live on Linux and </text:span>and MikTeX <text:span text:style-name="T25">on Windows</text:span>:</text:p>
      <text:h text:style-name="Heading_20_3" text:outline-level="3">Instructions for TeX Live (Linux)</text:h>
      <text:p text:style-name="Text_20_body">If you use teTeX or TeX Live on Linux you can install <text:span text:style-name="Source_20_Text">o</text:span><text:span text:style-name="Source_20_Text"><text:span text:style-name="T25">oomath</text:span></text:span><text:span text:style-name="Source_20_Text">.sty</text:span> as follows:</text:p>
      <text:p text:style-name="Text_20_body">Open a shell and type</text:p>
      <text:p text:style-name="Preformatted_20_Text">texconfig conf</text:p>
      <text:p text:style-name="Text_20_body">This will list the configuration details for TeX. Under the heading “Kpathsea” you will see a list of directories searched by TeX. You can put <text:span text:style-name="Source_20_Text"><text:span text:style-name="T25">ooo</text:span></text:span><text:span text:style-name="Source_20_Text">math.sty</text:span> in the subdirectory <text:span text:style-name="Source_20_Text">tex</text:span> of any of these directories. Usually the directory</text:p>
      <text:p text:style-name="Preformatted_20_Text">/home/&lt;user name&gt;/texmf/tex</text:p>
      <text:p text:style-name="Text_20_body">can be used <text:span text:style-name="T25">for the local texmf tree </text:span>(you can create it if it doesn't exist).</text:p>
      <text:p text:style-name="Text_20_body">Next you should type</text:p>
      <text:p text:style-name="Preformatted_20_Text">texconfig rehash</text:p>
      <text:p text:style-name="Text_20_body">to make TeX refresh it's filename database.</text:p>
      <text:h text:style-name="Heading_20_3" text:outline-level="3">Instructions for MikTeX (Windows)</text:h>
      <text:p text:style-name="P6">If you use MikTeX you can install <text:span text:style-name="Source_20_Text"><text:span text:style-name="T25">ooo</text:span></text:span><text:span text:style-name="Source_20_Text">math.sty</text:span> as follows:</text:p>
      <text:p text:style-name="P7"><text:span text:style-name="T27">First you should create a local texmf tree if it does note already exist. Start MikTeX settings (</text:span><text:span text:style-name="T9">All Programs – MikTeX – Maintenance – Settings</text:span><text:span text:style-name="T27">). Choose the </text:span><text:span text:style-name="T9">admin</text:span><text:span text:style-name="T27"> variants if you want to install for all users. If the list on the tab page </text:span><text:span text:style-name="T9">Roots</text:span><text:span text:style-name="T27"> is empty, create a suitable directory such as </text:span><text:span text:style-name="Source_20_Text"><text:span text:style-name="T28">C:\localtexmf</text:span></text:span><text:span text:style-name="T27">, click </text:span><text:span text:style-name="T9">Add</text:span><text:span text:style-name="T27"> and select this directory.</text:span></text:p>
      <text:p text:style-name="P7">Copy <text:span text:style-name="Source_20_Text"><text:span text:style-name="T25">ooo</text:span></text:span><text:span text:style-name="Source_20_Text">math.sty</text:span> to the <text:span text:style-name="Source_20_Text">tex</text:span> subdirectory in the local texmf tree. If the subdirectory <text:span text:style-name="Source_20_Text">tex</text:span> does not exist, you can create it.</text:p>
      <text:p text:style-name="Text_20_body">Next you should start “MikTeX Options”. On the tab page <text:span text:style-name="T6">General</text:span>, click the button <text:span text:style-name="T6">Refresh Now</text:span> to make MikTeX refresh it's filename database.</text:p>
      <text:h text:style-name="Heading_20_1" text:outline-level="1"><text:bookmark-start text:name="__RefHeading__4585_1948605489"/>Using Writer2LaTeX from another application<text:bookmark-end text:name="__RefHeading__4585_1948605489"/></text:h>
      <text:h text:style-name="Heading_20_2" text:outline-level="2"><text:bookmark-start text:name="__RefHeading__4587_1948605489"/>Using Writer2LaTeX from a Java application<text:bookmark-end text:name="__RefHeading__4587_1948605489"/></text:h>
      <text:p text:style-name="Text_20_body">Writer2LaTeX features a simple API to convert documents from another Java application. Please see the javadoc for <text:span text:style-name="Source_20_Text">writer2latex.jar</text:span> (the package <text:span text:style-name="Source_20_Text">writer2latex.api</text:span>) for details.</text:p>
      <text:p text:style-name="Text_20_body">The API offers a stream based as well as a file based interface for conversions.</text:p>
      <text:p text:style-name="Text_20_body">Here's a simple example showing how to convert a file to LaTeX using a custom configuration (excluding exception handling) using the file based methods of the API.</text:p>
      <text:p text:style-name="Preformatted_20_Text">import java.io.File;</text:p>
      <text:p text:style-name="Preformatted_20_Text">import writer2latex.api.*;</text:p>
      <text:p text:style-name="Preformatted_20_Text"/>
      <text:p text:style-name="Preformatted_20_Text">// Create a LaTeX converter</text:p>
      <text:p text:style-name="Preformatted_20_Text">Converter converter =</text:p>
      <text:p text:style-name="Preformatted_20_Text"><text:s text:c="4"/>ConverterFactory.createConverter("application/x-latex");</text:p>
      <text:p text:style-name="Preformatted_20_Text"/>
      <text:p text:style-name="Preformatted_20_Text">// Configure the converter</text:p>
      <text:p text:style-name="Preformatted_20_Text">Config config = converter.getConfig();</text:p>
      <text:p text:style-name="Preformatted_20_Text">config.read(new File("myconfig.xml"));</text:p>
      <text:p text:style-name="Preformatted_20_Text">config.setOption("inputencoding","latin1");</text:p>
      <text:p text:style-name="Preformatted_20_Text"/>
      <text:p text:style-name="Preformatted_20_Text">// Convert the document</text:p>
      <text:p text:style-name="Preformatted_20_Text">ConverterResult result =</text:p>
      <text:p text:style-name="Preformatted_20_Text"><text:s text:c="4"/>converter.convert(new File("mydocument.odt"),</text:p>
      <text:p text:style-name="Preformatted_20_Text"><text:s text:c="8"/>"mydocument.tex");</text:p>
      <text:p text:style-name="Preformatted_20_Text"/>
      <text:p text:style-name="Preformatted_20_Text">// Write the files</text:p>
      <text:p text:style-name="Preformatted_20_Text">result.write(new File("mydirectory"));</text:p>
      <text:p text:style-name="Text_20_body">Using the stream based methods the conversion may look like this (assuming the option <text:span text:style-name="Source_20_Text">save_images_in_subdir</text:span> is set to false):</text:p>
      <text:p text:style-name="Preformatted_20_Text">import java.io.FileInputStream;</text:p>
      <text:p text:style-name="Preformatted_20_Text">import java.io.FileOutputStream;</text:p>
      <text:p text:style-name="Preformatted_20_Text"/>
      <text:p text:style-name="Preformatted_20_Text">// Convert the document</text:p>
      <text:p text:style-name="Preformatted_20_Text">ConverterResult result =</text:p>
      <text:p text:style-name="Preformatted_20_Text"><text:s text:c="4"/>converter.convert(new FileInputStream("mydocument.odt"), <text:s text:c="2"/></text:p>
      <text:p text:style-name="Preformatted_20_Text"><text:s text:c="4"/>"mydocument.tex");</text:p>
      <text:p text:style-name="Preformatted_20_Text"/>
      <text:p text:style-name="Preformatted_20_Text">// Write the files</text:p>
      <text:p text:style-name="Preformatted_20_Text">Iterator&lt;OutputFile&gt; docs = result.iterator();</text:p>
      <text:p text:style-name="Preformatted_20_Text">while (docs.hasNext()) {</text:p>
      <text:p text:style-name="Preformatted_20_Text"><text:s text:c="4"/>OutputFile docOut = (OutputFile) docs.next();</text:p>
      <text:p text:style-name="Preformatted_20_Text"><text:s text:c="4"/>FileOutputStream fos = </text:p>
      <text:p text:style-name="Preformatted_20_Text"><text:s text:c="8"/>new FileOutputStream("mydirectory/"+docOut.getFileName());</text:p>
      <text:p text:style-name="Preformatted_20_Text"><text:soft-page-break/><text:s text:c="4"/>docOut.write(fos);</text:p>
      <text:p text:style-name="Preformatted_20_Text"><text:s text:c="4"/>fos.flush();</text:p>
      <text:p text:style-name="Preformatted_20_Text"><text:s text:c="4"/>fos.close();</text:p>
      <text:p text:style-name="Preformatted_20_Text">}</text:p>
      <text:h text:style-name="Heading_20_2" text:outline-level="2"><text:bookmark-start text:name="__RefHeading__4589_1948605489"/>Using Writer2LaTeX from a Basic macro<text:bookmark-end text:name="__RefHeading__4589_1948605489"/></text:h>
      <text:p text:style-name="Text_20_body">You can also access Writer2LaTeX through LO's api. Here's an example using a Basic macro, but the principle is the same for any other language with a UNO binding.</text:p>
      <text:p text:style-name="Text_20_body">Writer2LaTeX is used as any other filter in LO. Using the parameter <text:span text:style-name="Source_20_Text">FilterData</text:span>, you can provide specific options for Writer2LaTeX: You can give an URL for a configuration file to use and/or you can provide values for simple options (the order does not matter, the configuration file is always read first). In addition (HTML<text:span text:style-name="T46">5</text:span> export only), you can define a target template and an included style sheet.</text:p>
      <text:p text:style-name="Text_20_body">This example exports a document to LaTeX using a specific configuration, but overriding the value of the option <text:span text:style-name="Source_20_Text">use_colortbl</text:span>.</text:p>
      <text:p text:style-name="Preformatted_20_Text">Dim sUrl As String</text:p>
      <text:p text:style-name="Preformatted_20_Text">sUrl = &lt;url to document&gt;</text:p>
      <text:p text:style-name="Preformatted_20_Text"/>
      <text:p text:style-name="Preformatted_20_Text">Dim sConfigUrl As String</text:p>
      <text:p text:style-name="Preformatted_20_Text">sConfigUrl = &lt;url to config&gt;</text:p>
      <text:p text:style-name="Preformatted_20_Text"/>
      <text:p text:style-name="Preformatted_20_Text">Dim oFilterData(1) As New com.sun.star.beans.PropertyValue</text:p>
      <text:p text:style-name="Preformatted_20_Text">oFilterData(0).Name <text:s/>= "ConfigURL"</text:p>
      <text:p text:style-name="Preformatted_20_Text">oFilterData(0).Value = sConfigUrl</text:p>
      <text:p text:style-name="Preformatted_20_Text">oFilterData(1).Name <text:s/>= "use_colortbl"</text:p>
      <text:p text:style-name="Preformatted_20_Text">oFilterData(1).Value = "true"</text:p>
      <text:p text:style-name="Preformatted_20_Text"/>
      <text:p text:style-name="Preformatted_20_Text">Dim oProps(2) As New com.sun.star.beans.PropertyValue</text:p>
      <text:p text:style-name="Preformatted_20_Text">oProps(0).Name <text:s/>= "FilterName"</text:p>
      <text:p text:style-name="Preformatted_20_Text">oProps(0).Value = "org.openoffice.da.writer2latex"</text:p>
      <text:p text:style-name="Preformatted_20_Text">oProps(1).Name <text:s/>= "Overwrite"</text:p>
      <text:p text:style-name="Preformatted_20_Text">oProps(1).Value = true</text:p>
      <text:p text:style-name="Preformatted_20_Text">oProps(2).Name <text:s/>= "FilterData"</text:p>
      <text:p text:style-name="Preformatted_20_Text">oProps(2).Value = oFilterData</text:p>
      <text:p text:style-name="Preformatted_20_Text"/>
      <text:p text:style-name="Preformatted_20_Text">ThisComponent.StoreToURL(sUrl, oProps())</text:p>
      <text:p text:style-name="Text_20_body">The table lists the names of the filters provided by Writer2LaTeX:</text:p>
      <table:table table:name="Table1" table:style-name="Table1">
        <table:table-column table:style-name="Table1.A"/>
        <table:table-column table:style-name="Table1.B"/>
        <table:table-row>
          <table:table-cell table:style-name="Table1.A1" office:value-type="string">
            <text:p text:style-name="Table_20_Heading">Format</text:p>
          </table:table-cell>
          <table:table-cell table:style-name="Table1.B1" office:value-type="string">
            <text:p text:style-name="Table_20_Heading">FilterName</text:p>
          </table:table-cell>
        </table:table-row>
        <table:table-row>
          <table:table-cell table:style-name="Table1.A2" office:value-type="string">
            <text:p text:style-name="Table_20_Contents">LaTeX</text:p>
          </table:table-cell>
          <table:table-cell table:style-name="Table1.B2" office:value-type="string">
            <text:p text:style-name="Table_20_Contents"><text:span text:style-name="Source_20_Text">org.openoffice.da.writer2latex</text:span></text:p>
          </table:table-cell>
        </table:table-row>
        <table:table-row>
          <table:table-cell table:style-name="Table1.A2" office:value-type="string">
            <text:p text:style-name="Table_20_Contents">BibTeX</text:p>
          </table:table-cell>
          <table:table-cell table:style-name="Table1.B2" office:value-type="string">
            <text:p text:style-name="Table_20_Contents"><text:span text:style-name="Source_20_Text">org.openoffice.da.writer2bibtex</text:span></text:p>
          </table:table-cell>
        </table:table-row>
        <table:table-row>
          <table:table-cell table:style-name="Table1.A2" office:value-type="string">
            <text:p text:style-name="Table_20_Contents">HTML5</text:p>
          </table:table-cell>
          <table:table-cell table:style-name="Table1.B2" office:value-type="string">
            <text:p text:style-name="Table_20_Contents"><text:span text:style-name="Source_20_Text">org.openoffice.da.writer2xhtml5</text:span></text:p>
          </table:table-cell>
        </table:table-row>
      </table:table>
      <text:p text:style-name="Text_20_body">This table lists the special properties available for the filter data (all are optional):</text:p>
      <table:table table:name="Tabel23" table:style-name="Tabel23">
        <table:table-column table:style-name="Tabel23.A"/>
        <table:table-column table:style-name="Tabel23.B"/>
        <text:soft-page-break/>
        <table:table-row>
          <table:table-cell table:style-name="Tabel23.A1" office:value-type="string">
            <text:p text:style-name="Table_20_Heading">Property</text:p>
          </table:table-cell>
          <table:table-cell table:style-name="Tabel23.B1" office:value-type="string">
            <text:p text:style-name="Table_20_Heading">Purpose</text:p>
          </table:table-cell>
        </table:table-row>
        <table:table-row>
          <table:table-cell table:style-name="Tabel23.A2" office:value-type="string">
            <text:p text:style-name="Table_20_Contents"><text:span text:style-name="Source_20_Text">ConfigURL</text:span></text:p>
          </table:table-cell>
          <table:table-cell table:style-name="Tabel23.B2" office:value-type="string">
            <text:p text:style-name="Table_20_Contents">Sets the URL for the configuration to use</text:p>
          </table:table-cell>
        </table:table-row>
        <table:table-row>
          <table:table-cell table:style-name="Tabel23.A2" office:value-type="string">
            <text:p text:style-name="Table_20_Contents"><text:span text:style-name="Source_20_Text">TargetTemplateURL</text:span></text:p>
          </table:table-cell>
          <table:table-cell table:style-name="Tabel23.B2" office:value-type="string">
            <text:p text:style-name="Table_20_Contents">Sets the URL for an HTML<text:span text:style-name="T46">5</text:span> template to use (HTML<text:span text:style-name="T46">5</text:span> only)</text:p>
          </table:table-cell>
        </table:table-row>
      </table:table>
      <text:p text:style-name="Text_20_body">The URLs can contain variables such as <text:span text:style-name="Source_20_Text">$(user)</text:span> for the user installation of LO. Thus for example <text:span text:style-name="Source_20_Text">“$(user)/myconfig.xml”</text:span> can be used to point to a configuration within the user installation. See</text:p>
      <text:p text:style-name="P3"><text:a xlink:type="simple" xlink:href="http://api.libreoffice.org/docs/idl/ref/servicecom_1_1sun_1_1star_1_1util_1_1PathSubstitution.html" text:style-name="Internet_20_link" text:visited-style-name="Visited_20_Internet_20_Link">http://api.libreoffice.org/docs/idl/ref/servicecom_1_1sun_1_1star_1_1util_1_1PathSubstitution.html</text:a></text:p>
      <text:p text:style-name="Text_20_body">for a list of available variables.</text:p>
      <text:p text:style-name="Text_20_body">As a special feature, you can require one of Writer2LaTeX's standard configurations. To do this, the URL should start with an asterisk, for example <text:span text:style-name="Source_20_Text">“*ultraclean.xml”</text:span>.</text:p>
      <text:h text:style-name="Heading_20_2" text:outline-level="2"><text:bookmark-start text:name="__RefHeading__4593_1948605489"/>Converting from StarMath with a Basic macro<text:bookmark-end text:name="__RefHeading__4593_1948605489"/></text:h>
      <text:p text:style-name="Text_20_body">In addition to converting a complete document, you can also convert a single formula from StarMath to LaTeX. To do this, the uno service</text:p>
      <text:p text:style-name="P1"><text:span text:style-name="Source_20_Text">org.openoffice.da.writer2latex.W2LStarMathConverter</text:span></text:p>
      <text:p text:style-name="Text_20_body">is provided. This service supports two methods</text:p>
      <text:p text:style-name="Preformatted_20_Text">string convertFormula ( [in] string sStarMathFormula );</text:p>
      <text:p text:style-name="Preformatted_20_Text">string getPreamble ( );</text:p>
      <text:list xml:id="list416690493258610607" text:style-name="L15">
        <text:list-item>
          <text:p text:style-name="P57">The method <text:span text:style-name="Source_20_Text">convertFormula</text:span> converts a StarMath string to a LaTeX string</text:p>
        </text:list-item>
        <text:list-item>
          <text:p text:style-name="P57">The method <text:span text:style-name="Source_20_Text">getPreamble</text:span> returns a LaTeX preamble suitable for processing the converted formulas.</text:p>
        </text:list-item>
      </text:list>
      <text:p text:style-name="Text_20_body">This small example is a Basic macro that converts a few formulas and displays the result. Note that the last conversion triggers a definition of the LaTeX macro <text:span text:style-name="Source_20_Text">\defeq</text:span> in <text:span text:style-name="Source_20_Text">getPreamble()</text:span>.</text:p>
      <text:p text:style-name="Preformatted_20_Text">Dim smc As Object</text:p>
      <text:p text:style-name="Preformatted_20_Text">smc = CreateUnoService( _</text:p>
      <text:p text:style-name="Preformatted_20_Text"><text:s text:c="4"/>"org.openoffice.da.writer2latex.W2LStarMathConverter")</text:p>
      <text:p text:style-name="Preformatted_20_Text">MsgBox smc.convertFormula("1 over 2")</text:p>
      <text:p text:style-name="Preformatted_20_Text">MsgBox smc.convertFormula("int from 1 to infty f(x)dx")</text:p>
      <text:p text:style-name="Preformatted_20_Text">MsgBox smc.convertFormula("sqrt 3")</text:p>
      <text:p text:style-name="Preformatted_20_Text">MsgBox smc.convertFormula("f(x) def x^2-1")</text:p>
      <text:p text:style-name="Preformatted_20_Text">MsgBox smc.getPreamble()</text:p>
      <text:h text:style-name="Heading_20_1" text:outline-level="1"><text:bookmark-start text:name="__RefHeading__4595_1948605489"/>Troubleshooting<text:bookmark-end text:name="__RefHeading__4595_1948605489"/></text:h>
      <text:p text:style-name="P5"><text:span text:style-name="T26">Writer2LaTeX can convert quite large files. But if </text:span>you have a <text:span text:style-name="T26">very </text:span>large document, you could get the following error message : </text:p>
      <text:p text:style-name="Preformatted_20_Text">Exception in thread "main" java.lang.OutOfMemoryError: Java heap space</text:p>
      <text:p text:style-name="Text_20_body">In that case, you need to manually increase the memory available to the java virtual machine, for example using the following command to convert your document:</text:p>
      <text:p text:style-name="Preformatted_20_Text">java -Xmx<text:span text:style-name="T26">512</text:span>M -jar writer2latex.jar bigFile.sxw out.tex</text:p>
      <text:p text:style-name="Text_20_body">In the example, the heap size is set to <text:span text:style-name="T26">512</text:span> Megabyte of RAM. If you still get the “heap space” error, <text:s/>try setting the available memory <text:span text:style-name="T26">even higher</text:span> (assuming that your computer has enough physical RAM).</text:p>
      <text:p text:style-name="Text_20_body">If you are using Writer2LaTeX as an export filter in LO, this problem will result in a generic error message saying that that document could not be written. To increase the heap size in this case, choose <text:span text:style-name="T7">Tools – Options – </text:span><text:span text:style-name="T8">LibreOffice</text:span><text:span text:style-name="T7"> – </text:span><text:span text:style-name="T8">Advanced</text:span>. Click <text:span text:style-name="T7">Parameters</text:span>, and add the parameter <text:span text:style-name="Source_20_Text">-Xmx</text:span><text:span text:style-name="Source_20_Text"><text:span text:style-name="T26">512</text:span></text:span><text:span text:style-name="Source_20_Text">M</text:span> (or high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1" svg:font-family="StarSymbol" style:font-charset="x-symbol"/>
    <style:font-face style:name="StarSymbol" svg:font-family="StarSymbol"/>
    <style:font-face style:name="arial" svg:font-family="arial, sans-serif"/>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Bitstream Vera Serif" svg:font-family="'Bitstream Vera Serif'" style:font-adornments="Roman"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Bitstream Vera Sans1" svg:font-family="'Bitstream Vera Sans'" style:font-adornments="Fed" style:font-family-generic="swiss" style:font-pitch="variable"/>
    <style:font-face style:name="Bitstream Vera Sans" svg:font-family="'Bitstream Vera Sans'" style:font-adornments="Roman"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Thorndale" fo:font-size="12pt" fo:language="en" fo:country="US" style:font-name-asian="HG Mincho Light J" style:font-size-asian="12pt" style:language-asian="da" style:country-asian="DK" style:font-name-complex="Arial Unicode MS" style:font-size-complex="12pt" style:language-complex="da" style:country-complex="DK"/>
    </style:default-style>
    <style:default-style style:family="paragraph">
      <style:paragraph-properties fo:hyphenation-ladder-count="no-limit" style:text-autospace="ideograph-alpha" style:punctuation-wrap="hanging" style:line-break="strict" style:tab-stop-distance="2.21cm" style:writing-mode="page"/>
      <style:text-properties fo:color="#000000" style:font-name="Thorndale" fo:font-size="12pt" fo:language="en" fo:country="US" style:font-name-asian="HG Mincho Light J" style:font-size-asian="12pt" style:language-asian="da" style:country-asian="DK" style:font-name-complex="Arial Unicode MS" style:font-size-complex="12pt" style:language-complex="da" style:country-complex="DK"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style:font-name="Bitstream Vera Serif" fo:font-family="'Bitstream Vera Serif'" style:font-style-name="Roman" style:font-family-generic="roman" style:font-pitch="variable" fo:font-weight="normal"/>
    </style:style>
    <style:style style:name="Text_20_body" style:display-name="Text body" style:family="paragraph" style:parent-style-name="Standard" style:class="text">
      <style:paragraph-properties fo:margin-top="0.101cm" fo:margin-bottom="0.21cm" loext:contextual-spacing="false" fo:line-height="120%" fo:text-align="justify" style:justify-single-word="false" fo:hyphenation-ladder-count="no-limit"/>
      <style:text-properties fo:font-size="11pt"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Bitstream Vera Sans" fo:font-family="'Bitstream Vera Sans'" style:font-style-name="Roman" style:font-family-generic="swiss"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paragraph-properties fo:break-before="page"/>
      <style:text-properties style:font-name="Bitstream Vera Sans1" fo:font-family="'Bitstream Vera Sans'" style:font-style-name="Fed" style:font-family-generic="swiss"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weight="bold" style:font-name-complex="arial" style:font-family-complex="arial, sans-serif" style:font-size-complex="16pt"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style:page-number="auto"/>
      <style:text-properties fo:font-size="12pt"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11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loext:graphic-properties draw:fill="solid" draw:fill-color="#e6e6e6" draw:opacity="100%"/>
      <style:paragraph-properties fo:margin-left="1cm" fo:margin-right="0cm" fo:margin-top="0cm" fo:margin-bottom="0.101cm" loext:contextual-spacing="false" fo:text-indent="0cm" style:auto-text-indent="false" fo:background-color="#e6e6e6"/>
      <style:text-properties style:font-name="Courier New" fo:font-family="'Courier New'" style:font-style-name="Normal" style:font-family-generic="modern" style:font-pitch="fixed" fo:font-size="11pt" fo:font-weight="normal"/>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Text_20_body_20_left_20_justified" style:display-name="Text body left justified" style:family="paragraph" style:parent-style-name="Text_20_body" style:master-page-name="">
      <style:paragraph-properties fo:text-align="start" style:justify-single-word="false" fo:hyphenation-ladder-count="no-limit" style:page-number="auto"/>
      <style:text-properties fo:hyphenate="false" fo:hyphenation-remain-char-count="2" fo:hyphenation-push-char-count="2"/>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1" fo:font-family="StarSymbol" style:font-charset="x-symbol" fo:font-size="9pt" style:font-name-asian="StarSymbol1" style:font-family-asian="StarSymbol" style:font-charset-asian="x-symbol" style:font-size-asian="9pt" style:font-name-complex="StarSymbol1"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 fo:font-family="'Courier New'" style:font-style-name="Normal" style:font-family-generic="modern" style:font-pitch="fixed" fo:font-size="11pt" fo:font-weight="normal" style:font-name-asian="Cumberland" style:font-family-asian="Cumberland" style:font-family-generic-asian="modern" style:font-pitch-asian="fixed" style:font-name-complex="Cumberland" style:font-family-complex="Cumberland" style:font-family-generic-complex="modern" style:font-pitch-complex="fixed"/>
    </style:style>
    <style:style style:name="User_20_Entry" style:display-name="User Entry" style:family="text">
      <style:text-properties fo:color="#ff0000" style:font-name="Cumberland" fo:font-family="Cumberland" style:font-family-generic="modern" style:font-pitch="fixed" fo:font-weight="normal"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fo:color="#ff0000"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source-footnote" style:family="text" style:parent-style-name="Source_20_Text">
      <style:text-properties fo:font-size="10p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order="none" fo:padding="0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style:header-style>
      <style:footer-style/>
    </style:page-layout>
    <style:page-layout style:name="Mpm2">
      <style:page-layout-properties fo:page-width="21.001cm" fo:page-height="29.7cm" style:num-format="1" style:print-orientation="landscape" fo:margin-top="9.999cm" fo:margin-bottom="2cm" fo:margin-left="2cm" fo:margin-right="2cm" fo:background-color="transparent" style:writing-mode="lr-tb"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landscape"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text:chapter text:display="number-and-name" text:outline-level="1">2 Using the extensions</text:chapter><text:tab/><text:tab/>Page <text:page-number text:select-page="current">9</text:page-number></text:p>
      </style:header>
      <style:header-left>
        <text:p text:style-name="Header">Page <text:page-number text:select-page="current">38</text:page-number><text:tab/><text:tab/>User's manual for Writer2LaTeX</text:p>
      </style:header-left>
    </style:master-page>
    <style:master-page style:name="First_20_Page" style:display-name="First Page" style:page-layout-name="Mpm2" style:next-style-name="Standard"/>
    <style:master-page style:name="Footnote"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initial-creator>Henrik Just</meta:initial-creator>
    <meta:creation-date>2003-07-03T08:45:42</meta:creation-date>
    <dc:date>2018-04-04T19:01:28.722114503</dc:date>
    <meta:print-date>2004-06-29T10:09:33</meta:print-date>
    <dc:language>en-US</dc:language>
    <meta:editing-cycles>394</meta:editing-cycles>
    <meta:editing-duration>P1DT19H31M46S</meta:editing-duration>
    <meta:document-statistic meta:table-count="22" meta:image-count="1" meta:object-count="0" meta:page-count="39" meta:paragraph-count="921" meta:word-count="10613" meta:character-count="70353" meta:non-whitespace-character-count="59932"/>
    <meta:user-defined meta:name="Info 1"/>
    <meta:user-defined meta:name="Info 2"/>
    <meta:user-defined meta:name="Info 3"/>
    <meta:user-defined meta:name="Info 4"/>
  </office:meta>
</office:document-meta>
</file>